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492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0.4043in"/>
    </style:style>
    <style:style style:name="co6" style:family="table-column">
      <style:table-column-properties fo:break-before="auto" style:column-width="0.6882in"/>
    </style:style>
    <style:style style:name="co7" style:family="table-column">
      <style:table-column-properties fo:break-before="auto" style:column-width="1.398in"/>
    </style:style>
    <style:style style:name="co8" style:family="table-column">
      <style:table-column-properties fo:break-before="auto" style:column-width="1.3673in"/>
    </style:style>
    <style:style style:name="co9" style:family="table-column">
      <style:table-column-properties fo:break-before="auto" style:column-width="1.411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1.3543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1.146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8846in"/>
    </style:style>
    <style:style style:name="co16" style:family="table-column">
      <style:table-column-properties fo:break-before="auto" style:column-width="1.0701in"/>
    </style:style>
    <style:style style:name="co17" style:family="table-column">
      <style:table-column-properties fo:break-before="auto" style:column-width="1.3in"/>
    </style:style>
    <style:style style:name="co18" style:family="table-column">
      <style:table-column-properties fo:break-before="auto" style:column-width="3.7799in"/>
    </style:style>
    <style:style style:name="co19" style:family="table-column">
      <style:table-column-properties fo:break-before="auto" style:column-width="4.4354in"/>
    </style:style>
    <style:style style:name="co20" style:family="table-column">
      <style:table-column-properties fo:break-before="auto" style:column-width="1.80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">
      <style:table-cell-properties fo:background-color="#111111"/>
      <style:text-properties style:use-window-font-color="true" fo:font-weight="bold" style:font-weight-asian="bold" style:font-weight-complex="bold"/>
    </style:style>
    <style:style style:name="ce2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3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111111"/>
      <style:text-properties style:use-window-font-color="true" style:font-name="Droid Sans Mono" fo:font-weight="bold" style:font-weight-asian="bold" style:font-weight-complex="bold"/>
    </style:style>
    <style:style style:name="ce5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cfe7f5"/>
      <style:text-properties fo:color="#ff6600" style:font-name="Droid Sans Mono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13" style:family="table-cell" style:parent-style-name="Default" style:data-style-name="N1">
      <style:text-properties fo:color="#7e0021" fo:font-weight="bold" style:font-weight-asian="bold" style:font-weight-complex="bold"/>
    </style:style>
    <style:style style:name="ce14" style:family="table-cell" style:parent-style-name="Default" style:data-style-name="N1"/>
    <style:style style:name="ce15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">
      <style:text-properties fo:color="#0000ff" fo:font-weight="bold" style:font-weight-asian="bold" style:font-weight-complex="bold"/>
    </style:style>
    <style:style style:name="ce17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18" style:family="table-cell" style:parent-style-name="Default" style:data-style-name="N1">
      <style:text-properties fo:color="#cc3300"/>
    </style:style>
    <style:style style:name="ce19" style:family="table-cell" style:parent-style-name="Default" style:data-style-name="N1">
      <style:text-properties fo:color="#ff3333"/>
    </style:style>
    <style:style style:name="ce20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1" style:family="table-cell" style:parent-style-name="Default" style:data-style-name="N1">
      <style:table-cell-properties fo:background-color="#ff3333"/>
      <style:text-properties style:font-name="Droid Sans Mono" fo:font-weight="bold" style:font-weight-asian="bold" style:font-weight-complex="bold"/>
    </style:style>
    <style:style style:name="ce22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23" style:family="table-cell" style:parent-style-name="Default">
      <style:table-cell-properties fo:background-color="#000000"/>
      <style:text-properties style:use-window-font-color="true" style:font-name="DejaVu Sans Mono" fo:font-weight="bold" style:font-weight-asian="bold" style:font-weight-complex="bold"/>
    </style:style>
    <style:style style:name="ce24" style:family="table-cell" style:parent-style-name="Default">
      <style:table-cell-properties fo:background-color="#000000"/>
      <style:text-properties style:use-window-font-color="true"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8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style:font-name="DejaVu Sans Mono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32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36" style:family="table-cell" style:parent-style-name="Default">
      <style:table-cell-properties fo:background-color="#000000"/>
      <style:text-properties style:use-window-font-color="true"/>
    </style:style>
    <style:style style:name="ce37" style:family="table-cell" style:parent-style-name="Default">
      <style:table-cell-properties fo:background-color="transparent"/>
      <style:text-properties style:use-window-font-color="true"/>
    </style:style>
    <style:style style:name="ce38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39" style:family="table-cell" style:parent-style-name="Default">
      <style:text-properties style:font-name="DejaVu Sans Mono" fo:font-weight="bold" style:font-weight-asian="bold" style:font-weight-complex="bold"/>
    </style:style>
    <style:style style:name="ce40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4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ddddd"/>
    </style:style>
    <style:style style:name="ce43" style:family="table-cell" style:parent-style-name="Default">
      <style:table-cell-properties fo:background-color="#cccccc"/>
    </style:style>
    <style:style style:name="ce44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50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51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52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53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54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55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56" style:family="table-cell" style:parent-style-name="Default">
      <style:table-cell-properties fo:background-color="#1c1c1c"/>
      <style:text-properties fo:color="#ffff00"/>
    </style:style>
    <style:style style:name="ce57" style:family="table-cell" style:parent-style-name="Default">
      <style:table-cell-properties fo:background-color="#666666"/>
      <style:text-properties fo:color="#ffff00"/>
    </style:style>
    <style:style style:name="ce58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  <style:style style:name="ce59" style:family="table-cell" style:parent-style-name="Default">
      <style:table-cell-properties fo:background-color="#333333"/>
      <style:text-properties fo:color="#ff99ff" style:font-name="DejaVu Sans Mono" fo:font-weight="bold" style:font-weight-asian="bold" style:font-weight-complex="bold"/>
    </style:style>
    <style:style style:name="ce60" style:family="table-cell" style:parent-style-name="Default">
      <style:table-cell-properties fo:background-color="#ff3333"/>
      <style:text-properties style:font-name="DejaVu Sans Mono" fo:font-weight="bold" style:font-weight-asian="bold" style:font-weight-complex="bold"/>
    </style:style>
  </office:automatic-styles>
  <office:body>
    <office:spreadsheet>
      <table:table table:name="verb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3" table:default-cell-style-name="ce8"/>
        <table:table-column table:style-name="co3" table:default-cell-style-name="ce11"/>
        <table:table-column table:style-name="co3" table:default-cell-style-name="ce13"/>
        <table:table-column table:style-name="co3" table:default-cell-style-name="ce14"/>
        <table:table-column table:style-name="co3" table:default-cell-style-name="ce16"/>
        <table:table-column table:style-name="co3" table:default-cell-style-name="ce17"/>
        <table:table-column table:style-name="co3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pyu</text:p>
          </table:table-cell>
          <table:table-cell office:value-type="string">
            <text:p>appear</text:p>
          </table:table-cell>
          <table:table-cell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erscheinen</text:p>
          </table:table-cell>
          <table:table-cell office:value-type="string">
            <text:p>apărea</text:p>
          </table:table-cell>
          <table:table-cell office:value-type="string">
            <text:p>videtu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rbu</text:p>
          </table:table-cell>
          <table:table-cell table:style-name="ce9" office:value-type="string">
            <text:p>work</text:p>
          </table:table-cell>
          <table:table-cell table:style-name="ce12"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zu arbeiten</text:p>
          </table:table-cell>
          <table:table-cell office:value-type="string">
            <text:p>a lucra</text:p>
          </table:table-cell>
          <table:table-cell office:value-type="string">
            <text:p>opus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sku</text:p>
          </table:table-cell>
          <table:table-cell office:value-type="string">
            <text:p>ask for</text:p>
          </table:table-cell>
          <table:table-cell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fragen</text:p>
          </table:table-cell>
          <table:table-cell office:value-type="string">
            <text:p>cere</text:p>
          </table:table-cell>
          <table:table-cell office:value-type="string">
            <text:p>quaerere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auzu</text:p>
          </table:table-cell>
          <table:table-cell office:value-type="string">
            <text:p>listen</text:p>
          </table:table-cell>
          <table:table-cell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hör zu</text:p>
          </table:table-cell>
          <table:table-cell office:value-type="string">
            <text:p>auzi</text:p>
          </table:table-cell>
          <table:table-cell office:value-type="string">
            <text:p>audite: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xtu</text:p>
          </table:table-cell>
          <table:table-cell table:style-name="ce9" office:value-type="string">
            <text:p>buy</text:p>
          </table:table-cell>
          <table:table-cell table:style-name="ce12"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Kaufen</text:p>
          </table:table-cell>
          <table:table-cell office:value-type="string">
            <text:p>a cumpara</text:p>
          </table:table-cell>
          <table:table-cell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ydu</text:p>
          </table:table-cell>
          <table:table-cell office:value-type="string">
            <text:p>help</text:p>
          </table:table-cell>
          <table:table-cell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zu helfen</text:p>
          </table:table-cell>
          <table:table-cell office:value-type="string">
            <text:p>pentru a ajuta</text:p>
          </table:table-cell>
          <table:table-cell office:value-type="string">
            <text:p>auxilium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yvu</text:p>
          </table:table-cell>
          <table:table-cell office:value-type="string">
            <text:p>arrive</text:p>
          </table:table-cell>
          <table:table-cell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ankommen</text:p>
          </table:table-cell>
          <table:table-cell office:value-type="string">
            <text:p>obține</text:p>
          </table:table-cell>
          <table:table-cell office:value-type="string">
            <text:p>u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ebu</text:p>
          </table:table-cell>
          <table:table-cell table:style-name="ce9" office:value-type="string">
            <text:p>drink</text:p>
          </table:table-cell>
          <table:table-cell table:style-name="ce12"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trinken</text:p>
          </table:table-cell>
          <table:table-cell office:value-type="string">
            <text:p>băutură</text:p>
          </table:table-cell>
          <table:table-cell office:value-type="string">
            <text:p>bib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bosu</text:p>
          </table:table-cell>
          <table:table-cell office:value-type="string">
            <text:p>look for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suchen Sie nach</text:p>
          </table:table-cell>
          <table:table-cell office:value-type="string">
            <text:p>cauta</text:p>
          </table:table-cell>
          <table:table-cell office:value-type="string">
            <text:p>quaere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bycu</text:p>
          </table:table-cell>
          <table:table-cell table:style-name="ce9" office:value-type="string">
            <text:p>possess</text:p>
          </table:table-cell>
          <table:table-cell table:style-name="ce12" office:value-type="string">
            <text:p>poseer</text:p>
          </table:table-cell>
          <table:table-cell office:value-type="string">
            <text:p>possède</text:p>
          </table:table-cell>
          <table:table-cell office:value-type="string">
            <text:p>possedere</text:p>
          </table:table-cell>
          <table:table-cell office:value-type="string">
            <text:p>besitzen</text:p>
          </table:table-cell>
          <table:table-cell office:value-type="string">
            <text:p>posedă</text:p>
          </table:table-cell>
          <table:table-cell office:value-type="string">
            <text:p>possidebit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byzu</text:p>
          </table:table-cell>
          <table:table-cell office:value-type="string">
            <text:p>need</text:p>
          </table:table-cell>
          <table:table-cell office:value-type="string">
            <text:p>neces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brauchen</text:p>
          </table:table-cell>
          <table:table-cell office:value-type="string">
            <text:p>nevoie</text:p>
          </table:table-cell>
          <table:table-cell office:value-type="string">
            <text:p>opus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tu</text:p>
          </table:table-cell>
          <table:table-cell office:value-type="string">
            <text:p>accept</text:p>
          </table:table-cell>
          <table:table-cell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kzeptieren</text:p>
          </table:table-cell>
          <table:table-cell office:value-type="string">
            <text:p>accepta</text:p>
          </table:table-cell>
          <table:table-cell office:value-type="string">
            <text:p>accipit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cevu</text:p>
          </table:table-cell>
          <table:table-cell office:value-type="string">
            <text:p>receive</text:p>
          </table:table-cell>
          <table:table-cell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erhalten</text:p>
          </table:table-cell>
          <table:table-cell office:value-type="string">
            <text:p>primi</text:p>
          </table:table-cell>
          <table:table-cell office:value-type="string">
            <text:p>accipere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reu</text:p>
          </table:table-cell>
          <table:table-cell office:value-type="string">
            <text:p>create</text:p>
          </table:table-cell>
          <table:table-cell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schaffen</text:p>
          </table:table-cell>
          <table:table-cell office:value-type="string">
            <text:p>crea</text:p>
          </table:table-cell>
          <table:table-cell office:value-type="string">
            <text:p>part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ybu</text:p>
          </table:table-cell>
          <table:table-cell table:style-name="ce9" office:value-type="string">
            <text:p>write</text:p>
          </table:table-cell>
          <table:table-cell table:style-name="ce12"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hreiben</text:p>
          </table:table-cell>
          <table:table-cell office:value-type="string">
            <text:p>scrie</text:p>
          </table:table-cell>
          <table:table-cell office:value-type="string">
            <text:p>scribo</text:p>
          </table:table-cell>
        </table:table-row>
        <table:table-row table:style-name="ro2">
          <table:table-cell office:value-type="string">
            <text:p>ebglish</text:p>
          </table:table-cell>
          <table:table-cell office:value-type="float" office:value="4">
            <text:p>4</text:p>
          </table:table-cell>
          <table:table-cell office:value-type="string">
            <text:p>cytu</text:p>
          </table:table-cell>
          <table:table-cell office:value-type="string">
            <text:p>maintain</text:p>
          </table:table-cell>
          <table:table-cell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weiter so</text:p>
          </table:table-cell>
          <table:table-cell office:value-type="string">
            <text:p>ține pasul</text:p>
          </table:table-cell>
          <table:table-cell office:value-type="string">
            <text:p>custodi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dake</text:p>
          </table:table-cell>
          <table:table-cell table:style-name="ce9" office:value-type="string">
            <text:p>thanks</text:p>
          </table:table-cell>
          <table:table-cell table:style-name="ce12"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danken</text:p>
          </table:table-cell>
          <table:table-cell office:value-type="string">
            <text:p>mulțumire</text:p>
          </table:table-cell>
          <table:table-cell office:value-type="string">
            <text:p>gratias ag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aru</text:p>
          </table:table-cell>
          <table:table-cell table:style-name="ce9" office:value-type="string">
            <text:p>gave</text:p>
          </table:table-cell>
          <table:table-cell table:style-name="ce12"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gab</text:p>
          </table:table-cell>
          <table:table-cell office:value-type="string">
            <text:p>a dat</text:p>
          </table:table-cell>
          <table:table-cell office:value-type="string">
            <text:p>dedit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daru</text:p>
          </table:table-cell>
          <table:table-cell office:value-type="string">
            <text:p>give</text:p>
          </table:table-cell>
          <table:table-cell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geben</text:p>
          </table:table-cell>
          <table:table-cell office:value-type="string">
            <text:p>dar, dă</text:p>
          </table:table-cell>
          <table:table-cell office:value-type="string">
            <text:p>dabo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debu</text:p>
          </table:table-cell>
          <table:table-cell office:value-type="string">
            <text:p>owe</text:p>
          </table:table-cell>
          <table:table-cell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schulden</text:p>
          </table:table-cell>
          <table:table-cell office:value-type="string">
            <text:p>a datora</text:p>
          </table:table-cell>
          <table:table-cell office:value-type="string">
            <text:p>officium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ehu</text:p>
          </table:table-cell>
          <table:table-cell office:value-type="string">
            <text:p>leave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geh</text:p>
          </table:table-cell>
          <table:table-cell office:value-type="string">
            <text:p>părăsi</text:p>
          </table:table-cell>
          <table:table-cell office:value-type="string">
            <text:p>relinqu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esu</text:p>
          </table:table-cell>
          <table:table-cell table:style-name="ce9" office:value-type="string">
            <text:p>draw</text:p>
          </table:table-cell>
          <table:table-cell table:style-name="ce12"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zeichnen</text:p>
          </table:table-cell>
          <table:table-cell office:value-type="string">
            <text:p>a desena</text:p>
          </table:table-cell>
          <table:table-cell office:value-type="string">
            <text:p>trahe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omu</text:p>
          </table:table-cell>
          <table:table-cell table:style-name="ce9" office:value-type="string">
            <text:p>sleep</text:p>
          </table:table-cell>
          <table:table-cell table:style-name="ce12" office:value-type="string">
            <text:p>dormir</text:p>
          </table:table-cell>
          <table:table-cell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chlafen</text:p>
          </table:table-cell>
          <table:table-cell office:value-type="string">
            <text:p>dormi</text:p>
          </table:table-cell>
          <table:table-cell office:value-type="string">
            <text:p>somnum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doru</text:p>
          </table:table-cell>
          <table:table-cell table:style-name="ce9" office:value-type="string">
            <text:p>wish</text:p>
          </table:table-cell>
          <table:table-cell table:style-name="ce12"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Wunsch</text:p>
          </table:table-cell>
          <table:table-cell office:value-type="string">
            <text:p>dori</text:p>
          </table:table-cell>
          <table:table-cell office:value-type="string">
            <text:p>volo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dovu</text:p>
          </table:table-cell>
          <table:table-cell table:style-name="ce9" office:value-type="string">
            <text:p>must</text:p>
          </table:table-cell>
          <table:table-cell table:style-name="ce12"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Muss</text:p>
          </table:table-cell>
          <table:table-cell office:value-type="string">
            <text:p>trebuie sa</text:p>
          </table:table-cell>
          <table:table-cell office:value-type="string">
            <text:p>oportet,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ybu</text:p>
          </table:table-cell>
          <table:table-cell table:style-name="ce9" office:value-type="string">
            <text:p>start</text:p>
          </table:table-cell>
          <table:table-cell table:style-name="ce12"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Anfang</text:p>
          </table:table-cell>
          <table:table-cell office:value-type="string">
            <text:p>start</text:p>
          </table:table-cell>
          <table:table-cell office:value-type="string">
            <text:p>initi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yku</text:p>
          </table:table-cell>
          <table:table-cell table:style-name="ce9" office:value-type="string">
            <text:p>tell, say</text:p>
          </table:table-cell>
          <table:table-cell table:style-name="ce12"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sagen</text:p>
          </table:table-cell>
          <table:table-cell office:value-type="string">
            <text:p>spune</text:p>
          </table:table-cell>
          <table:table-cell office:value-type="string">
            <text:p>dic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entu</text:p>
          </table:table-cell>
          <table:table-cell office:value-type="string">
            <text:p>enter</text:p>
          </table:table-cell>
          <table:table-cell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eintreten</text:p>
          </table:table-cell>
          <table:table-cell office:value-type="string">
            <text:p>introduce</text:p>
          </table:table-cell>
          <table:table-cell office:value-type="string">
            <text:p>intrabit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stu</text:p>
          </table:table-cell>
          <table:table-cell table:style-name="ce9" office:value-type="string">
            <text:p>be</text:p>
          </table:table-cell>
          <table:table-cell table:style-name="ce12"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Sein</text:p>
          </table:table-cell>
          <table:table-cell office:value-type="string">
            <text:p>fi</text:p>
          </table:table-cell>
          <table:table-cell office:value-type="string">
            <text:p>esse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stu</text:p>
          </table:table-cell>
          <table:table-cell office:value-type="string">
            <text:p>exist</text:p>
          </table:table-cell>
          <table:table-cell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xistieren</text:p>
          </table:table-cell>
          <table:table-cell office:value-type="string">
            <text:p>exista</text:p>
          </table:table-cell>
          <table:table-cell office:value-type="string">
            <text:p>est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aru</text:p>
          </table:table-cell>
          <table:table-cell table:style-name="ce9" office:value-type="string">
            <text:p>do</text:p>
          </table:table-cell>
          <table:table-cell table:style-name="ce12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machen</text:p>
          </table:table-cell>
          <table:table-cell office:value-type="string">
            <text:p>face</text:p>
          </table:table-cell>
          <table:table-cell office:value-type="string">
            <text:p>facit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heqo</text:p>
          </table:table-cell>
          <table:table-cell table:style-name="ce9" office:value-type="string">
            <text:p>made</text:p>
          </table:table-cell>
          <table:table-cell table:style-name="ce12"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gemacht</text:p>
          </table:table-cell>
          <table:table-cell office:value-type="string">
            <text:p>făcut</text:p>
          </table:table-cell>
          <table:table-cell office:value-type="string">
            <text:p>factum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fogu</text:p>
          </table:table-cell>
          <table:table-cell office:value-type="string">
            <text:p>follow</text:p>
          </table:table-cell>
          <table:table-cell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folge</text:p>
          </table:table-cell>
          <table:table-cell office:value-type="string">
            <text:p>urmări</text:p>
          </table:table-cell>
          <table:table-cell office:value-type="string">
            <text:p>sequitur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fomu</text:p>
          </table:table-cell>
          <table:table-cell office:value-type="string">
            <text:p>form/make</text:p>
          </table:table-cell>
          <table:table-cell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bilden</text:p>
          </table:table-cell>
          <table:table-cell office:value-type="string">
            <text:p>formă</text:p>
          </table:table-cell>
          <table:table-cell office:value-type="string">
            <text:p>forma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table:style-name="ce6" office:value-type="string">
            <text:p>fyxu</text:p>
          </table:table-cell>
          <table:table-cell office:value-type="string">
            <text:p>finish</text:p>
          </table:table-cell>
          <table:table-cell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ertig</text:p>
          </table:table-cell>
          <table:table-cell office:value-type="string">
            <text:p>capăt, sfârsit</text:p>
          </table:table-cell>
          <table:table-cell office:value-type="string">
            <text:p>finis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anu</text:p>
          </table:table-cell>
          <table:table-cell office:value-type="string">
            <text:p>earn/win</text:p>
          </table:table-cell>
          <table:table-cell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gewinnen</text:p>
          </table:table-cell>
          <table:table-cell office:value-type="string">
            <text:p>victorie</text:p>
          </table:table-cell>
          <table:table-cell office:value-type="string">
            <text:p>wi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goxu</text:p>
          </table:table-cell>
          <table:table-cell table:style-name="ce9" office:value-type="string">
            <text:p>grow</text:p>
          </table:table-cell>
          <table:table-cell table:style-name="ce12" office:value-type="string">
            <text:p>crecer</text:p>
          </table:table-cell>
          <table:table-cell office:value-type="string">
            <text:p>grandir</text:p>
          </table:table-cell>
          <table:table-cell office:value-type="string">
            <text:p>crescere</text:p>
          </table:table-cell>
          <table:table-cell office:value-type="string">
            <text:p>wachsen</text:p>
          </table:table-cell>
          <table:table-cell office:value-type="string">
            <text:p>crește</text:p>
          </table:table-cell>
          <table:table-cell office:value-type="string">
            <text:p>crescere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ha</text:p>
          </table:table-cell>
          <table:table-cell table:style-name="ce10" office:value-type="string">
            <text:p>has</text:p>
          </table:table-cell>
          <table:table-cell table:style-name="ce12"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es hat</text:p>
          </table:table-cell>
          <table:table-cell office:value-type="string">
            <text:p>are</text:p>
          </table:table-cell>
          <table:table-cell office:value-type="string">
            <text:p>habet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habu</text:p>
          </table:table-cell>
          <table:table-cell office:value-type="string">
            <text:p>speak</text:p>
          </table:table-cell>
          <table:table-cell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reden</text:p>
          </table:table-cell>
          <table:table-cell office:value-type="string">
            <text:p>vorbi</text:p>
          </table:table-cell>
          <table:table-cell office:value-type="string">
            <text:p>dicer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aky</text:p>
          </table:table-cell>
          <table:table-cell table:style-name="ce9" office:value-type="string">
            <text:p>make</text:p>
          </table:table-cell>
          <table:table-cell table:style-name="ce12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machen</text:p>
          </table:table-cell>
          <table:table-cell office:value-type="string">
            <text:p>face</text:p>
          </table:table-cell>
          <table:table-cell office:value-type="string">
            <text:p>fac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aru</text:p>
          </table:table-cell>
          <table:table-cell office:value-type="string">
            <text:p>have</text:p>
          </table:table-cell>
          <table:table-cell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n</text:p>
          </table:table-cell>
          <table:table-cell office:value-type="string">
            <text:p>avea</text:p>
          </table:table-cell>
          <table:table-cell office:value-type="string">
            <text:p>haber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ku</text:p>
          </table:table-cell>
          <table:table-cell office:value-type="string">
            <text:p>play</text:p>
          </table:table-cell>
          <table:table-cell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spielen</text:p>
          </table:table-cell>
          <table:table-cell office:value-type="string">
            <text:p>joacă</text:p>
          </table:table-cell>
          <table:table-cell office:value-type="string">
            <text:p>luder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jupo</text:p>
          </table:table-cell>
          <table:table-cell table:style-name="ce9" office:value-type="string">
            <text:p>jump</text:p>
          </table:table-cell>
          <table:table-cell table:style-name="ce12"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pringen</text:p>
          </table:table-cell>
          <table:table-cell office:value-type="string">
            <text:p>a sări</text:p>
          </table:table-cell>
          <table:table-cell office:value-type="string">
            <text:p>salir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kagu</text:p>
          </table:table-cell>
          <table:table-cell office:value-type="string">
            <text:p>change</text:p>
          </table:table-cell>
          <table:table-cell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ändern</text:p>
          </table:table-cell>
          <table:table-cell office:value-type="string">
            <text:p>schimbare</text:p>
          </table:table-cell>
          <table:table-cell office:value-type="string">
            <text:p>mutatio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tanu</text:p>
          </table:table-cell>
          <table:table-cell office:value-type="string">
            <text:p>understand</text:p>
          </table:table-cell>
          <table:table-cell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verstehen</text:p>
          </table:table-cell>
          <table:table-cell office:value-type="string">
            <text:p>înțelege</text:p>
          </table:table-cell>
          <table:table-cell office:value-type="string">
            <text:p>intellegit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kreu</text:p>
          </table:table-cell>
          <table:table-cell office:value-type="string">
            <text:p>believe</text:p>
          </table:table-cell>
          <table:table-cell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glauben</text:p>
          </table:table-cell>
          <table:table-cell office:value-type="string">
            <text:p>crede</text:p>
          </table:table-cell>
          <table:table-cell office:value-type="string">
            <text:p>Cred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keru</text:p>
          </table:table-cell>
          <table:table-cell table:style-name="ce9" office:value-type="string">
            <text:p>want</text:p>
          </table:table-cell>
          <table:table-cell table:style-name="ce12"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wollen</text:p>
          </table:table-cell>
          <table:table-cell office:value-type="string">
            <text:p>vrea</text:p>
          </table:table-cell>
          <table:table-cell office:value-type="string">
            <text:p>cupio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kodu</text:p>
          </table:table-cell>
          <table:table-cell office:value-type="string">
            <text:p>direct</text:p>
          </table:table-cell>
          <table:table-cell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führen</text:p>
          </table:table-cell>
          <table:table-cell office:value-type="string">
            <text:p>conduce</text:p>
          </table:table-cell>
          <table:table-cell office:value-type="string">
            <text:p>n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kogu</text:p>
          </table:table-cell>
          <table:table-cell office:value-type="string">
            <text:p>convert</text:p>
          </table:table-cell>
          <table:table-cell table:number-columns-repeated="2"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konvertieren</text:p>
          </table:table-cell>
          <table:table-cell office:value-type="string">
            <text:p>converti</text:p>
          </table:table-cell>
          <table:table-cell office:value-type="string">
            <text:p>convertere,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kotu</text:p>
          </table:table-cell>
          <table:table-cell office:value-type="string">
            <text:p>count</text:p>
          </table:table-cell>
          <table:table-cell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erzählen</text:p>
          </table:table-cell>
          <table:table-cell office:value-type="string">
            <text:p>conta</text:p>
          </table:table-cell>
          <table:table-cell office:value-type="string">
            <text:p>numerare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kytu</text:p>
          </table:table-cell>
          <table:table-cell table:style-name="ce9" office:value-type="string">
            <text:p>sing</text:p>
          </table:table-cell>
          <table:table-cell table:style-name="ce12"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singen</text:p>
          </table:table-cell>
          <table:table-cell office:value-type="string">
            <text:p>cânta</text:p>
          </table:table-cell>
          <table:table-cell office:value-type="string">
            <text:p>cantabo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kyzu</text:p>
          </table:table-cell>
          <table:table-cell office:value-type="string">
            <text:p>fall</text:p>
          </table:table-cell>
          <table:table-cell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fallen</text:p>
          </table:table-cell>
          <table:table-cell office:value-type="string">
            <text:p>a cădea</text:p>
          </table:table-cell>
          <table:table-cell office:value-type="string">
            <text:p>cadun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leva</text:p>
          </table:table-cell>
          <table:table-cell table:style-name="ce9" office:value-type="string">
            <text:p>wash</text:p>
          </table:table-cell>
          <table:table-cell table:style-name="ce12"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waschen</text:p>
          </table:table-cell>
          <table:table-cell office:value-type="string">
            <text:p>spalare</text:p>
          </table:table-cell>
          <table:table-cell office:value-type="string">
            <text:p>lava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ru</text:p>
          </table:table-cell>
          <table:table-cell office:value-type="string">
            <text:p>achieve</text:p>
          </table:table-cell>
          <table:table-cell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erreichen</text:p>
          </table:table-cell>
          <table:table-cell office:value-type="string">
            <text:p>atinge</text:p>
          </table:table-cell>
          <table:table-cell office:value-type="string">
            <text:p>consequi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enu</text:p>
          </table:table-cell>
          <table:table-cell office:value-type="string">
            <text:p>meet</text:p>
          </table:table-cell>
          <table:table-cell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treffen</text:p>
          </table:table-cell>
          <table:table-cell office:value-type="string">
            <text:p>conforma</text:p>
          </table:table-cell>
          <table:table-cell office:value-type="string">
            <text:p>propinquos meos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segu</text:p>
          </table:table-cell>
          <table:table-cell office:value-type="string">
            <text:p>perform</text:p>
          </table:table-cell>
          <table:table-cell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durchführen</text:p>
          </table:table-cell>
          <table:table-cell office:value-type="string">
            <text:p>efectua</text:p>
          </table:table-cell>
          <table:table-cell office:value-type="string">
            <text:p>praestar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osa</text:p>
          </table:table-cell>
          <table:table-cell table:style-name="ce9" office:value-type="string">
            <text:p>let</text:p>
          </table:table-cell>
          <table:table-cell table:style-name="ce12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Lassen</text:p>
          </table:table-cell>
          <table:table-cell office:value-type="string">
            <text:p>lăsa</text:p>
          </table:table-cell>
          <table:table-cell office:value-type="string">
            <text:p>sit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lozu</text:p>
          </table:table-cell>
          <table:table-cell office:value-type="string">
            <text:p>lose</text:p>
          </table:table-cell>
          <table:table-cell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zu verlieren</text:p>
          </table:table-cell>
          <table:table-cell office:value-type="string">
            <text:p>a pierde</text:p>
          </table:table-cell>
          <table:table-cell office:value-type="string">
            <text:p>perdet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yru</text:p>
          </table:table-cell>
          <table:table-cell office:value-type="string">
            <text:p>read</text:p>
          </table:table-cell>
          <table:table-cell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lesen</text:p>
          </table:table-cell>
          <table:table-cell office:value-type="string">
            <text:p>citit</text:p>
          </table:table-cell>
          <table:table-cell office:value-type="string">
            <text:p>read</text:p>
          </table:table-cell>
        </table:table-row>
        <table:table-row table:style-name="ro2">
          <table:table-cell office:value-type="string">
            <text:p>ebglish</text:p>
          </table:table-cell>
          <table:table-cell office:value-type="float" office:value="4">
            <text:p>4</text:p>
          </table:table-cell>
          <table:table-cell office:value-type="string">
            <text:p>lyvu</text:p>
          </table:table-cell>
          <table:table-cell office:value-type="string">
            <text:p>live</text:p>
          </table:table-cell>
          <table:table-cell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zu leben</text:p>
          </table:table-cell>
          <table:table-cell office:value-type="string">
            <text:p>a trăi</text:p>
          </table:table-cell>
          <table:table-cell office:value-type="string">
            <text:p>vivet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gu</text:p>
          </table:table-cell>
          <table:table-cell table:style-name="ce9" office:value-type="string">
            <text:p>eat</text:p>
          </table:table-cell>
          <table:table-cell table:style-name="ce12"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Essen</text:p>
          </table:table-cell>
          <table:table-cell office:value-type="string">
            <text:p>mânca</text:p>
          </table:table-cell>
          <table:table-cell office:value-type="string">
            <text:p>manduca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xu</text:p>
          </table:table-cell>
          <table:table-cell table:style-name="ce9" office:value-type="string">
            <text:p>walk</text:p>
          </table:table-cell>
          <table:table-cell table:style-name="ce12"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gehen</text:p>
          </table:table-cell>
          <table:table-cell office:value-type="string">
            <text:p>mers pe jos</text:p>
          </table:table-cell>
          <table:table-cell office:value-type="string">
            <text:p>ambulat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ru</text:p>
          </table:table-cell>
          <table:table-cell office:value-type="string">
            <text:p>die</text:p>
          </table:table-cell>
          <table:table-cell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stirb</text:p>
          </table:table-cell>
          <table:table-cell office:value-type="string">
            <text:p>muri</text:p>
          </table:table-cell>
          <table:table-cell office:value-type="string">
            <text:p>morietu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osu</text:p>
          </table:table-cell>
          <table:table-cell table:style-name="ce9" office:value-type="string">
            <text:p>show</text:p>
          </table:table-cell>
          <table:table-cell table:style-name="ce12"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Show</text:p>
          </table:table-cell>
          <table:table-cell office:value-type="string">
            <text:p>spectacol</text:p>
          </table:table-cell>
          <table:table-cell office:value-type="string">
            <text:p>ostend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tu</text:p>
          </table:table-cell>
          <table:table-cell table:style-name="ce9" office:value-type="string">
            <text:p>ride</text:p>
          </table:table-cell>
          <table:table-cell table:style-name="ce12" office:value-type="string">
            <text:p>montar</text:p>
          </table:table-cell>
          <table:table-cell office:value-type="string">
            <text:p>monter</text:p>
          </table:table-cell>
          <table:table-cell office:value-type="string">
            <text:p>andare</text:p>
          </table:table-cell>
          <table:table-cell office:value-type="string">
            <text:p>Reiten</text:p>
          </table:table-cell>
          <table:table-cell office:value-type="string">
            <text:p>călăare</text:p>
          </table:table-cell>
          <table:table-cell office:value-type="string">
            <text:p>rid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yru</text:p>
          </table:table-cell>
          <table:table-cell office:value-type="string">
            <text:p>watch</text:p>
          </table:table-cell>
          <table:table-cell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schau mal</text:p>
          </table:table-cell>
          <table:table-cell office:value-type="string">
            <text:p>uită-te, uimit</text:p>
          </table:table-cell>
          <table:table-cell office:value-type="string">
            <text:p>quaerere</text:p>
          </table:table-cell>
        </table:table-row>
        <table:table-row table:style-name="ro2">
          <table:table-cell office:value-type="string">
            <text:p>portugese</text:p>
          </table:table-cell>
          <table:table-cell office:value-type="float" office:value="3">
            <text:p>3</text:p>
          </table:table-cell>
          <table:table-cell office:value-type="string">
            <text:p>naxu</text:p>
          </table:table-cell>
          <table:table-cell office:value-type="string">
            <text:p>born</text:p>
          </table:table-cell>
          <table:table-cell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geboren werden</text:p>
          </table:table-cell>
          <table:table-cell office:value-type="string">
            <text:p>a se naste</text:p>
          </table:table-cell>
          <table:table-cell office:value-type="string">
            <text:p>natus est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ytu</text:p>
          </table:table-cell>
          <table:table-cell table:style-name="ce9" office:value-type="string">
            <text:p>clean</text:p>
          </table:table-cell>
          <table:table-cell table:style-name="ce12" office:value-type="string">
            <text:p>limpiar</text:p>
          </table:table-cell>
          <table:table-cell office:value-type="string">
            <text:p>nettoyer</text:p>
          </table:table-cell>
          <table:table-cell table:style-name="ce15" office:value-type="string">
            <text:p>pulire </text:p>
          </table:table-cell>
          <table:table-cell office:value-type="string">
            <text:p>reinigen</text:p>
          </table:table-cell>
          <table:table-cell office:value-type="string">
            <text:p>curăța</text:p>
          </table:table-cell>
          <table:table-cell office:value-type="string">
            <text:p>mundo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obyu</text:p>
          </table:table-cell>
          <table:table-cell office:value-type="string">
            <text:p>get</text:p>
          </table:table-cell>
          <table:table-cell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bekommen</text:p>
          </table:table-cell>
          <table:table-cell office:value-type="string">
            <text:p>obține</text:p>
          </table:table-cell>
          <table:table-cell office:value-type="string">
            <text:p>ut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ocru</text:p>
          </table:table-cell>
          <table:table-cell office:value-type="string">
            <text:p>occur</text:p>
          </table:table-cell>
          <table:table-cell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auftreten</text:p>
          </table:table-cell>
          <table:table-cell office:value-type="string">
            <text:p>a se întâmpla</text:p>
          </table:table-cell>
          <table:table-cell office:value-type="string">
            <text:p>fieri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fru</text:p>
          </table:table-cell>
          <table:table-cell office:value-type="string">
            <text:p>offer</text:p>
          </table:table-cell>
          <table:table-cell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Angebot</text:p>
          </table:table-cell>
          <table:table-cell office:value-type="string">
            <text:p>ofertă</text:p>
          </table:table-cell>
          <table:table-cell office:value-type="string">
            <text:p>offer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ovru</text:p>
          </table:table-cell>
          <table:table-cell office:value-type="string">
            <text:p>open</text:p>
          </table:table-cell>
          <table:table-cell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öffne dich</text:p>
          </table:table-cell>
          <table:table-cell office:value-type="string">
            <text:p>deschide-te</text:p>
          </table:table-cell>
          <table:table-cell office:value-type="string">
            <text:p>patentib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vyu</text:p>
          </table:table-cell>
          <table:table-cell table:style-name="ce9" office:value-type="string">
            <text:p>forget</text:p>
          </table:table-cell>
          <table:table-cell table:style-name="ce12" office:value-type="string">
            <text:p>olvida</text:p>
          </table:table-cell>
          <table:table-cell office:value-type="string">
            <text:p>oublier</text:p>
          </table:table-cell>
          <table:table-cell office:value-type="string">
            <text:p>dimenticare</text:p>
          </table:table-cell>
          <table:table-cell office:value-type="string">
            <text:p>vergessen</text:p>
          </table:table-cell>
          <table:table-cell office:value-type="string">
            <text:p>a u</text:p>
          </table:table-cell>
          <table:table-cell office:value-type="string">
            <text:p>obliviscatur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yru</text:p>
          </table:table-cell>
          <table:table-cell office:value-type="string">
            <text:p>hear</text:p>
          </table:table-cell>
          <table:table-cell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höre</text:p>
          </table:table-cell>
          <table:table-cell office:value-type="string">
            <text:p>auzi</text:p>
          </table:table-cell>
          <table:table-cell office:value-type="string">
            <text:p>audite: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pagu</text:p>
          </table:table-cell>
          <table:table-cell office:value-type="string">
            <text:p>pay</text:p>
          </table:table-cell>
          <table:table-cell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auszahlen</text:p>
          </table:table-cell>
          <table:table-cell office:value-type="string">
            <text:p>plătiți</text:p>
          </table:table-cell>
          <table:table-cell office:value-type="string">
            <text:p>redd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pasu</text:p>
          </table:table-cell>
          <table:table-cell office:value-type="string">
            <text:p>happen</text:p>
          </table:table-cell>
          <table:table-cell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accadere</text:p>
          </table:table-cell>
          <table:table-cell office:value-type="string">
            <text:p>geschehen</text:p>
          </table:table-cell>
          <table:table-cell office:value-type="string">
            <text:p>întâmpla</text:p>
          </table:table-cell>
          <table:table-cell office:value-type="string">
            <text:p>factum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atu</text:p>
          </table:table-cell>
          <table:table-cell office:value-type="string">
            <text:p>leave</text:p>
          </table:table-cell>
          <table:table-cell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spalten</text:p>
          </table:table-cell>
          <table:table-cell office:value-type="string">
            <text:p>din</text:p>
          </table:table-cell>
          <table:table-cell office:value-type="string">
            <text:p>ex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table:style-name="ce7" office:value-type="string">
            <text:p>vatu</text:p>
          </table:table-cell>
          <table:table-cell office:value-type="string">
            <text:p>wait</text:p>
          </table:table-cell>
          <table:table-cell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warte</text:p>
          </table:table-cell>
          <table:table-cell office:value-type="string">
            <text:p>aștepta</text:p>
          </table:table-cell>
          <table:table-cell office:value-type="string">
            <text:p>expecto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gu</text:p>
          </table:table-cell>
          <table:table-cell office:value-type="string">
            <text:p>explain</text:p>
          </table:table-cell>
          <table:table-cell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rklären</text:p>
          </table:table-cell>
          <table:table-cell office:value-type="string">
            <text:p>explica</text:p>
          </table:table-cell>
          <table:table-cell office:value-type="string">
            <text:p>explicat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sa</text:p>
          </table:table-cell>
          <table:table-cell office:value-type="string">
            <text:p>allow</text:p>
          </table:table-cell>
          <table:table-cell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erlauben</text:p>
          </table:table-cell>
          <table:table-cell office:value-type="string">
            <text:p>permite</text:p>
          </table:table-cell>
          <table:table-cell office:value-type="string">
            <text:p>patitu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pesu</text:p>
          </table:table-cell>
          <table:table-cell table:style-name="ce9" office:value-type="string">
            <text:p>think</text:p>
          </table:table-cell>
          <table:table-cell table:style-name="ce12"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denken</text:p>
          </table:table-cell>
          <table:table-cell office:value-type="string">
            <text:p>gândi</text:p>
          </table:table-cell>
          <table:table-cell office:value-type="string">
            <text:p>cogre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4">
            <text:p>4</text:p>
          </table:table-cell>
          <table:table-cell office:value-type="string">
            <text:p>pobu</text:p>
          </table:table-cell>
          <table:table-cell office:value-type="string">
            <text:p>try</text:p>
          </table:table-cell>
          <table:table-cell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versuchen Sie es</text:p>
          </table:table-cell>
          <table:table-cell office:value-type="string">
            <text:p>încerca</text:p>
          </table:table-cell>
          <table:table-cell office:value-type="string">
            <text:p>tentant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vu</text:p>
          </table:table-cell>
          <table:table-cell table:style-name="ce9" office:value-type="string">
            <text:p>can</text:p>
          </table:table-cell>
          <table:table-cell table:style-name="ce12"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kann</text:p>
          </table:table-cell>
          <table:table-cell office:value-type="string">
            <text:p>poate sa</text:p>
          </table:table-cell>
          <table:table-cell office:value-type="string">
            <text:p>potes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produ</text:p>
          </table:table-cell>
          <table:table-cell office:value-type="string">
            <text:p>produce</text:p>
          </table:table-cell>
          <table:table-cell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zieren</text:p>
          </table:table-cell>
          <table:table-cell office:value-type="string">
            <text:p>produce</text:p>
          </table:table-cell>
          <table:table-cell office:value-type="string">
            <text:p>producend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su</text:p>
          </table:table-cell>
          <table:table-cell table:style-name="ce9" office:value-type="string">
            <text:p>put</text:p>
          </table:table-cell>
          <table:table-cell table:style-name="ce12"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stellen</text:p>
          </table:table-cell>
          <table:table-cell office:value-type="string">
            <text:p>a pune</text:p>
          </table:table-cell>
          <table:table-cell office:value-type="string">
            <text:p>posuit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4">
            <text:p>4</text:p>
          </table:table-cell>
          <table:table-cell office:value-type="string">
            <text:p>pyky</text:p>
          </table:table-cell>
          <table:table-cell office:value-type="string">
            <text:p>like</text:p>
          </table:table-cell>
          <table:table-cell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zu mögen</text:p>
          </table:table-cell>
          <table:table-cell office:value-type="string">
            <text:p>a place</text:p>
          </table:table-cell>
          <table:table-cell office:value-type="string">
            <text:p>tamqua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qozu</text:p>
          </table:table-cell>
          <table:table-cell table:style-name="ce9" office:value-type="string">
            <text:p>choose</text:p>
          </table:table-cell>
          <table:table-cell table:style-name="ce12"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auswählen</text:p>
          </table:table-cell>
          <table:table-cell office:value-type="string">
            <text:p>alege</text:p>
          </table:table-cell>
          <table:table-cell office:value-type="string">
            <text:p>carper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ragu</text:p>
          </table:table-cell>
          <table:table-cell office:value-type="string">
            <text:p>carry</text:p>
          </table:table-cell>
          <table:table-cell office:value-type="string">
            <text:p>portar</text:p>
          </table:table-cell>
          <table:table-cell office:value-type="string">
            <text:p>porter</text:p>
          </table:table-cell>
          <table:table-cell office:value-type="string">
            <text:p>transportare</text:p>
          </table:table-cell>
          <table:table-cell office:value-type="string">
            <text:p>tragen</text:p>
          </table:table-cell>
          <table:table-cell office:value-type="string">
            <text:p>transporta</text:p>
          </table:table-cell>
          <table:table-cell office:value-type="string">
            <text:p>accipe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atu</text:p>
          </table:table-cell>
          <table:table-cell table:style-name="ce9" office:value-type="string">
            <text:p>return</text:p>
          </table:table-cell>
          <table:table-cell table:style-name="ce12"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zurück</text:p>
          </table:table-cell>
          <table:table-cell office:value-type="string">
            <text:p>înapoi</text:p>
          </table:table-cell>
          <table:table-cell office:value-type="string">
            <text:p>rursus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razu</text:p>
          </table:table-cell>
          <table:table-cell office:value-type="string">
            <text:p>raise</text:p>
          </table:table-cell>
          <table:table-cell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nheben</text:p>
          </table:table-cell>
          <table:table-cell office:value-type="string">
            <text:p>ridicați-vă</text:p>
          </table:table-cell>
          <table:table-cell office:value-type="string">
            <text:p>autem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redu</text:p>
          </table:table-cell>
          <table:table-cell office:value-type="string">
            <text:p>return</text:p>
          </table:table-cell>
          <table:table-cell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komm zurück</text:p>
          </table:table-cell>
          <table:table-cell office:value-type="string">
            <text:p>revin</text:p>
          </table:table-cell>
          <table:table-cell office:value-type="string">
            <text:p>reditus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3">
            <text:p>3</text:p>
          </table:table-cell>
          <table:table-cell office:value-type="string">
            <text:p>reju</text:p>
          </table:table-cell>
          <table:table-cell office:value-type="string">
            <text:p>reach</text:p>
          </table:table-cell>
          <table:table-cell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erreichen</text:p>
          </table:table-cell>
          <table:table-cell office:value-type="string">
            <text:p>ajunge</text:p>
          </table:table-cell>
          <table:table-cell office:value-type="string">
            <text:p>pervenire</text:p>
          </table:table-cell>
        </table:table-row>
        <table:table-row table:style-name="ro2">
          <table:table-cell office:value-type="string">
            <text:p>esperanto</text:p>
          </table:table-cell>
          <table:table-cell office:value-type="float" office:value="3">
            <text:p>3</text:p>
          </table:table-cell>
          <table:table-cell office:value-type="string">
            <text:p>rezu</text:p>
          </table:table-cell>
          <table:table-cell office:value-type="string">
            <text:p>turnout</text:p>
          </table:table-cell>
          <table:table-cell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ausfallen</text:p>
          </table:table-cell>
          <table:table-cell office:value-type="string">
            <text:p>se dovedesc</text:p>
          </table:table-cell>
          <table:table-cell office:value-type="string">
            <text:p>exitum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rogu</text:p>
          </table:table-cell>
          <table:table-cell table:style-name="ce9" office:value-type="string">
            <text:p>run</text:p>
          </table:table-cell>
          <table:table-cell table:style-name="ce12"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Lauf</text:p>
          </table:table-cell>
          <table:table-cell office:value-type="string">
            <text:p>alerga</text:p>
          </table:table-cell>
          <table:table-cell office:value-type="string">
            <text:p>curr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rygu</text:p>
          </table:table-cell>
          <table:table-cell office:value-type="string">
            <text:p>recognize</text:p>
          </table:table-cell>
          <table:table-cell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erkennen</text:p>
          </table:table-cell>
          <table:table-cell office:value-type="string">
            <text:p>recunoaște</text:p>
          </table:table-cell>
          <table:table-cell office:value-type="string">
            <text:p>agnoscis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rymu</text:p>
          </table:table-cell>
          <table:table-cell office:value-type="string">
            <text:p>remember</text:p>
          </table:table-cell>
          <table:table-cell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sich erinnern</text:p>
          </table:table-cell>
          <table:table-cell office:value-type="string">
            <text:p>amintiți-vă</text:p>
          </table:table-cell>
          <table:table-cell office:value-type="string">
            <text:p>mement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ryvu</text:p>
          </table:table-cell>
          <table:table-cell table:style-name="ce9" office:value-type="string">
            <text:p>find</text:p>
          </table:table-cell>
          <table:table-cell table:style-name="ce12"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finden</text:p>
          </table:table-cell>
          <table:table-cell office:value-type="string">
            <text:p>găsi</text:p>
          </table:table-cell>
          <table:table-cell office:value-type="string">
            <text:p>invenie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yzu</text:p>
          </table:table-cell>
          <table:table-cell table:style-name="ce9" office:value-type="string">
            <text:p>laugh</text:p>
          </table:table-cell>
          <table:table-cell table:style-name="ce12"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Lachen</text:p>
          </table:table-cell>
          <table:table-cell office:value-type="string">
            <text:p>a râde</text:p>
          </table:table-cell>
          <table:table-cell office:value-type="string">
            <text:p>risu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aky</text:p>
          </table:table-cell>
          <table:table-cell office:value-type="string">
            <text:p>takeout</text:p>
          </table:table-cell>
          <table:table-cell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herausnehmen</text:p>
          </table:table-cell>
          <table:table-cell office:value-type="string">
            <text:p>scoate</text:p>
          </table:table-cell>
          <table:table-cell office:value-type="string">
            <text:p>accip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saru</text:p>
          </table:table-cell>
          <table:table-cell office:value-type="string">
            <text:p>go out</text:p>
          </table:table-cell>
          <table:table-cell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geh raus</text:p>
          </table:table-cell>
          <table:table-cell office:value-type="string">
            <text:p>ieși afară</text:p>
          </table:table-cell>
          <table:table-cell office:value-type="string">
            <text:p>exitus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string">
            <text:p>seem</text:p>
          </table:table-cell>
          <table:table-cell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sieh aus wie</text:p>
          </table:table-cell>
          <table:table-cell office:value-type="string">
            <text:p>arata ca</text:p>
          </table:table-cell>
          <table:table-cell office:value-type="string">
            <text:p>quaer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enu</text:p>
          </table:table-cell>
          <table:table-cell office:value-type="string">
            <text:p>feel</text:p>
          </table:table-cell>
          <table:table-cell table:number-columns-repeated="2"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fühlen</text:p>
          </table:table-cell>
          <table:table-cell office:value-type="string">
            <text:p>simți</text:p>
          </table:table-cell>
          <table:table-cell office:value-type="string">
            <text:p>sentire,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evu</text:p>
          </table:table-cell>
          <table:table-cell office:value-type="string">
            <text:p>serve</text:p>
          </table:table-cell>
          <table:table-cell table:number-columns-repeated="2"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dienen</text:p>
          </table:table-cell>
          <table:table-cell office:value-type="string">
            <text:p>servi</text:p>
          </table:table-cell>
          <table:table-cell office:value-type="string">
            <text:p>serv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sodu</text:p>
          </table:table-cell>
          <table:table-cell office:value-type="string">
            <text:p>consider</text:p>
          </table:table-cell>
          <table:table-cell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überlegen</text:p>
          </table:table-cell>
          <table:table-cell office:value-type="string">
            <text:p>lua în considerare</text:p>
          </table:table-cell>
          <table:table-cell office:value-type="string">
            <text:p>considerans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pu</text:p>
          </table:table-cell>
          <table:table-cell office:value-type="string">
            <text:p>suppose</text:p>
          </table:table-cell>
          <table:table-cell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annehmen</text:p>
          </table:table-cell>
          <table:table-cell office:value-type="string">
            <text:p>presupune</text:p>
          </table:table-cell>
          <table:table-cell office:value-type="string">
            <text:p>putant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top</text:p>
          </table:table-cell>
          <table:table-cell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hör auf</text:p>
          </table:table-cell>
          <table:table-cell office:value-type="string">
            <text:p>stop</text:p>
          </table:table-cell>
          <table:table-cell office:value-type="string">
            <text:p>prohiber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3">
            <text:p>3</text:p>
          </table:table-cell>
          <table:table-cell office:value-type="string">
            <text:p>taju</text:p>
          </table:table-cell>
          <table:table-cell table:style-name="ce9" office:value-type="string">
            <text:p>cut</text:p>
          </table:table-cell>
          <table:table-cell table:style-name="ce12"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chnitt</text:p>
          </table:table-cell>
          <table:table-cell office:value-type="string">
            <text:p>a tăia</text:p>
          </table:table-cell>
          <table:table-cell office:value-type="string">
            <text:p>secar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taru</text:p>
          </table:table-cell>
          <table:table-cell office:value-type="string">
            <text:p>bring</text:p>
          </table:table-cell>
          <table:table-cell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bringen</text:p>
          </table:table-cell>
          <table:table-cell office:value-type="string">
            <text:p>aduce</text:p>
          </table:table-cell>
          <table:table-cell office:value-type="string">
            <text:p>adduce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tenu</text:p>
          </table:table-cell>
          <table:table-cell table:style-name="ce9" office:value-type="string">
            <text:p>hold</text:p>
          </table:table-cell>
          <table:table-cell table:style-name="ce12"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lt</text:p>
          </table:table-cell>
          <table:table-cell office:value-type="string">
            <text:p>deține</text:p>
          </table:table-cell>
          <table:table-cell office:value-type="string">
            <text:p>hab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ky</text:p>
          </table:table-cell>
          <table:table-cell office:value-type="string">
            <text:p>touch</text:p>
          </table:table-cell>
          <table:table-cell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berühren</text:p>
          </table:table-cell>
          <table:table-cell office:value-type="string">
            <text:p>atinge</text:p>
          </table:table-cell>
          <table:table-cell office:value-type="string">
            <text:p>tang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mu</text:p>
          </table:table-cell>
          <table:table-cell office:value-type="string">
            <text:p>take</text:p>
          </table:table-cell>
          <table:table-cell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nehmen</text:p>
          </table:table-cell>
          <table:table-cell office:value-type="string">
            <text:p>lua</text:p>
          </table:table-cell>
          <table:table-cell office:value-type="string">
            <text:p>acciper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toru</text:p>
          </table:table-cell>
          <table:table-cell office:value-type="string">
            <text:p>treat</text:p>
          </table:table-cell>
          <table:table-cell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versuchen Sie es</text:p>
          </table:table-cell>
          <table:table-cell office:value-type="string">
            <text:p>trata</text:p>
          </table:table-cell>
          <table:table-cell office:value-type="string">
            <text:p>tractare,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udy</text:p>
          </table:table-cell>
          <table:table-cell office:value-type="string">
            <text:p>study</text:p>
          </table:table-cell>
          <table:table-cell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eren</text:p>
          </table:table-cell>
          <table:table-cell office:value-type="string">
            <text:p>studiu</text:p>
          </table:table-cell>
          <table:table-cell office:value-type="string">
            <text:p>studi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tyru</text:p>
          </table:table-cell>
          <table:table-cell table:style-name="ce9" office:value-type="string">
            <text:p>pull</text:p>
          </table:table-cell>
          <table:table-cell table:style-name="ce12"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ziehen</text:p>
          </table:table-cell>
          <table:table-cell office:value-type="string">
            <text:p>Trage</text:p>
          </table:table-cell>
          <table:table-cell office:value-type="string">
            <text:p>trahere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tyzu</text:p>
          </table:table-cell>
          <table:table-cell office:value-type="string">
            <text:p>use</text:p>
          </table:table-cell>
          <table:table-cell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verwenden</text:p>
          </table:table-cell>
          <table:table-cell office:value-type="string">
            <text:p>utilizare</text:p>
          </table:table-cell>
          <table:table-cell office:value-type="string">
            <text:p>us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adu</text:p>
          </table:table-cell>
          <table:table-cell table:style-name="ce9" office:value-type="string">
            <text:p>goes</text:p>
          </table:table-cell>
          <table:table-cell table:style-name="ce12"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gehen</text:p>
          </table:table-cell>
          <table:table-cell office:value-type="string">
            <text:p>merge</text:p>
          </table:table-cell>
          <table:table-cell office:value-type="string">
            <text:p>vad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nu</text:p>
          </table:table-cell>
          <table:table-cell office:value-type="string">
            <text:p>come</text:p>
          </table:table-cell>
          <table:table-cell table:number-columns-repeated="2" office:value-type="string">
            <text:p>venir</text:p>
          </table:table-cell>
          <table:table-cell office:value-type="string">
            <text:p>venire</text:p>
          </table:table-cell>
          <table:table-cell office:value-type="string">
            <text:p>komm schon</text:p>
          </table:table-cell>
          <table:table-cell table:number-columns-repeated="2" office:value-type="string">
            <text:p>veni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oku</text:p>
          </table:table-cell>
          <table:table-cell office:value-type="string">
            <text:p>call</text:p>
          </table:table-cell>
          <table:table-cell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anrufen</text:p>
          </table:table-cell>
          <table:table-cell office:value-type="string">
            <text:p>apel</text:p>
          </table:table-cell>
          <table:table-cell office:value-type="string">
            <text:p>voc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olu</text:p>
          </table:table-cell>
          <table:table-cell table:style-name="ce9" office:value-type="string">
            <text:p>flight</text:p>
          </table:table-cell>
          <table:table-cell table:style-name="ce12"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fliegen</text:p>
          </table:table-cell>
          <table:table-cell office:value-type="string">
            <text:p>a zbura</text:p>
          </table:table-cell>
          <table:table-cell office:value-type="string">
            <text:p>volant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ydu</text:p>
          </table:table-cell>
          <table:table-cell table:style-name="ce9" office:value-type="string">
            <text:p>see</text:p>
          </table:table-cell>
          <table:table-cell table:style-name="ce12"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sehen</text:p>
          </table:table-cell>
          <table:table-cell office:value-type="string">
            <text:p>vedea</text:p>
          </table:table-cell>
          <table:table-cell office:value-type="string">
            <text:p>videre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vysu</text:p>
          </table:table-cell>
          <table:table-cell table:style-name="ce9" office:value-type="string">
            <text:p>will</text:p>
          </table:table-cell>
          <table:table-cell table:style-name="ce12" office:value-type="string">
            <text:p>voluntat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werden</text:p>
          </table:table-cell>
          <table:table-cell office:value-type="string">
            <text:p>voi</text:p>
          </table:table-cell>
          <table:table-cell office:value-type="string">
            <text:p>facit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yvo</text:p>
          </table:table-cell>
          <table:table-cell table:style-name="ce9" office:value-type="string">
            <text:p>live</text:p>
          </table:table-cell>
          <table:table-cell table:style-name="ce12"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Leben</text:p>
          </table:table-cell>
          <table:table-cell office:value-type="string">
            <text:p>Trăi</text:p>
          </table:table-cell>
          <table:table-cell office:value-type="string">
            <text:p>vive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xatu</text:p>
          </table:table-cell>
          <table:table-cell table:style-name="ce9" office:value-type="string">
            <text:p>know</text:p>
          </table:table-cell>
          <table:table-cell table:style-name="ce12"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kennt, wissen</text:p>
          </table:table-cell>
          <table:table-cell office:value-type="string">
            <text:p>ști</text:p>
          </table:table-cell>
          <table:table-cell office:value-type="string">
            <text:p>scio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xatu</text:p>
          </table:table-cell>
          <table:table-cell office:value-type="string">
            <text:p>know</text:p>
          </table:table-cell>
          <table:table-cell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kennenlernen</text:p>
          </table:table-cell>
          <table:table-cell office:value-type="string">
            <text:p>cunoaște</text:p>
          </table:table-cell>
          <table:table-cell office:value-type="string">
            <text:p>scio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xedu</text:p>
          </table:table-cell>
          <table:table-cell table:style-name="ce9" office:value-type="string">
            <text:p>sit</text:p>
          </table:table-cell>
          <table:table-cell table:style-name="ce12"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zen</text:p>
          </table:table-cell>
          <table:table-cell office:value-type="string">
            <text:p>sta</text:p>
          </table:table-cell>
          <table:table-cell office:value-type="string">
            <text:p>sit</text:p>
          </table:table-cell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ynzu</text:p>
          </table:table-cell>
          <table:table-cell office:value-type="string">
            <text:p>begin</text:p>
          </table:table-cell>
          <table:table-cell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starten</text:p>
          </table:table-cell>
          <table:table-cell office:value-type="string">
            <text:p>începe, start</text:p>
          </table:table-cell>
          <table:table-cell office:value-type="string">
            <text:p>inciper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yvea</text:p>
          </table:table-cell>
          <table:table-cell office:value-type="string">
            <text:p>discover</text:p>
          </table:table-cell>
          <table:table-cell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zu entdecken</text:p>
          </table:table-cell>
          <table:table-cell office:value-type="string">
            <text:p>a descoperi</text:p>
          </table:table-cell>
          <table:table-cell office:value-type="string">
            <text:p>reveles</text:p>
          </table:table-cell>
        </table:table-row>
      </table:table>
      <table:table table:name="noun" table:style-name="ta1" table:print="false">
        <table:table-column table:style-name="co1" table:default-cell-style-name="ce2"/>
        <table:table-column table:style-name="co4" table:default-cell-style-name="ce3"/>
        <table:table-column table:style-name="co3" table:default-cell-style-name="ce5"/>
        <table:table-column table:style-name="co3" table:default-cell-style-name="ce9"/>
        <table:table-column table:style-name="co3" table:default-cell-style-name="ce12"/>
        <table:table-column table:style-name="co3" table:default-cell-style-name="ce13"/>
        <table:table-column table:style-name="co3" table:default-cell-style-name="ce14"/>
        <table:table-column table:style-name="co3" table:default-cell-style-name="ce16"/>
        <table:table-column table:style-name="co3" table:default-cell-style-name="ce17"/>
        <table:table-column table:style-name="co3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adyo</text:p>
          </table:table-cell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Auf Wiedersehen</text:p>
          </table:table-cell>
          <table:table-cell office:value-type="string">
            <text:p>la revedere</text:p>
          </table:table-cell>
          <table:table-cell office:value-type="string">
            <text:p>val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agra</text:p>
          </table:table-cell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Farmer</text:p>
          </table:table-cell>
          <table:table-cell office:value-type="string">
            <text:p>agricultor</text:p>
          </table:table-cell>
          <table:table-cell office:value-type="string">
            <text:p>agricola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aota</text:p>
          </table:table-cell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Auto</text:p>
          </table:table-cell>
          <table:table-cell office:value-type="string">
            <text:p>mașină</text:p>
          </table:table-cell>
          <table:table-cell office:value-type="string">
            <text:p>curr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qua</text:p>
          </table:table-cell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Wasser</text:p>
          </table:table-cell>
          <table:table-cell office:value-type="string">
            <text:p>apă</text:p>
          </table:table-cell>
          <table:table-cell office:value-type="string">
            <text:p>aqua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area</text:p>
          </table:table-cell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Fußboden</text:p>
          </table:table-cell>
          <table:table-cell office:value-type="string">
            <text:p>podea</text:p>
          </table:table-cell>
          <table:table-cell office:value-type="string">
            <text:p>area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baka</text:p>
          </table:table-cell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Boot</text:p>
          </table:table-cell>
          <table:table-cell office:value-type="string">
            <text:p>barcă</text:p>
          </table:table-cell>
          <table:table-cell office:value-type="string">
            <text:p>navis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bobo</text:p>
          </table:table-cell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Baby</text:p>
          </table:table-cell>
          <table:table-cell office:value-type="string">
            <text:p>bebelus</text:p>
          </table:table-cell>
          <table:table-cell office:value-type="string">
            <text:p>infan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bola</text:p>
          </table:table-cell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Ball</text:p>
          </table:table-cell>
          <table:table-cell office:value-type="string">
            <text:p>minge</text:p>
          </table:table-cell>
          <table:table-cell office:value-type="string">
            <text:p>Sphera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ora</text:p>
          </table:table-cell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Baum</text:p>
          </table:table-cell>
          <table:table-cell office:value-type="string">
            <text:p>copac</text:p>
          </table:table-cell>
          <table:table-cell office:value-type="string">
            <text:p>Arbo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byta</text:p>
          </table:table-cell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Stock</text:p>
          </table:table-cell>
          <table:table-cell office:value-type="string">
            <text:p>băț</text:p>
          </table:table-cell>
          <table:table-cell office:value-type="string">
            <text:p>lignum unum,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cyde</text:p>
          </table:table-cell>
          <table:table-cell office:value-type="string">
            <text:p>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Kinder</text:p>
          </table:table-cell>
          <table:table-cell office:value-type="string">
            <text:p>copii</text:p>
          </table:table-cell>
          <table:table-cell office:value-type="string">
            <text:p>liberi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yka</text:p>
          </table:table-cell>
          <table:table-cell office:value-type="string">
            <text:p>girl</text:p>
          </table:table-cell>
          <table:table-cell office:value-type="string">
            <text:p>chic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Mädchen</text:p>
          </table:table-cell>
          <table:table-cell office:value-type="string">
            <text:p>fată</text:p>
          </table:table-cell>
          <table:table-cell office:value-type="string">
            <text:p>puella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Ardyla</text:p>
          </table:table-cell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Eichhörnchen</text:p>
          </table:table-cell>
          <table:table-cell office:value-type="string">
            <text:p>veveriţă</text:p>
          </table:table-cell>
          <table:table-cell office:value-type="string">
            <text:p>inamabilis sciur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okyna</text:p>
          </table:table-cell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Ente</text:p>
          </table:table-cell>
          <table:table-cell office:value-type="string">
            <text:p>rață</text:p>
          </table:table-cell>
          <table:table-cell office:value-type="string">
            <text:p>ana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emy</text:p>
          </table:table-cell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Bauernhof</text:p>
          </table:table-cell>
          <table:table-cell office:value-type="string">
            <text:p>fermă</text:p>
          </table:table-cell>
          <table:table-cell office:value-type="string">
            <text:p>villa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flea</text:p>
          </table:table-cell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Blume</text:p>
          </table:table-cell>
          <table:table-cell office:value-type="string">
            <text:p>floare</text:p>
          </table:table-cell>
          <table:table-cell office:value-type="string">
            <text:p>flo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foka</text:p>
          </table:table-cell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Feuer</text:p>
          </table:table-cell>
          <table:table-cell office:value-type="string">
            <text:p>foc</text:p>
          </table:table-cell>
          <table:table-cell office:value-type="string">
            <text:p>ign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rea</text:p>
          </table:table-cell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Bruder</text:p>
          </table:table-cell>
          <table:table-cell office:value-type="string">
            <text:p>frate</text:p>
          </table:table-cell>
          <table:table-cell office:value-type="string">
            <text:p>frate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gaba</text:p>
          </table:table-cell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Bein</text:p>
          </table:table-cell>
          <table:table-cell office:value-type="string">
            <text:p>picior</text:p>
          </table:table-cell>
          <table:table-cell office:value-type="string">
            <text:p>cru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heba</text:p>
          </table:table-cell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Gras</text:p>
          </table:table-cell>
          <table:table-cell office:value-type="string">
            <text:p>iarbă</text:p>
          </table:table-cell>
          <table:table-cell office:value-type="string">
            <text:p>herba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hepa</text:p>
          </table:table-cell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Papier</text:p>
          </table:table-cell>
          <table:table-cell office:value-type="string">
            <text:p>hârtie</text:p>
          </table:table-cell>
          <table:table-cell office:value-type="string">
            <text:p>charta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homo</text:p>
          </table:table-cell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Männer</text:p>
          </table:table-cell>
          <table:table-cell office:value-type="string">
            <text:p>bărbați</text:p>
          </table:table-cell>
          <table:table-cell office:value-type="string">
            <text:p>homine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hoya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eute</text:p>
          </table:table-cell>
          <table:table-cell office:value-type="string">
            <text:p>azi</text:p>
          </table:table-cell>
          <table:table-cell office:value-type="string">
            <text:p>hodie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ugy</text:p>
          </table:table-cell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Hügel</text:p>
          </table:table-cell>
          <table:table-cell office:value-type="string">
            <text:p>deal</text:p>
          </table:table-cell>
          <table:table-cell office:value-type="string">
            <text:p>coll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huma</text:p>
          </table:table-cell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Mann</text:p>
          </table:table-cell>
          <table:table-cell office:value-type="string">
            <text:p>om</text:p>
          </table:table-cell>
          <table:table-cell office:value-type="string">
            <text:p>vi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jara</text:p>
          </table:table-cell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Garten</text:p>
          </table:table-cell>
          <table:table-cell office:value-type="string">
            <text:p>grădină</text:p>
          </table:table-cell>
          <table:table-cell office:value-type="string">
            <text:p>hortu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jema</text:p>
          </table:table-cell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Geld</text:p>
          </table:table-cell>
          <table:table-cell office:value-type="string">
            <text:p>bani</text:p>
          </table:table-cell>
          <table:table-cell office:value-type="string">
            <text:p>pecunia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joka</text:p>
          </table:table-cell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Spiel</text:p>
          </table:table-cell>
          <table:table-cell office:value-type="string">
            <text:p>joc</text:p>
          </table:table-cell>
          <table:table-cell office:value-type="string">
            <text:p>lud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joxa</text:p>
          </table:table-cell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Glocke</text:p>
          </table:table-cell>
          <table:table-cell office:value-type="string">
            <text:p>clopot</text:p>
          </table:table-cell>
          <table:table-cell office:value-type="string">
            <text:p>campana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juga</text:p>
          </table:table-cell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Spielzeug</text:p>
          </table:table-cell>
          <table:table-cell office:value-type="string">
            <text:p>jucărie</text:p>
          </table:table-cell>
          <table:table-cell office:value-type="string">
            <text:p>toy</text:p>
          </table:table-cell>
        </table:table-row>
        <table:table-row table:style-name="ro1">
          <table:table-cell office:value-type="string">
            <text:p>day</text:p>
          </table:table-cell>
          <table:table-cell office:value-type="float" office:value="1">
            <text:p>1</text:p>
          </table:table-cell>
          <table:table-cell office:value-type="string">
            <text:p>juna</text:p>
          </table:table-cell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Tag</text:p>
          </table:table-cell>
          <table:table-cell office:value-type="string">
            <text:p>zi</text:p>
          </table:table-cell>
          <table:table-cell office:value-type="string">
            <text:p>die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kaja</text:p>
          </table:table-cell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Box</text:p>
          </table:table-cell>
          <table:table-cell office:value-type="string">
            <text:p>cutie</text:p>
          </table:table-cell>
          <table:table-cell office:value-type="string">
            <text:p>arca archa</text:p>
          </table:table-cell>
        </table:table-row>
        <table:table-row table:style-name="ro3">
          <table:table-cell office:value-type="string">
            <text:p>romanian</text:p>
          </table:table-cell>
          <table:table-cell office:value-type="float" office:value="5">
            <text:p>5</text:p>
          </table:table-cell>
          <table:table-cell table:style-name="ce7" office:value-type="string">
            <text:p>kale</text:p>
          </table:table-cell>
          <table:table-cell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/>
            <text:p>le chemin</text:p>
          </table:table-cell>
          <table:table-cell table:style-name="ce19" office:value-type="string">
            <text:p>strada</text:p>
          </table:table-cell>
          <table:table-cell office:value-type="string">
            <text:p>Weg</text:p>
          </table:table-cell>
          <table:table-cell office:value-type="string">
            <text:p>cal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kama</text:p>
          </table:table-cell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Bett</text:p>
          </table:table-cell>
          <table:table-cell office:value-type="string">
            <text:p>pat</text:p>
          </table:table-cell>
          <table:table-cell office:value-type="string">
            <text:p>lectulo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Kanya</text:p>
          </table:table-cell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Hund</text:p>
          </table:table-cell>
          <table:table-cell office:value-type="string">
            <text:p>câine</text:p>
          </table:table-cell>
          <table:table-cell office:value-type="string">
            <text:p>can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kapa</text:p>
          </table:table-cell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Mantel</text:p>
          </table:table-cell>
          <table:table-cell office:value-type="string">
            <text:p>palton</text:p>
          </table:table-cell>
          <table:table-cell office:value-type="string">
            <text:p>loric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kasa</text:p>
          </table:table-cell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Haus</text:p>
          </table:table-cell>
          <table:table-cell office:value-type="string">
            <text:p>casă</text:p>
          </table:table-cell>
          <table:table-cell office:value-type="string">
            <text:p>domum or cas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Katya</text:p>
          </table:table-cell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Katze</text:p>
          </table:table-cell>
          <table:table-cell office:value-type="string">
            <text:p>pisică</text:p>
          </table:table-cell>
          <table:table-cell office:value-type="string">
            <text:p>catt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kaya</text:p>
          </table:table-cell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Straße</text:p>
          </table:table-cell>
          <table:table-cell office:value-type="string">
            <text:p>stradă</text:p>
          </table:table-cell>
          <table:table-cell office:value-type="string">
            <text:p>vi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koza</text:p>
          </table:table-cell>
          <table:table-cell office:value-type="string">
            <text:p>object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Ding, Sache</text:p>
          </table:table-cell>
          <table:table-cell office:value-type="string">
            <text:p>lucru</text:p>
          </table:table-cell>
          <table:table-cell office:value-type="string">
            <text:p>re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apa</text:p>
          </table:table-cell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Hase</text:p>
          </table:table-cell>
          <table:table-cell office:value-type="string">
            <text:p>iepure</text:p>
          </table:table-cell>
          <table:table-cell office:value-type="string">
            <text:p>Lep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ece</text:p>
          </table:table-cell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Milch</text:p>
          </table:table-cell>
          <table:table-cell office:value-type="string">
            <text:p>lapte</text:p>
          </table:table-cell>
          <table:table-cell office:value-type="string">
            <text:p>lac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lena</text:p>
          </table:table-cell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Holz</text:p>
          </table:table-cell>
          <table:table-cell office:value-type="string">
            <text:p>lemn</text:p>
          </table:table-cell>
          <table:table-cell office:value-type="string">
            <text:p>lignu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leta</text:p>
          </table:table-cell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Brief</text:p>
          </table:table-cell>
          <table:table-cell office:value-type="string">
            <text:p>scrisoare</text:p>
          </table:table-cell>
          <table:table-cell office:value-type="string">
            <text:p>littera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luqa</text:p>
          </table:table-cell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icht</text:p>
          </table:table-cell>
          <table:table-cell office:value-type="string">
            <text:p>lumina</text:p>
          </table:table-cell>
          <table:table-cell office:value-type="string">
            <text:p>lux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uva</text:p>
          </table:table-cell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Regen</text:p>
          </table:table-cell>
          <table:table-cell office:value-type="string">
            <text:p>ploaie</text:p>
          </table:table-cell>
          <table:table-cell office:value-type="string">
            <text:p>pluviam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mama</text:p>
          </table:table-cell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utter</text:p>
          </table:table-cell>
          <table:table-cell office:value-type="string">
            <text:p>mamă</text:p>
          </table:table-cell>
          <table:table-cell office:value-type="string">
            <text:p>mater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ina</text:p>
          </table:table-cell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Hand</text:p>
          </table:table-cell>
          <table:table-cell office:value-type="string">
            <text:p>mână</text:p>
          </table:table-cell>
          <table:table-cell office:value-type="string">
            <text:p>manib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aza</text:p>
          </table:table-cell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table:number-columns-repeated="2" office:value-type="string">
            <text:p>Mais</text:p>
          </table:table-cell>
          <table:table-cell office:value-type="string">
            <text:p>porumb</text:p>
          </table:table-cell>
          <table:table-cell office:value-type="string">
            <text:p>frument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Tabelle</text:p>
          </table:table-cell>
          <table:table-cell office:value-type="string">
            <text:p>masa</text:p>
          </table:table-cell>
          <table:table-cell office:value-type="string">
            <text:p>mensa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moga</text:p>
          </table:table-cell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orgen</text:p>
          </table:table-cell>
          <table:table-cell office:value-type="string">
            <text:p>dimineaţă</text:p>
          </table:table-cell>
          <table:table-cell office:value-type="string">
            <text:p>man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nata</text:p>
          </table:table-cell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Geburtstag</text:p>
          </table:table-cell>
          <table:table-cell office:value-type="string">
            <text:p>zi de nastere</text:p>
          </table:table-cell>
          <table:table-cell office:value-type="string">
            <text:p>natalem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nela</text:p>
          </table:table-cell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Ring</text:p>
          </table:table-cell>
          <table:table-cell office:value-type="string">
            <text:p>inel</text:p>
          </table:table-cell>
          <table:table-cell office:value-type="string">
            <text:p>circulu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nema</text:p>
          </table:table-cell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ame</text:p>
          </table:table-cell>
          <table:table-cell office:value-type="string">
            <text:p>Nume</text:p>
          </table:table-cell>
          <table:table-cell office:value-type="string">
            <text:p>nomin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xa</text:p>
          </table:table-cell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acht</text:p>
          </table:table-cell>
          <table:table-cell office:value-type="string">
            <text:p>noapte</text:p>
          </table:table-cell>
          <table:table-cell office:value-type="string">
            <text:p>noct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nyda</text:p>
          </table:table-cell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Nest</text:p>
          </table:table-cell>
          <table:table-cell office:value-type="string">
            <text:p>cuib</text:p>
          </table:table-cell>
          <table:table-cell office:value-type="string">
            <text:p>posueris nidum tu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yga</text:p>
          </table:table-cell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Schnee</text:p>
          </table:table-cell>
          <table:table-cell office:value-type="string">
            <text:p>zăpadă</text:p>
          </table:table-cell>
          <table:table-cell office:value-type="string">
            <text:p>Nix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yna</text:p>
          </table:table-cell>
          <table:table-cell office:value-type="string">
            <text:p>boy</text:p>
          </table:table-cell>
          <table:table-cell office:value-type="string">
            <text:p>niñ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Junge</text:p>
          </table:table-cell>
          <table:table-cell office:value-type="string">
            <text:p>băiat</text:p>
          </table:table-cell>
          <table:table-cell office:value-type="string">
            <text:p>Pu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Ovyna</text:p>
          </table:table-cell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Schaf</text:p>
          </table:table-cell>
          <table:table-cell office:value-type="string">
            <text:p>oaie</text:p>
          </table:table-cell>
          <table:table-cell office:value-type="string">
            <text:p>ovium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ocya</text:p>
          </table:table-cell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Auge</text:p>
          </table:table-cell>
          <table:table-cell office:value-type="string">
            <text:p>ochi</text:p>
          </table:table-cell>
          <table:table-cell office:value-type="string">
            <text:p>oculu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ovua</text:p>
          </table:table-cell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Ei</text:p>
          </table:table-cell>
          <table:table-cell office:value-type="string">
            <text:p>ou</text:p>
          </table:table-cell>
          <table:table-cell office:value-type="string">
            <text:p>ov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ozea</text:p>
          </table:table-cell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Vogel</text:p>
          </table:table-cell>
          <table:table-cell office:value-type="string">
            <text:p>pasăre</text:p>
          </table:table-cell>
          <table:table-cell office:value-type="string">
            <text:p>ave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ana</text:p>
          </table:table-cell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Brot</text:p>
          </table:table-cell>
          <table:table-cell office:value-type="string">
            <text:p>pâine</text:p>
          </table:table-cell>
          <table:table-cell office:value-type="string">
            <text:p>pane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papa</text:p>
          </table:table-cell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Vater</text:p>
          </table:table-cell>
          <table:table-cell office:value-type="string">
            <text:p>Tată</text:p>
          </table:table-cell>
          <table:table-cell office:value-type="string">
            <text:p>pater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sa</text:p>
          </table:table-cell>
          <table:table-cell office:value-type="string">
            <text:p>past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Vergangenheit</text:p>
          </table:table-cell>
          <table:table-cell office:value-type="string">
            <text:p>trecut</text:p>
          </table:table-cell>
          <table:table-cell office:value-type="string">
            <text:p>praeterit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5">
            <text:p>5</text:p>
          </table:table-cell>
          <table:table-cell office:value-type="string">
            <text:p>paty</text:p>
          </table:table-cell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ty</text:p>
          </table:table-cell>
          <table:table-cell office:value-type="string">
            <text:p>partid</text:p>
          </table:table-cell>
          <table:table-cell office:value-type="string">
            <text:p>pars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pexa</text:p>
          </table:table-cell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Fisch</text:p>
          </table:table-cell>
          <table:table-cell office:value-type="string">
            <text:p>peşte</text:p>
          </table:table-cell>
          <table:table-cell office:value-type="string">
            <text:p>pisc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3">
            <text:p>3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Apfel</text:p>
          </table:table-cell>
          <table:table-cell office:value-type="string">
            <text:p>măr</text:p>
          </table:table-cell>
          <table:table-cell office:value-type="string">
            <text:p>mal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pa</text:p>
          </table:table-cell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Puppe</text:p>
          </table:table-cell>
          <table:table-cell office:value-type="string">
            <text:p>păpuşă</text:p>
          </table:table-cell>
          <table:table-cell office:value-type="string">
            <text:p>doll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Puyna</text:p>
          </table:table-cell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Hähnchen</text:p>
          </table:table-cell>
          <table:table-cell office:value-type="string">
            <text:p>pui</text:p>
          </table:table-cell>
          <table:table-cell office:value-type="string">
            <text:p>pull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yde</text:p>
          </table:table-cell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Füße</text:p>
          </table:table-cell>
          <table:table-cell office:value-type="string">
            <text:p>picioare</text:p>
          </table:table-cell>
          <table:table-cell office:value-type="string">
            <text:p>pedibus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Qerda</text:p>
          </table:table-cell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Schwein</text:p>
          </table:table-cell>
          <table:table-cell office:value-type="string">
            <text:p>porc</text:p>
          </table:table-cell>
          <table:table-cell office:value-type="string">
            <text:p>Porcus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Roby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roja</text:p>
          </table:table-cell>
          <table:table-cell office:value-type="string">
            <text:p>clock</text:p>
          </table:table-cell>
          <table:table-cell office:value-type="string">
            <text:p>reloj</text:p>
          </table:table-cell>
          <table:table-cell office:value-type="string">
            <text:p>montre</text:p>
          </table:table-cell>
          <table:table-cell office:value-type="string">
            <text:p>orologio</text:p>
          </table:table-cell>
          <table:table-cell office:value-type="string">
            <text:p>uhr</text:p>
          </table:table-cell>
          <table:table-cell office:value-type="string">
            <text:p>ceas</text:p>
          </table:table-cell>
          <table:table-cell office:value-type="string">
            <text:p>vigilate, guard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eda</text:p>
          </table:table-cell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amen</text:p>
          </table:table-cell>
          <table:table-cell office:value-type="string">
            <text:p>sămânță</text:p>
          </table:table-cell>
          <table:table-cell office:value-type="string">
            <text:p>semen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xyla</text:p>
          </table:table-cell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tuhl</text:p>
          </table:table-cell>
          <table:table-cell office:value-type="string">
            <text:p>scaun</text:p>
          </table:table-cell>
          <table:table-cell office:value-type="string">
            <text:p>sella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la</text:p>
          </table:table-cell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nne</text:p>
          </table:table-cell>
          <table:table-cell office:value-type="string">
            <text:p>soare</text:p>
          </table:table-cell>
          <table:table-cell office:value-type="string">
            <text:p>solis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ora</text:p>
          </table:table-cell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chwester</text:p>
          </table:table-cell>
          <table:table-cell office:value-type="string">
            <text:p>soră</text:p>
          </table:table-cell>
          <table:table-cell office:value-type="string">
            <text:p>soro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tesa</text:p>
          </table:table-cell>
          <table:table-cell office:value-type="string">
            <text:p>time</text:p>
          </table:table-cell>
          <table:table-cell office:value-type="string">
            <text:p>tiempo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Zeit</text:p>
          </table:table-cell>
          <table:table-cell office:value-type="string">
            <text:p>timp</text:p>
          </table:table-cell>
          <table:table-cell office:value-type="string">
            <text:p>tempu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3">
            <text:p>3</text:p>
          </table:table-cell>
          <table:table-cell office:value-type="string">
            <text:p>tera</text:p>
          </table:table-cell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Boden</text:p>
          </table:table-cell>
          <table:table-cell office:value-type="string">
            <text:p>sol</text:p>
          </table:table-cell>
          <table:table-cell office:value-type="string">
            <text:p>terra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teta</text:p>
          </table:table-cell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Kopf</text:p>
          </table:table-cell>
          <table:table-cell office:value-type="string">
            <text:p>cap</text:p>
          </table:table-cell>
          <table:table-cell office:value-type="string">
            <text:p>capu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ota</text:p>
          </table:table-cell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Kuchen</text:p>
          </table:table-cell>
          <table:table-cell office:value-type="string">
            <text:p>tort</text:p>
          </table:table-cell>
          <table:table-cell office:value-type="string">
            <text:p>libum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tura</text:p>
          </table:table-cell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Tür</text:p>
          </table:table-cell>
          <table:table-cell office:value-type="string">
            <text:p>uşă</text:p>
          </table:table-cell>
          <table:table-cell office:value-type="string">
            <text:p>ianua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rsa</text:p>
          </table:table-cell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Bär</text:p>
          </table:table-cell>
          <table:table-cell office:value-type="string">
            <text:p>urs</text:p>
          </table:table-cell>
          <table:table-cell office:value-type="string">
            <text:p>Urs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aka</text:p>
          </table:table-cell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Kuh</text:p>
          </table:table-cell>
          <table:table-cell office:value-type="string">
            <text:p>vacă</text:p>
          </table:table-cell>
          <table:table-cell office:value-type="string">
            <text:p>vitula eligan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veta</text:p>
          </table:table-cell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Wind</text:p>
          </table:table-cell>
          <table:table-cell office:value-type="string">
            <text:p>vânt</text:p>
          </table:table-cell>
          <table:table-cell office:value-type="string">
            <text:p>ventu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ya</text:p>
          </table:table-cell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ster</text:p>
          </table:table-cell>
          <table:table-cell office:value-type="string">
            <text:p>fereastră</text:p>
          </table:table-cell>
          <table:table-cell office:value-type="string">
            <text:p>fenestra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xava</text:p>
          </table:table-cell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Pferd</text:p>
          </table:table-cell>
          <table:table-cell office:value-type="string">
            <text:p>cal</text:p>
          </table:table-cell>
          <table:table-cell office:value-type="string">
            <text:p>equu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kola</text:p>
          </table:table-cell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ule</text:p>
          </table:table-cell>
          <table:table-cell office:value-type="string">
            <text:p>şcoală</text:p>
          </table:table-cell>
          <table:table-cell office:value-type="string">
            <text:p>schola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xosa</text:p>
          </table:table-cell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Lied</text:p>
          </table:table-cell>
          <table:table-cell office:value-type="string">
            <text:p>cântec</text:p>
          </table:table-cell>
          <table:table-cell office:value-type="string">
            <text:p>canticum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xuza</text:p>
          </table:table-cell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Schuh</text:p>
          </table:table-cell>
          <table:table-cell office:value-type="string">
            <text:p>pantof</text:p>
          </table:table-cell>
          <table:table-cell office:value-type="string">
            <text:p>calceus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yjma</text:p>
          </table:table-cell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Bild</text:p>
          </table:table-cell>
          <table:table-cell office:value-type="string">
            <text:p>imagine</text:p>
          </table:table-cell>
          <table:table-cell office:value-type="string">
            <text:p>pictura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zetu</text:p>
          </table:table-cell>
          <table:table-cell table:style-name="ce8" office:value-type="string">
            <text:p>introduce</text:p>
          </table:table-cell>
          <table:table-cell table:style-name="ce11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anwesend</text:p>
          </table:table-cell>
          <table:table-cell office:value-type="string">
            <text:p>prezent</text:p>
          </table:table-cell>
          <table:table-cell office:value-type="string">
            <text:p>praesenti</text:p>
          </table:table-cell>
        </table:table-row>
      </table:table>
      <table:table table:name="aject" table:style-name="ta1" table:print="false">
        <table:table-column table:style-name="co1" table:default-cell-style-name="ce2"/>
        <table:table-column table:style-name="co5" table:default-cell-style-name="ce3"/>
        <table:table-column table:style-name="co3" table:default-cell-style-name="ce5"/>
        <table:table-column table:style-name="co3" table:default-cell-style-name="ce9"/>
        <table:table-column table:style-name="co3" table:default-cell-style-name="ce12"/>
        <table:table-column table:style-name="co3" table:default-cell-style-name="ce13"/>
        <table:table-column table:style-name="co3" table:default-cell-style-name="ce14"/>
        <table:table-column table:style-name="co3" table:default-cell-style-name="ce16"/>
        <table:table-column table:style-name="co3" table:default-cell-style-name="ce17"/>
        <table:table-column table:style-name="co3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cto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Strom</text:p>
          </table:table-cell>
          <table:table-cell office:value-type="string">
            <text:p>actual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lyo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fremd</text:p>
          </table:table-cell>
          <table:table-cell office:value-type="string">
            <text:p>străin</text:p>
          </table:table-cell>
          <table:table-cell office:value-type="string">
            <text:p>alien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high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hoch</text:p>
          </table:table-cell>
          <table:table-cell office:value-type="string">
            <text:p>înalt</text:p>
          </table:table-cell>
          <table:table-cell office:value-type="string">
            <text:p>altu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bajo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niedrig</text:p>
          </table:table-cell>
          <table:table-cell office:value-type="string">
            <text:p>scăzut</text:p>
          </table:table-cell>
          <table:table-cell office:value-type="string">
            <text:p>iace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verletzt</text:p>
          </table:table-cell>
          <table:table-cell office:value-type="string">
            <text:p>rănit</text:p>
          </table:table-cell>
          <table:table-cell office:value-type="string">
            <text:p>nocer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beto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Beste</text:p>
          </table:table-cell>
          <table:table-cell office:value-type="string">
            <text:p>cel mai bun</text:p>
          </table:table-cell>
          <table:table-cell office:value-type="string">
            <text:p>optimum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bono</text:p>
          </table:table-cell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gut</text:p>
          </table:table-cell>
          <table:table-cell office:value-type="string">
            <text:p>bun</text:p>
          </table:table-cell>
          <table:table-cell office:value-type="string">
            <text:p>bon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yen</text:p>
          </table:table-cell>
          <table:table-cell office:value-type="string">
            <text:p>fine</text:p>
          </table:table-cell>
          <table:table-cell table:number-columns-repeated="2"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Gut</text:p>
          </table:table-cell>
          <table:table-cell office:value-type="string">
            <text:p>bine</text:p>
          </table:table-cell>
          <table:table-cell office:value-type="string">
            <text:p>ben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o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zentral</text:p>
          </table:table-cell>
          <table:table-cell office:value-type="string">
            <text:p>central</text:p>
          </table:table-cell>
          <table:table-cell office:value-type="string">
            <text:p>central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eto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sicher</text:p>
          </table:table-cell>
          <table:table-cell office:value-type="string">
            <text:p>anumit</text:p>
          </table:table-cell>
          <table:table-cell office:value-type="string">
            <text:p>quaeda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demo</text:p>
          </table:table-cell>
          <table:table-cell office:value-type="string">
            <text:p>democratic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demokratisch</text:p>
          </table:table-cell>
          <table:table-cell office:value-type="string">
            <text:p>democratic</text:p>
          </table:table-cell>
          <table:table-cell office:value-type="string">
            <text:p>popular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dora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rechts</text:p>
          </table:table-cell>
          <table:table-cell office:value-type="string">
            <text:p>dreapta</text:p>
          </table:table-cell>
          <table:table-cell office:value-type="string">
            <text:p>dextro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dufo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schwierig</text:p>
          </table:table-cell>
          <table:table-cell office:value-type="string">
            <text:p>dificil</text:p>
          </table:table-cell>
          <table:table-cell office:value-type="string">
            <text:p>difficil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dyfo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nders</text:p>
          </table:table-cell>
          <table:table-cell office:value-type="string">
            <text:p>diferit</text:p>
          </table:table-cell>
          <table:table-cell office:value-type="string">
            <text:p>ali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ko'ga</text:p>
          </table:table-cell>
          <table:table-cell office:value-type="string">
            <text:p>economic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wirtschaftlich</text:p>
          </table:table-cell>
          <table:table-cell office:value-type="string">
            <text:p>economic</text:p>
          </table:table-cell>
          <table:table-cell office:value-type="string">
            <text:p>oeconomica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aso</text:p>
          </table:table-cell>
          <table:table-cell table:style-name="ce20" office:value-type="string">
            <text:p>false</text:p>
          </table:table-cell>
          <table:table-cell office:value-type="string">
            <text:p>falsa/falso</text:p>
          </table:table-cell>
          <table:table-cell office:value-type="string">
            <text:p>faux</text:p>
          </table:table-cell>
          <table:table-cell office:value-type="string">
            <text:p>falsa/falso</text:p>
          </table:table-cell>
          <table:table-cell office:value-type="string">
            <text:p>falsch</text:p>
          </table:table-cell>
          <table:table-cell office:value-type="string">
            <text:p>fals</text:p>
          </table:table-cell>
          <table:table-cell office:value-type="string">
            <text:p>falsu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awo</text:p>
          </table:table-cell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falsch</text:p>
          </table:table-cell>
          <table:table-cell office:value-type="string">
            <text:p>gresit</text:p>
          </table:table-cell>
          <table:table-cell office:value-type="string">
            <text:p>malum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fedo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Bundes</text:p>
          </table:table-cell>
          <table:table-cell office:value-type="string">
            <text:p>federal</text:p>
          </table:table-cell>
          <table:table-cell office:value-type="string">
            <text:p>foederati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o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verfügbar</text:p>
          </table:table-cell>
          <table:table-cell office:value-type="string">
            <text:p>disponibil</text:p>
          </table:table-cell>
          <table:table-cell office:value-type="string">
            <text:p>praest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ezo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glücklich</text:p>
          </table:table-cell>
          <table:table-cell office:value-type="string">
            <text:p>fericit</text:p>
          </table:table-cell>
          <table:table-cell office:value-type="string">
            <text:p>felix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oro</text:p>
          </table:table-cell>
          <table:table-cell office:value-type="string">
            <text:p>strong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stark</text:p>
          </table:table-cell>
          <table:table-cell office:value-type="string">
            <text:p>puternic</text:p>
          </table:table-cell>
          <table:table-cell office:value-type="string">
            <text:p>fort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uxo</text:p>
          </table:table-cell>
          <table:table-cell office:value-type="string">
            <text:p>easy</text:p>
          </table:table-cell>
          <table:table-cell office:value-type="string">
            <text:p>fácil</text:p>
          </table:table-cell>
          <table:table-cell table:number-columns-repeated="2" office:value-type="string">
            <text:p>facile</text:p>
          </table:table-cell>
          <table:table-cell office:value-type="string">
            <text:p>einfach</text:p>
          </table:table-cell>
          <table:table-cell office:value-type="string">
            <text:p>uşor</text:p>
          </table:table-cell>
          <table:table-cell office:value-type="string">
            <text:p>facil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ygo</text:p>
          </table:table-cell>
          <table:table-cell office:value-type="string">
            <text:p>cold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kalt</text:p>
          </table:table-cell>
          <table:table-cell office:value-type="string">
            <text:p>frig</text:p>
          </table:table-cell>
          <table:table-cell office:value-type="string">
            <text:p>frig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yko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finanziell</text:p>
          </table:table-cell>
          <table:table-cell office:value-type="string">
            <text:p>financiar</text:p>
          </table:table-cell>
          <table:table-cell office:value-type="string">
            <text:p>pecuniari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fyna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</text:p>
          </table:table-cell>
          <table:table-cell office:value-type="string">
            <text:p>final</text:p>
          </table:table-cell>
          <table:table-cell office:value-type="string">
            <text:p>finalem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fyno</text:p>
          </table:table-cell>
          <table:table-cell office:value-type="string">
            <text:p>over</text:p>
          </table:table-cell>
          <table:table-cell office:value-type="string">
            <text:p>acabo</text:p>
          </table:table-cell>
          <table:table-cell office:value-type="string">
            <text:p>fini</text:p>
          </table:table-cell>
          <table:table-cell office:value-type="string">
            <text:p>fin</text:p>
          </table:table-cell>
          <table:table-cell office:value-type="string">
            <text:p>vorbei</text:p>
          </table:table-cell>
          <table:table-cell office:value-type="string">
            <text:p>terminat</text:p>
          </table:table-cell>
          <table:table-cell office:value-type="string">
            <text:p>cessavit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yzo</text:p>
          </table:table-cell>
          <table:table-cell office:value-type="string">
            <text:p>physical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Physisch</text:p>
          </table:table-cell>
          <table:table-cell office:value-type="string">
            <text:p>fizic</text:p>
          </table:table-cell>
          <table:table-cell office:value-type="string">
            <text:p>corpor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ato</text:p>
          </table:table-cell>
          <table:table-cell office:value-type="string">
            <text:p>free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gratis</text:p>
          </table:table-cell>
          <table:table-cell office:value-type="string">
            <text:p>gratuit</text:p>
          </table:table-cell>
          <table:table-cell office:value-type="string">
            <text:p>liberum 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avo</text:p>
          </table:table-cell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ernst</text:p>
          </table:table-cell>
          <table:table-cell office:value-type="string">
            <text:p>serios</text:p>
          </table:table-cell>
          <table:table-cell office:value-type="string">
            <text:p>gravi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gero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Allgemeines</text:p>
          </table:table-cell>
          <table:table-cell office:value-type="string">
            <text:p>general</text:p>
          </table:table-cell>
          <table:table-cell office:value-type="string">
            <text:p>general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eto</text:p>
          </table:table-cell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nett</text:p>
          </table:table-cell>
          <table:table-cell office:value-type="string">
            <text:p>drăguț</text:p>
          </table:table-cell>
          <table:table-cell office:value-type="string">
            <text:p>gen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goso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groß</text:p>
          </table:table-cell>
          <table:table-cell office:value-type="string">
            <text:p>mare</text:p>
          </table:table-cell>
          <table:table-cell office:value-type="string">
            <text:p>magn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oxa</text:p>
          </table:table-cell>
          <table:table-cell office:value-type="string">
            <text:p>left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links</text:p>
          </table:table-cell>
          <table:table-cell office:value-type="string">
            <text:p>stânga</text:p>
          </table:table-cell>
          <table:table-cell office:value-type="string">
            <text:p>reliquit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guro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groß</text:p>
          </table:table-cell>
          <table:table-cell office:value-type="string">
            <text:p>grozav</text:p>
          </table:table-cell>
          <table:table-cell office:value-type="string">
            <text:p>magna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heiß</text:p>
          </table:table-cell>
          <table:table-cell office:value-type="string">
            <text:p>fierbinte</text:p>
          </table:table-cell>
          <table:table-cell office:value-type="string">
            <text:p>calidi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humo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Mensch</text:p>
          </table:table-cell>
          <table:table-cell office:value-type="string">
            <text:p>uman</text:p>
          </table:table-cell>
          <table:table-cell office:value-type="string">
            <text:p>homin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jano</text:p>
          </table:table-cell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jung</text:p>
          </table:table-cell>
          <table:table-cell office:value-type="string">
            <text:p>tineri</text:p>
          </table:table-cell>
          <table:table-cell office:value-type="string">
            <text:p>iuven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jolo</text:p>
          </table:table-cell>
          <table:table-cell office:value-type="string">
            <text:p>pretty</text:p>
          </table:table-cell>
          <table:table-cell office:value-type="string">
            <text:p>bon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ziemlich</text:p>
          </table:table-cell>
          <table:table-cell office:value-type="string">
            <text:p>frumos</text:p>
          </table:table-cell>
          <table:table-cell office:value-type="string">
            <text:p>satis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kalo</text:p>
          </table:table-cell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warm</text:p>
          </table:table-cell>
          <table:table-cell office:value-type="string">
            <text:p>cald</text:p>
          </table:table-cell>
          <table:table-cell office:value-type="string">
            <text:p>calid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komo</text:p>
          </table:table-cell>
          <table:table-cell office:value-type="string">
            <text:p>common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verbreitet</text:p>
          </table:table-cell>
          <table:table-cell office:value-type="string">
            <text:p>comun</text:p>
          </table:table-cell>
          <table:table-cell office:value-type="string">
            <text:p>communia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lo</text:p>
          </table:table-cell>
          <table:table-cell table:number-columns-repeated="2"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kulturell</text:p>
          </table:table-cell>
          <table:table-cell office:value-type="string">
            <text:p>cultural</text:p>
          </table:table-cell>
          <table:table-cell office:value-type="string">
            <text:p>cultura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o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klar</text:p>
          </table:table-cell>
          <table:table-cell office:value-type="string">
            <text:p>clar</text:p>
          </table:table-cell>
          <table:table-cell office:value-type="string">
            <text:p>lique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lego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table:number-columns-repeated="2" office:value-type="string">
            <text:p>legal</text:p>
          </table:table-cell>
          <table:table-cell office:value-type="string">
            <text:p>iur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oko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kal</text:p>
          </table:table-cell>
          <table:table-cell office:value-type="string">
            <text:p>local</text:p>
          </table:table-cell>
          <table:table-cell office:value-type="string">
            <text:p>locor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ugo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ange</text:p>
          </table:table-cell>
          <table:table-cell office:value-type="string">
            <text:p>lung</text:p>
          </table:table-cell>
          <table:table-cell office:value-type="string">
            <text:p>long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ybo</text:p>
          </table:table-cell>
          <table:table-cell office:value-type="string">
            <text:p>freedom</text:p>
          </table:table-cell>
          <table:table-cell office:value-type="string">
            <text:p>libertad</text:p>
          </table:table-cell>
          <table:table-cell office:value-type="string">
            <text:p>liberte</text:p>
          </table:table-cell>
          <table:table-cell office:value-type="string">
            <text:p>liberta</text:p>
          </table:table-cell>
          <table:table-cell office:value-type="string">
            <text:p>freiheit</text:p>
          </table:table-cell>
          <table:table-cell office:value-type="string">
            <text:p>libertate</text:p>
          </table:table-cell>
          <table:table-cell office:value-type="string">
            <text:p>libertate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yto</text:p>
          </table:table-cell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bereit</text:p>
          </table:table-cell>
          <table:table-cell office:value-type="string">
            <text:p>gata</text:p>
          </table:table-cell>
          <table:table-cell office:value-type="string">
            <text:p>parat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jo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Haupt</text:p>
          </table:table-cell>
          <table:table-cell office:value-type="string">
            <text:p>major</text:p>
          </table:table-cell>
          <table:table-cell office:value-type="string">
            <text:p>Maior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Schlecht</text:p>
          </table:table-cell>
          <table:table-cell office:value-type="string">
            <text:p>rău</text:p>
          </table:table-cell>
          <table:table-cell office:value-type="string">
            <text:p>mal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ko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zinisch</text:p>
          </table:table-cell>
          <table:table-cell office:value-type="string">
            <text:p>medical</text:p>
          </table:table-cell>
          <table:table-cell office:value-type="string">
            <text:p>medicorum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eto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Umwelt</text:p>
          </table:table-cell>
          <table:table-cell office:value-type="string">
            <text:p>de mediu</text:p>
          </table:table-cell>
          <table:table-cell office:value-type="string">
            <text:p>environmental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moyo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Weg</text:p>
          </table:table-cell>
          <table:table-cell office:value-type="string">
            <text:p>mai departe</text:p>
          </table:table-cell>
          <table:table-cell office:value-type="string">
            <text:p>auferetu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uro</text:p>
          </table:table-cell>
          <table:table-cell office:value-type="string">
            <text:p>dead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tot</text:p>
          </table:table-cell>
          <table:table-cell office:value-type="string">
            <text:p>mort</text:p>
          </table:table-cell>
          <table:table-cell office:value-type="string">
            <text:p>mortuus est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uzo</text:p>
          </table:table-cell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lustig</text:p>
          </table:table-cell>
          <table:table-cell office:value-type="string">
            <text:p>amuzant</text:p>
          </table:table-cell>
          <table:table-cell office:value-type="string">
            <text:p>ridiculam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myto</text:p>
          </table:table-cell>
          <table:table-cell office:value-type="string">
            <text:p>militare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är-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ro</text:p>
          </table:table-cell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ürlich</text:p>
          </table:table-cell>
          <table:table-cell office:value-type="string">
            <text:p>natural</text:p>
          </table:table-cell>
          <table:table-cell office:value-type="string">
            <text:p>natural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zo</text:p>
          </table:table-cell>
          <table:table-cell office:value-type="string">
            <text:p>national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</text:p>
          </table:table-cell>
          <table:table-cell office:value-type="string">
            <text:p>naţional</text:p>
          </table:table-cell>
          <table:table-cell office:value-type="string">
            <text:p>nationalibu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ego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schwarz</text:p>
          </table:table-cell>
          <table:table-cell office:value-type="string">
            <text:p>negru</text:p>
          </table:table-cell>
          <table:table-cell office:value-type="string">
            <text:p>nigreo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eu</text:p>
          </table:table-cell>
          <table:table-cell office:value-type="string">
            <text:p>nou</text:p>
          </table:table-cell>
          <table:table-cell office:value-type="string">
            <text:p>nov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0">
            <text:p>0</text:p>
          </table:table-cell>
          <table:table-cell office:value-type="string">
            <text:p>nyso</text:p>
          </table:table-cell>
          <table:table-cell office:value-type="string">
            <text:p>nice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ett</text:p>
          </table:table-cell>
          <table:table-cell office:value-type="string">
            <text:p>frumos</text:p>
          </table:table-cell>
          <table:table-cell office:value-type="string">
            <text:p>nice quod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ndere</text:p>
          </table:table-cell>
          <table:table-cell office:value-type="string">
            <text:p>alte</text:p>
          </table:table-cell>
          <table:table-cell office:value-type="string">
            <text:p>ali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oveo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öffnen</text:p>
          </table:table-cell>
          <table:table-cell office:value-type="string">
            <text:p>deschis</text:p>
          </table:table-cell>
          <table:table-cell office:value-type="string">
            <text:p>patentibu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eso</text:p>
          </table:table-cell>
          <table:table-cell table:number-columns-repeated="2"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önlich</text:p>
          </table:table-cell>
          <table:table-cell office:value-type="string">
            <text:p>personal</text:p>
          </table:table-cell>
          <table:table-cell office:value-type="string">
            <text:p>personale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eto</text:p>
          </table:table-cell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klein</text:p>
          </table:table-cell>
          <table:table-cell office:value-type="string">
            <text:p>mic</text:p>
          </table:table-cell>
          <table:table-cell office:value-type="string">
            <text:p>Parvu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wenig</text:p>
          </table:table-cell>
          <table:table-cell office:value-type="string">
            <text:p>puţin</text:p>
          </table:table-cell>
          <table:table-cell office:value-type="string">
            <text:p>paulo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o</text:p>
          </table:table-cell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office:value-type="string">
            <text:p>Beliebt</text:p>
          </table:table-cell>
          <table:table-cell table:number-columns-repeated="2" office:value-type="string">
            <text:p>popular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popo</text:p>
          </table:table-cell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eigen</text:p>
          </table:table-cell>
          <table:table-cell office:value-type="string">
            <text:p>propriu</text:p>
          </table:table-cell>
          <table:table-cell office:value-type="string">
            <text:p>su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so</text:p>
          </table:table-cell>
          <table:table-cell office:value-type="string">
            <text:p>possible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öglich</text:p>
          </table:table-cell>
          <table:table-cell office:value-type="string">
            <text:p>posibil</text:p>
          </table:table-cell>
          <table:table-cell office:value-type="string">
            <text:p>maxim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ovo</text:p>
          </table:table-cell>
          <table:table-cell office:value-type="string">
            <text:p>poor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Arm</text:p>
          </table:table-cell>
          <table:table-cell office:value-type="string">
            <text:p>sărac</text:p>
          </table:table-cell>
          <table:table-cell office:value-type="string">
            <text:p>paupe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xo</text:p>
          </table:table-cell>
          <table:table-cell office:value-type="string">
            <text:p>close 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enge</text:p>
          </table:table-cell>
          <table:table-cell office:value-type="string">
            <text:p>apropiati</text:p>
          </table:table-cell>
          <table:table-cell office:value-type="string">
            <text:p>prop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ubo</text:p>
          </table:table-cell>
          <table:table-cell office:value-type="string">
            <text:p>public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Öffentlichkeit</text:p>
          </table:table-cell>
          <table:table-cell office:value-type="string">
            <text:p>public</text:p>
          </table:table-cell>
          <table:table-cell office:value-type="string">
            <text:p>publica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uko</text:p>
          </table:table-cell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politisch</text:p>
          </table:table-cell>
          <table:table-cell office:value-type="string">
            <text:p>politic</text:p>
          </table:table-cell>
          <table:table-cell office:value-type="string">
            <text:p>rei publica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ych</text:p>
          </table:table-cell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Besondere</text:p>
          </table:table-cell>
          <table:table-cell office:value-type="string">
            <text:p>special</text:p>
          </table:table-cell>
          <table:table-cell office:value-type="string">
            <text:p>peculiari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ymo</text:p>
          </table:table-cell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zuerst</text:p>
          </table:table-cell>
          <table:table-cell office:value-type="string">
            <text:p>primul</text:p>
          </table:table-cell>
          <table:table-cell office:value-type="string">
            <text:p>primi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yno</text:p>
          </table:table-cell>
          <table:table-cell office:value-type="string">
            <text:p>full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voll</text:p>
          </table:table-cell>
          <table:table-cell office:value-type="string">
            <text:p>deplin</text:p>
          </table:table-cell>
          <table:table-cell office:value-type="string">
            <text:p>plen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ypo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office:value-type="string">
            <text:p>pelag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yvo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gelände</text:p>
          </table:table-cell>
          <table:table-cell office:value-type="string">
            <text:p>privat</text:p>
          </table:table-cell>
          <table:table-cell office:value-type="string">
            <text:p>privat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gy</text:p>
          </table:table-cell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ös</text:p>
          </table:table-cell>
          <table:table-cell office:value-type="string">
            <text:p>religios</text:p>
          </table:table-cell>
          <table:table-cell office:value-type="string">
            <text:p>religioni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lo</text:p>
          </table:table-cell>
          <table:table-cell table:number-columns-repeated="2"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echt</text:p>
          </table:table-cell>
          <table:table-cell office:value-type="string">
            <text:p>real</text:p>
          </table:table-cell>
          <table:table-cell office:value-type="string">
            <text:p>veru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reqo</text:p>
          </table:table-cell>
          <table:table-cell office:value-type="string">
            <text:p>recent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kürzlich</text:p>
          </table:table-cell>
          <table:table-cell office:value-type="string">
            <text:p>Recent</text:p>
          </table:table-cell>
          <table:table-cell office:value-type="string">
            <text:p>recen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rodo</text:p>
          </table:table-cell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runden</text:p>
          </table:table-cell>
          <table:table-cell office:value-type="string">
            <text:p>rotund</text:p>
          </table:table-cell>
          <table:table-cell office:value-type="string">
            <text:p>circ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jo</text:p>
          </table:table-cell>
          <table:table-cell office:value-type="string">
            <text:p>single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Single</text:p>
          </table:table-cell>
          <table:table-cell office:value-type="string">
            <text:p>singur</text:p>
          </table:table-cell>
          <table:table-cell office:value-type="string">
            <text:p>un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ro</text:p>
          </table:table-cell>
          <table:table-cell office:value-type="string">
            <text:p>dark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dunkel</text:p>
          </table:table-cell>
          <table:table-cell office:value-type="string">
            <text:p>întuneric</text:p>
          </table:table-cell>
          <table:table-cell office:value-type="string">
            <text:p>tenebr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oxo</text:p>
          </table:table-cell>
          <table:table-cell table:number-columns-repeated="3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zial</text:p>
          </table:table-cell>
          <table:table-cell office:value-type="string">
            <text:p>social</text:p>
          </table:table-cell>
          <table:table-cell office:value-type="string">
            <text:p>social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sugo</text:p>
          </table:table-cell>
          <table:table-cell office:value-type="string">
            <text:p>sure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sicher</text:p>
          </table:table-cell>
          <table:table-cell office:value-type="string">
            <text:p>sigur</text:p>
          </table:table-cell>
          <table:table-cell office:value-type="string">
            <text:p>cav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yno</text:p>
          </table:table-cell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von Bedeutung</text:p>
          </table:table-cell>
          <table:table-cell office:value-type="string">
            <text:p>semnificativ</text:p>
          </table:table-cell>
          <table:table-cell office:value-type="string">
            <text:p>significan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ymo</text:p>
          </table:table-cell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ähnlich</text:p>
          </table:table-cell>
          <table:table-cell office:value-type="string">
            <text:p>asemănător</text:p>
          </table:table-cell>
          <table:table-cell office:value-type="string">
            <text:p>similis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sypo</text:p>
          </table:table-cell>
          <table:table-cell office:value-type="string">
            <text:p>simple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einfach</text:p>
          </table:table-cell>
          <table:table-cell office:value-type="string">
            <text:p>simplu</text:p>
          </table:table-cell>
          <table:table-cell office:value-type="string">
            <text:p>simplex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do</text:p>
          </table:table-cell>
          <table:table-cell office:value-type="string">
            <text:p>late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rdo</text:p>
          </table:table-cell>
          <table:table-cell office:value-type="string">
            <text:p>spät</text:p>
          </table:table-cell>
          <table:table-cell office:value-type="string">
            <text:p>târziu</text:p>
          </table:table-cell>
          <table:table-cell office:value-type="string">
            <text:p>sero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tazo</text:p>
          </table:table-cell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ell</text:p>
          </table:table-cell>
          <table:table-cell office:value-type="string">
            <text:p>tradiţional</text:p>
          </table:table-cell>
          <table:table-cell office:value-type="string">
            <text:p>traditional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do</text:p>
          </table:table-cell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ganze</text:p>
          </table:table-cell>
          <table:table-cell office:value-type="string">
            <text:p>întreg</text:p>
          </table:table-cell>
          <table:table-cell office:value-type="string">
            <text:p>totiu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tymo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früh</text:p>
          </table:table-cell>
          <table:table-cell office:value-type="string">
            <text:p>din timp</text:p>
          </table:table-cell>
          <table:table-cell office:value-type="string">
            <text:p>man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varo</text:p>
          </table:table-cell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erschiedene</text:p>
          </table:table-cell>
          <table:table-cell office:value-type="string">
            <text:p>variat</text:p>
          </table:table-cell>
          <table:table-cell office:value-type="string">
            <text:p>variis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eho</text:p>
          </table:table-cell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alt</text:p>
          </table:table-cell>
          <table:table-cell office:value-type="string">
            <text:p>vechi</text:p>
          </table:table-cell>
          <table:table-cell office:value-type="string">
            <text:p>veteri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table:style-name="ce20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wahr</text:p>
          </table:table-cell>
          <table:table-cell office:value-type="string">
            <text:p>adevărat</text:p>
          </table:table-cell>
          <table:table-cell office:value-type="string">
            <text:p>ver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to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verde</text:p>
          </table:table-cell>
          <table:table-cell office:value-type="string">
            <text:p>viridi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yso</text:p>
          </table:table-cell>
          <table:table-cell office:value-type="string">
            <text:p>likely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wahrscheinlich</text:p>
          </table:table-cell>
          <table:table-cell office:value-type="string">
            <text:p>probabil</text:p>
          </table:table-cell>
          <table:table-cell office:value-type="string">
            <text:p>verisimil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xoto</text:p>
          </table:table-cell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kurz</text:p>
          </table:table-cell>
          <table:table-cell office:value-type="string">
            <text:p>mic de statura</text:p>
          </table:table-cell>
          <table:table-cell office:value-type="string">
            <text:p>brev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yoro</text:p>
          </table:table-cell>
          <table:table-cell office:value-type="string">
            <text:p>huge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enorm</text:p>
          </table:table-cell>
          <table:table-cell office:value-type="string">
            <text:p>imens</text:p>
          </table:table-cell>
          <table:table-cell office:value-type="string">
            <text:p>ingen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yno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wichtig</text:p>
          </table:table-cell>
          <table:table-cell office:value-type="string">
            <text:p>important</text:p>
          </table:table-cell>
          <table:table-cell office:value-type="string">
            <text:p>magna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tso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</text:p>
          </table:table-cell>
          <table:table-cell office:value-type="string">
            <text:p>internaţional</text:p>
          </table:table-cell>
          <table:table-cell office:value-type="string">
            <text:p>internationalis</text:p>
          </table:table-cell>
        </table:table-row>
      </table:table>
      <table:table table:name="averb" table:style-name="ta1" table:print="false">
        <table:table-column table:style-name="co1" table:default-cell-style-name="ce2"/>
        <table:table-column table:style-name="co4" table:default-cell-style-name="ce3"/>
        <table:table-column table:style-name="co3" table:default-cell-style-name="ce5"/>
        <table:table-column table:style-name="co3" table:default-cell-style-name="ce9"/>
        <table:table-column table:style-name="co3" table:default-cell-style-name="ce12"/>
        <table:table-column table:style-name="co3" table:default-cell-style-name="ce13"/>
        <table:table-column table:style-name="co3" table:default-cell-style-name="ce14"/>
        <table:table-column table:style-name="co3" table:default-cell-style-name="ce16"/>
        <table:table-column table:style-name="co3" table:default-cell-style-name="ce17"/>
        <table:table-column table:style-name="co3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agna</text:p>
          </table:table-cell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chmal</text:p>
          </table:table-cell>
          <table:table-cell office:value-type="string">
            <text:p>din nou</text:p>
          </table:table-cell>
          <table:table-cell office:value-type="string">
            <text:p>rursus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zyx</text:p>
          </table:table-cell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stattdessen</text:p>
          </table:table-cell>
          <table:table-cell office:value-type="string">
            <text:p>in schimb</text:p>
          </table:table-cell>
          <table:table-cell office:value-type="string">
            <text:p>pro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byso</text:p>
          </table:table-cell>
          <table:table-cell office:value-type="string">
            <text:p>of 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Na sicher</text:p>
          </table:table-cell>
          <table:table-cell office:value-type="string">
            <text:p>desigur</text:p>
          </table:table-cell>
          <table:table-cell office:value-type="string">
            <text:p>utique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byxa</text:p>
          </table:table-cell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gewöhnlich</text:p>
          </table:table-cell>
          <table:table-cell office:value-type="string">
            <text:p>obișnuit</text:p>
          </table:table-cell>
          <table:table-cell office:value-type="string">
            <text:p>plerumqu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ero</text:p>
          </table:table-cell>
          <table:table-cell office:value-type="string">
            <text:p>indeed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bestimmt</text:p>
          </table:table-cell>
          <table:table-cell office:value-type="string">
            <text:p>cu siguranță</text:p>
          </table:table-cell>
          <table:table-cell office:value-type="string">
            <text:p>certe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ypo</text:p>
          </table:table-cell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insbesondere</text:p>
          </table:table-cell>
          <table:table-cell office:value-type="string">
            <text:p>în special</text:p>
          </table:table-cell>
          <table:table-cell office:value-type="string">
            <text:p>praecipu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yto</text:p>
          </table:table-cell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schnell</text:p>
          </table:table-cell>
          <table:table-cell office:value-type="string">
            <text:p>repede</text:p>
          </table:table-cell>
          <table:table-cell office:value-type="string">
            <text:p>cito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bereits</text:p>
          </table:table-cell>
          <table:table-cell office:value-type="string">
            <text:p>deja</text:p>
          </table:table-cell>
          <table:table-cell office:value-type="string">
            <text:p>ia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oro</text:p>
          </table:table-cell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voraus</text:p>
          </table:table-cell>
          <table:table-cell office:value-type="string">
            <text:p>înainte</text:p>
          </table:table-cell>
          <table:table-cell office:value-type="string">
            <text:p>praemisit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dopo</text:p>
          </table:table-cell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später</text:p>
          </table:table-cell>
          <table:table-cell office:value-type="string">
            <text:p>mai tarziu</text:p>
          </table:table-cell>
          <table:table-cell office:value-type="string">
            <text:p>deind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hard</text:p>
          </table:table-cell>
          <table:table-cell office:value-type="string">
            <text:p>áspero</text:p>
          </table:table-cell>
          <table:table-cell office:value-type="string">
            <text:p>dur</text:p>
          </table:table-cell>
          <table:table-cell office:value-type="string">
            <text:p>ruvido</text:p>
          </table:table-cell>
          <table:table-cell office:value-type="string">
            <text:p>hart</text:p>
          </table:table-cell>
          <table:table-cell office:value-type="string">
            <text:p>dur, tare</text:p>
          </table:table-cell>
          <table:table-cell office:value-type="string">
            <text:p>durum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dyro</text:p>
          </table:table-cell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direkt</text:p>
          </table:table-cell>
          <table:table-cell office:value-type="string">
            <text:p>direct</text:p>
          </table:table-cell>
          <table:table-cell office:value-type="string">
            <text:p>protinus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ymo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déjà, toujours</text:p>
          </table:table-cell>
          <table:table-cell office:value-type="string">
            <text:p>mai, sempre</text:p>
          </table:table-cell>
          <table:table-cell office:value-type="string">
            <text:p>für immer</text:p>
          </table:table-cell>
          <table:table-cell office:value-type="string">
            <text:p>todeauna</text:p>
          </table:table-cell>
          <table:table-cell office:value-type="string">
            <text:p>semp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veto</text:p>
          </table:table-cell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schließlich</text:p>
          </table:table-cell>
          <table:table-cell office:value-type="string">
            <text:p>eventual</text:p>
          </table:table-cell>
          <table:table-cell office:value-type="string">
            <text:p>eventually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ezato</text:p>
          </table:table-cell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genau</text:p>
          </table:table-cell>
          <table:table-cell office:value-type="string">
            <text:p>exact</text:p>
          </table:table-cell>
          <table:table-cell office:value-type="string">
            <text:p>prors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o</text:p>
          </table:table-cell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richtig</text:p>
          </table:table-cell>
          <table:table-cell office:value-type="string">
            <text:p>dreptate</text:p>
          </table:table-cell>
          <table:table-cell office:value-type="string">
            <text:p>iust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uto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zusammen</text:p>
          </table:table-cell>
          <table:table-cell office:value-type="string">
            <text:p>împreună</text:p>
          </table:table-cell>
          <table:table-cell office:value-type="string">
            <text:p>simul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jyro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um</text:p>
          </table:table-cell>
          <table:table-cell office:value-type="string">
            <text:p>în jurul</text:p>
          </table:table-cell>
          <table:table-cell office:value-type="string">
            <text:p>circ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kazy</text:p>
          </table:table-cell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ast</text:p>
          </table:table-cell>
          <table:table-cell office:value-type="string">
            <text:p>aproape</text:p>
          </table:table-cell>
          <table:table-cell office:value-type="string">
            <text:p>fer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kum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Wie</text:p>
          </table:table-cell>
          <table:table-cell office:value-type="string">
            <text:p>Cum</text:p>
          </table:table-cell>
          <table:table-cell office:value-type="string">
            <text:p>qua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kyto</text:p>
          </table:table-cell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vielleicht</text:p>
          </table:table-cell>
          <table:table-cell office:value-type="string">
            <text:p>poate</text:p>
          </table:table-cell>
          <table:table-cell office:value-type="string">
            <text:p>fortasse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4">
            <text:p>4</text:p>
          </table:table-cell>
          <table:table-cell office:value-type="string">
            <text:p>lebo</text:p>
          </table:table-cell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lieber</text:p>
          </table:table-cell>
          <table:table-cell office:value-type="string">
            <text:p>mai degraba</text:p>
          </table:table-cell>
          <table:table-cell office:value-type="string">
            <text:p>magis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table:style-name="ce21" office:value-type="string">
            <text:p>mayo</text:p>
          </table:table-cell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ehr</text:p>
          </table:table-cell>
          <table:table-cell office:value-type="string">
            <text:p>mai multe</text:p>
          </table:table-cell>
          <table:table-cell office:value-type="string">
            <text:p>mag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eho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besser</text:p>
          </table:table-cell>
          <table:table-cell office:value-type="string">
            <text:p>mai bine</text:p>
          </table:table-cell>
          <table:table-cell office:value-type="string">
            <text:p>melio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eno</text:p>
          </table:table-cell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geringer, weniger</text:p>
          </table:table-cell>
          <table:table-cell office:value-type="string">
            <text:p>Mai puțin</text:p>
          </table:table-cell>
          <table:table-cell office:value-type="string">
            <text:p>minu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yso</text:p>
          </table:table-cell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am wenigsten</text:p>
          </table:table-cell>
          <table:table-cell office:value-type="string">
            <text:p>cel mai puţin</text:p>
          </table:table-cell>
          <table:table-cell office:value-type="string">
            <text:p>minim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do</text:p>
          </table:table-cell>
          <table:table-cell office:value-type="string">
            <text:p>able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imstande</text:p>
          </table:table-cell>
          <table:table-cell office:value-type="string">
            <text:p>capabil</text:p>
          </table:table-cell>
          <table:table-cell office:value-type="string">
            <text:p>pote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wenig</text:p>
          </table:table-cell>
          <table:table-cell office:value-type="string">
            <text:p>mic</text:p>
          </table:table-cell>
          <table:table-cell office:value-type="string">
            <text:p>paul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eqo'yx</text:p>
          </table:table-cell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vor kurzem</text:p>
          </table:table-cell>
          <table:table-cell office:value-type="string">
            <text:p>recent</text:p>
          </table:table-cell>
          <table:table-cell office:value-type="string">
            <text:p>recentiu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cao</text:p>
          </table:table-cell>
          <table:table-cell office:value-type="string">
            <text:p>back</text:p>
          </table:table-cell>
          <table:table-cell office:value-type="string">
            <text:p>atrás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zurück</text:p>
          </table:table-cell>
          <table:table-cell office:value-type="string">
            <text:p>înapoi</text:p>
          </table:table-cell>
          <table:table-cell office:value-type="string">
            <text:p>revenit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ylo</text:p>
          </table:table-cell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tatsächlich</text:p>
          </table:table-cell>
          <table:table-cell office:value-type="string">
            <text:p>de fapt</text:p>
          </table:table-cell>
          <table:table-cell office:value-type="string">
            <text:p>quide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yvo</text:p>
          </table:table-cell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gefunden</text:p>
          </table:table-cell>
          <table:table-cell office:value-type="string">
            <text:p>găsite</text:p>
          </table:table-cell>
          <table:table-cell office:value-type="string">
            <text:p>found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safo</text:p>
          </table:table-cell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genug</text:p>
          </table:table-cell>
          <table:table-cell office:value-type="string">
            <text:p>destul</text:p>
          </table:table-cell>
          <table:table-cell office:value-type="string">
            <text:p>satis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se-pwo</text:p>
          </table:table-cell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vielleicht</text:p>
          </table:table-cell>
          <table:table-cell office:value-type="string">
            <text:p>poate</text:p>
          </table:table-cell>
          <table:table-cell office:value-type="string">
            <text:p>mayb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lo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allein</text:p>
          </table:table-cell>
          <table:table-cell office:value-type="string">
            <text:p>singur</text:p>
          </table:table-cell>
          <table:table-cell office:value-type="string">
            <text:p>solum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suto</text:p>
          </table:table-cell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insbesondere</text:p>
          </table:table-cell>
          <table:table-cell office:value-type="string">
            <text:p>în special</text:p>
          </table:table-cell>
          <table:table-cell office:value-type="string">
            <text:p>maxim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vo</text:p>
          </table:table-cell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häufig</text:p>
          </table:table-cell>
          <table:table-cell office:value-type="string">
            <text:p>de multe ori</text:p>
          </table:table-cell>
          <table:table-cell office:value-type="string">
            <text:p>saep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table:style-name="ce21" office:value-type="string">
            <text:p>sype</text:p>
          </table:table-cell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immer</text:p>
          </table:table-cell>
          <table:table-cell office:value-type="string">
            <text:p>mereu</text:p>
          </table:table-cell>
          <table:table-cell office:value-type="string">
            <text:p>semp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yto</text:p>
          </table:table-cell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ziemlich</text:p>
          </table:table-cell>
          <table:table-cell office:value-type="string">
            <text:p>destul de</text:p>
          </table:table-cell>
          <table:table-cell office:value-type="string">
            <text:p>satis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tato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viel</text:p>
          </table:table-cell>
          <table:table-cell office:value-type="string">
            <text:p>mult</text:p>
          </table:table-cell>
          <table:table-cell office:value-type="string">
            <text:p>tantu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temo</text:p>
          </table:table-cell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getan</text:p>
          </table:table-cell>
          <table:table-cell office:value-type="string">
            <text:p>Terminat</text:p>
          </table:table-cell>
          <table:table-cell office:value-type="string">
            <text:p>fact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usko</text:p>
          </table:table-cell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plötzlich</text:p>
          </table:table-cell>
          <table:table-cell office:value-type="string">
            <text:p>brusc</text:p>
          </table:table-cell>
          <table:table-cell office:value-type="string">
            <text:p>subit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ale</text:p>
          </table:table-cell>
          <table:table-cell office:value-type="string">
            <text:p>okay</text:p>
          </table:table-cell>
          <table:table-cell office:value-type="string">
            <text:p>vale</text:p>
          </table:table-cell>
          <table:table-cell office:value-type="string">
            <text:p>D'accord</text:p>
          </table:table-cell>
          <table:table-cell office:value-type="string">
            <text:p>va bene</text:p>
          </table:table-cell>
          <table:table-cell office:value-type="string">
            <text:p>in Ordnung</text:p>
          </table:table-cell>
          <table:table-cell office:value-type="string">
            <text:p>în regulă</text:p>
          </table:table-cell>
          <table:table-cell office:value-type="string">
            <text:p>ben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yto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schnell</text:p>
          </table:table-cell>
          <table:table-cell office:value-type="string">
            <text:p>rapid</text:p>
          </table:table-cell>
          <table:table-cell office:value-type="string">
            <text:p>celer</text:p>
          </table:table-cell>
        </table:table-row>
      </table:table>
      <table:table table:name="color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default-cell-style-name="ce22"/>
        <table:table-column table:style-name="co1" table:default-cell-style-name="ce5"/>
        <table:table-column table:style-name="co1" table:default-cell-style-name="ce9"/>
        <table:table-column table:style-name="co1" table:default-cell-style-name="ce12"/>
        <table:table-column table:style-name="co1" table:default-cell-style-name="ce13"/>
        <table:table-column table:style-name="co1" table:default-cell-style-name="ce14"/>
        <table:table-column table:style-name="co1" table:default-cell-style-name="ce16"/>
        <table:table-column table:style-name="co1" table:default-cell-style-name="ce17"/>
        <table:table-column table:style-name="co1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1" office:value-type="string">
            <text:p>Part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albo</text:p>
          </table:table-cell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Weiß</text:p>
          </table:table-cell>
          <table:table-cell office:value-type="string">
            <text:p>alb</text:p>
          </table:table-cell>
          <table:table-cell office:value-type="string">
            <text:p>alb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azul</text:p>
          </table:table-cell>
          <table:table-cell office:value-type="string">
            <text:p>blue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Blau</text:p>
          </table:table-cell>
          <table:table-cell office:value-type="string">
            <text:p>albastru</text:p>
          </table:table-cell>
          <table:table-cell office:value-type="string">
            <text:p>caerule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culoare</text:p>
          </table:table-cell>
          <table:table-cell office:value-type="string">
            <text:p>yuno</text:p>
          </table:table-cell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Gelb</text:p>
          </table:table-cell>
          <table:table-cell office:value-type="string">
            <text:p>galben</text:p>
          </table:table-cell>
          <table:table-cell office:value-type="string">
            <text:p>flavo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maro</text:p>
          </table:table-cell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aun</text:p>
          </table:table-cell>
          <table:table-cell office:value-type="string">
            <text:p>maro</text:p>
          </table:table-cell>
          <table:table-cell office:value-type="string">
            <text:p>brunne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roxu</text:p>
          </table:table-cell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ot</text:p>
          </table:table-cell>
          <table:table-cell office:value-type="string">
            <text:p>roșu</text:p>
          </table:table-cell>
          <table:table-cell office:value-type="string">
            <text:p>rubrum</text:p>
          </table:table-cell>
        </table:table-row>
      </table:table>
      <table:table table:name="decimal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33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1">
          <table:table-cell table:style-name="ce23" office:value-type="string">
            <text:p>Lojban</text:p>
          </table:table-cell>
          <table:table-cell table:style-name="ce26" office:value-type="string">
            <text:p>CD</text:p>
          </table:table-cell>
          <table:table-cell table:style-name="ce23" office:value-type="string">
            <text:p>MAJ</text:p>
          </table:table-cell>
          <table:table-cell table:style-name="ce29" office:value-type="string">
            <text:p>English</text:p>
          </table:table-cell>
          <table:table-cell table:style-name="ce34" office:value-type="string">
            <text:p>Synonim</text:p>
          </table:table-cell>
          <table:table-cell table:style-name="ce34" office:value-type="string">
            <text:p>Spanish</text:p>
          </table:table-cell>
          <table:table-cell table:style-name="ce34" office:value-type="string">
            <text:p>Franch</text:p>
          </table:table-cell>
          <table:table-cell table:style-name="ce34" office:value-type="string">
            <text:p>Italian</text:p>
          </table:table-cell>
          <table:table-cell table:style-name="ce37" table:number-columns-repeated="1015"/>
        </table:table-row>
        <table:table-row table:style-name="ro1">
          <table:table-cell table:style-name="ce24" office:value-type="string">
            <text:p>**7.4</text:p>
          </table:table-cell>
          <table:table-cell table:style-name="ce26" office:value-type="float" office:value="8">
            <text:p>8</text:p>
          </table:table-cell>
          <table:table-cell table:style-name="ce23" office:value-type="string">
            <text:p>deka</text:p>
          </table:table-cell>
          <table:table-cell table:style-name="ce30" office:value-type="string">
            <text:p>exponents</text:p>
          </table:table-cell>
          <table:table-cell table:style-name="ce24"/>
          <table:table-cell table:style-name="ce36" office:value-type="string">
            <text:p>exponentes de 0</text:p>
          </table:table-cell>
          <table:table-cell table:style-name="ce36" office:value-type="string">
            <text:p>exposants de 0</text:p>
          </table:table-cell>
          <table:table-cell table:style-name="ce36" office:value-type="string">
            <text:p>esponenti di 0</text:p>
          </table:table-cell>
          <table:table-cell table:style-name="ce37" table:number-columns-repeated="1015"/>
        </table:table-row>
        <table:table-row table:style-name="ro1">
          <table:table-cell table:style-name="ce25" office:value-type="string">
            <text:p>dekto</text:p>
          </table:table-cell>
          <table:table-cell table:style-name="ce27" office:value-type="float" office:value="8">
            <text:p>8</text:p>
          </table:table-cell>
          <table:table-cell table:style-name="ce28"/>
          <table:table-cell table:style-name="ce31" office:value-type="float" office:value="0">
            <text:p>0</text:p>
          </table:table-cell>
          <table:table-cell table:style-name="ce35" office:value-type="string">
            <text:p>deka</text:p>
          </table:table-cell>
          <table:table-cell table:style-name="ce37" office:value-type="string">
            <text:p>0 métricas "deka"</text:p>
          </table:table-cell>
          <table:table-cell table:style-name="ce37" office:value-type="string">
            <text:p>0 métriques «deka»</text:p>
          </table:table-cell>
          <table:table-cell table:style-name="ce37" office:value-type="string">
            <text:p>0 "deka" metrico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xecto</text:p>
          </table:table-cell>
          <table:table-cell table:style-name="ce27" office:value-type="float" office:value="8">
            <text:p>8</text:p>
          </table:table-cell>
          <table:table-cell table:style-name="ce28"/>
          <table:table-cell table:style-name="ce31" office:value-type="float" office:value="0">
            <text:p>0</text:p>
          </table:table-cell>
          <table:table-cell table:style-name="ce35" office:value-type="string">
            <text:p>hecto</text:p>
          </table:table-cell>
          <table:table-cell table:style-name="ce37" office:value-type="string">
            <text:p>00 métricas "hecto"</text:p>
          </table:table-cell>
          <table:table-cell table:style-name="ce37" office:value-type="string">
            <text:p>00 ‘hecto’</text:p>
          </table:table-cell>
          <table:table-cell table:style-name="ce37" office:value-type="string">
            <text:p>00 hecto "metrico"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kilto</text:p>
          </table:table-cell>
          <table:table-cell table:style-name="ce27" office:value-type="float" office:value="8">
            <text:p>8</text:p>
          </table:table-cell>
          <table:table-cell table:style-name="ce28"/>
          <table:table-cell table:style-name="ce31" office:value-type="float" office:value="0">
            <text:p>0</text:p>
          </table:table-cell>
          <table:table-cell table:style-name="ce35" office:value-type="string">
            <text:p>kilo</text:p>
          </table:table-cell>
          <table:table-cell table:style-name="ce37" office:value-type="string">
            <text:p>000 ‘kilo’ métrico</text:p>
          </table:table-cell>
          <table:table-cell table:style-name="ce37" office:value-type="string">
            <text:p>000 kilos</text:p>
          </table:table-cell>
          <table:table-cell table:style-name="ce37" office:value-type="string">
            <text:p>000 chilogrammi di "chilo"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megdo</text:p>
          </table:table-cell>
          <table:table-cell table:style-name="ce27" office:value-type="float" office:value="8">
            <text:p>8</text:p>
          </table:table-cell>
          <table:table-cell table:style-name="ce28"/>
          <table:table-cell table:style-name="ce32" office:value-type="float" office:value="0">
            <text:p>0.00E+000</text:p>
          </table:table-cell>
          <table:table-cell table:style-name="ce35" office:value-type="string">
            <text:p>mega</text:p>
          </table:table-cell>
          <table:table-cell table:style-name="ce37" office:value-type="string">
            <text:p>Emétrica "mega"</text:p>
          </table:table-cell>
          <table:table-cell table:style-name="ce37" office:value-type="string">
            <text:p>e«métrique»</text:p>
          </table:table-cell>
          <table:table-cell table:style-name="ce37" office:value-type="string">
            <text:p>emetrica "mega"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gigdo</text:p>
          </table:table-cell>
          <table:table-cell table:style-name="ce27" office:value-type="float" office:value="8">
            <text:p>8</text:p>
          </table:table-cell>
          <table:table-cell table:style-name="ce28"/>
          <table:table-cell table:style-name="ce32" office:value-type="float" office:value="0">
            <text:p>0.00E+000</text:p>
          </table:table-cell>
          <table:table-cell table:style-name="ce35" office:value-type="string">
            <text:p>giga</text:p>
          </table:table-cell>
          <table:table-cell table:style-name="ce37" office:value-type="string">
            <text:p>E9 métrica "giga"</text:p>
          </table:table-cell>
          <table:table-cell table:style-name="ce37" office:value-type="string">
            <text:p>e9 métrique «giga»</text:p>
          </table:table-cell>
          <table:table-cell table:style-name="ce37" office:value-type="string">
            <text:p>e9 metrica "giga"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terto</text:p>
          </table:table-cell>
          <table:table-cell table:style-name="ce27" office:value-type="float" office:value="8">
            <text:p>8</text:p>
          </table:table-cell>
          <table:table-cell table:style-name="ce28"/>
          <table:table-cell table:style-name="ce32" office:value-type="float" office:value="0">
            <text:p>0.00E+000</text:p>
          </table:table-cell>
          <table:table-cell table:style-name="ce35" office:value-type="string">
            <text:p>tera</text:p>
          </table:table-cell>
          <table:table-cell table:style-name="ce37" office:value-type="string">
            <text:p>E métrica "tera"</text:p>
          </table:table-cell>
          <table:table-cell table:style-name="ce37" office:value-type="string">
            <text:p>e métrique «tera»</text:p>
          </table:table-cell>
          <table:table-cell table:style-name="ce37" office:value-type="string">
            <text:p>e metrica "tera"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petso</text:p>
          </table:table-cell>
          <table:table-cell table:style-name="ce27" office:value-type="float" office:value="8">
            <text:p>8</text:p>
          </table:table-cell>
          <table:table-cell table:style-name="ce28"/>
          <table:table-cell table:style-name="ce32" office:value-type="string">
            <text:p>E+05</text:p>
          </table:table-cell>
          <table:table-cell table:style-name="ce35" office:value-type="string">
            <text:p>peta</text:p>
          </table:table-cell>
          <table:table-cell table:style-name="ce37" office:value-type="string">
            <text:p>Emétrica "peta"</text:p>
          </table:table-cell>
          <table:table-cell table:style-name="ce37" office:value-type="string">
            <text:p>e«peta» métrique</text:p>
          </table:table-cell>
          <table:table-cell table:style-name="ce37" office:value-type="string">
            <text:p>emetrica "peta"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xexso</text:p>
          </table:table-cell>
          <table:table-cell table:style-name="ce27" office:value-type="float" office:value="8">
            <text:p>8</text:p>
          </table:table-cell>
          <table:table-cell table:style-name="ce28"/>
          <table:table-cell table:style-name="ce32" office:value-type="string">
            <text:p>E+08</text:p>
          </table:table-cell>
          <table:table-cell table:style-name="ce35" office:value-type="string">
            <text:p>exa</text:p>
          </table:table-cell>
          <table:table-cell table:style-name="ce37" office:value-type="string">
            <text:p>E8 métrica "exa"</text:p>
          </table:table-cell>
          <table:table-cell table:style-name="ce37" office:value-type="string">
            <text:p>e8 métrique «exa»</text:p>
          </table:table-cell>
          <table:table-cell table:style-name="ce37" office:value-type="string">
            <text:p>e8 metrica "exa"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zetro</text:p>
          </table:table-cell>
          <table:table-cell table:style-name="ce27" office:value-type="float" office:value="8">
            <text:p>8</text:p>
          </table:table-cell>
          <table:table-cell table:style-name="ce28"/>
          <table:table-cell table:style-name="ce32" office:value-type="string">
            <text:p>E+0</text:p>
          </table:table-cell>
          <table:table-cell table:style-name="ce35" office:value-type="string">
            <text:p>zetta</text:p>
          </table:table-cell>
          <table:table-cell table:style-name="ce37" office:value-type="string">
            <text:p>E ‘zetta’</text:p>
          </table:table-cell>
          <table:table-cell table:number-columns-repeated="2" table:style-name="ce37" office:value-type="string">
            <text:p>e "zetta"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gotro</text:p>
          </table:table-cell>
          <table:table-cell table:style-name="ce27" office:value-type="float" office:value="8">
            <text:p>8</text:p>
          </table:table-cell>
          <table:table-cell table:style-name="ce28"/>
          <table:table-cell table:style-name="ce32" office:value-type="string">
            <text:p>E+04</text:p>
          </table:table-cell>
          <table:table-cell table:style-name="ce35" office:value-type="string">
            <text:p>yotta</text:p>
          </table:table-cell>
          <table:table-cell table:style-name="ce37" office:value-type="string">
            <text:p>E"yotta"</text:p>
          </table:table-cell>
          <table:table-cell table:style-name="ce37" office:value-type="string">
            <text:p>e«yotta»</text:p>
          </table:table-cell>
          <table:table-cell table:style-name="ce37" office:value-type="string">
            <text:p>e"yotta"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decti</text:p>
          </table:table-cell>
          <table:table-cell table:style-name="ce27" office:value-type="float" office:value="8">
            <text:p>8</text:p>
          </table:table-cell>
          <table:table-cell table:style-name="ce28"/>
          <table:table-cell table:style-name="ce32" office:value-type="float" office:value="0">
            <text:p>0.00E+000</text:p>
          </table:table-cell>
          <table:table-cell table:style-name="ce35" office:value-type="string">
            <text:p>deci</text:p>
          </table:table-cell>
          <table:table-cell table:style-name="ce37" office:value-type="string">
            <text:p>. métrica "deci"</text:p>
          </table:table-cell>
          <table:table-cell table:style-name="ce37" office:value-type="string">
            <text:p>. métrique «déci»</text:p>
          </table:table-cell>
          <table:table-cell table:style-name="ce37" office:value-type="string">
            <text:p>. metrica "deci"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centi</text:p>
          </table:table-cell>
          <table:table-cell table:style-name="ce27" office:value-type="float" office:value="8">
            <text:p>8</text:p>
          </table:table-cell>
          <table:table-cell table:style-name="ce28"/>
          <table:table-cell table:style-name="ce31" office:value-type="float" office:value="0">
            <text:p>0</text:p>
          </table:table-cell>
          <table:table-cell table:style-name="ce35" office:value-type="string">
            <text:p>centi</text:p>
          </table:table-cell>
          <table:table-cell table:style-name="ce37" office:value-type="string">
            <text:p>.0 métrico "centi"</text:p>
          </table:table-cell>
          <table:table-cell table:style-name="ce37" office:value-type="string">
            <text:p>0,0 métrique</text:p>
          </table:table-cell>
          <table:table-cell table:style-name="ce37" office:value-type="string">
            <text:p>.0 metrica "centi"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milti</text:p>
          </table:table-cell>
          <table:table-cell table:style-name="ce27" office:value-type="float" office:value="8">
            <text:p>8</text:p>
          </table:table-cell>
          <table:table-cell table:style-name="ce28"/>
          <table:table-cell table:style-name="ce31" office:value-type="float" office:value="0">
            <text:p>0</text:p>
          </table:table-cell>
          <table:table-cell table:style-name="ce35" office:value-type="string">
            <text:p>milli</text:p>
          </table:table-cell>
          <table:table-cell table:style-name="ce37" office:value-type="string">
            <text:p>.00 métrica "milli"</text:p>
          </table:table-cell>
          <table:table-cell table:style-name="ce37" office:value-type="string">
            <text:p>0,00 métrique</text:p>
          </table:table-cell>
          <table:table-cell table:style-name="ce37" office:value-type="string">
            <text:p>.00 metrica "milli"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mikri</text:p>
          </table:table-cell>
          <table:table-cell table:style-name="ce27" office:value-type="float" office:value="8">
            <text:p>8</text:p>
          </table:table-cell>
          <table:table-cell table:style-name="ce28"/>
          <table:table-cell table:style-name="ce32" office:value-type="float" office:value="0">
            <text:p>0.00E+000</text:p>
          </table:table-cell>
          <table:table-cell table:style-name="ce35" office:value-type="string">
            <text:p>micro</text:p>
          </table:table-cell>
          <table:table-cell table:style-name="ce37" office:value-type="string">
            <text:p>E-métrica "micro"</text:p>
          </table:table-cell>
          <table:table-cell table:style-name="ce37" office:value-type="string">
            <text:p>e-métrique «micro»</text:p>
          </table:table-cell>
          <table:table-cell table:style-name="ce37" office:value-type="string">
            <text:p>e-metrica "micro"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nanvi</text:p>
          </table:table-cell>
          <table:table-cell table:style-name="ce27" office:value-type="float" office:value="8">
            <text:p>8</text:p>
          </table:table-cell>
          <table:table-cell table:style-name="ce28"/>
          <table:table-cell table:style-name="ce32" office:value-type="float" office:value="0">
            <text:p>0.00E+000</text:p>
          </table:table-cell>
          <table:table-cell table:style-name="ce35" office:value-type="string">
            <text:p>nano</text:p>
          </table:table-cell>
          <table:table-cell table:style-name="ce37" office:value-type="string">
            <text:p>E-9 métrica "nano"</text:p>
          </table:table-cell>
          <table:table-cell table:style-name="ce37" office:value-type="string">
            <text:p>e-9 métrique «nano»</text:p>
          </table:table-cell>
          <table:table-cell table:style-name="ce37" office:value-type="string">
            <text:p>Metrica e-9 "nano"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picti</text:p>
          </table:table-cell>
          <table:table-cell table:style-name="ce27" office:value-type="float" office:value="8">
            <text:p>8</text:p>
          </table:table-cell>
          <table:table-cell table:style-name="ce28"/>
          <table:table-cell table:style-name="ce32" office:value-type="float" office:value="0">
            <text:p>0.00E+000</text:p>
          </table:table-cell>
          <table:table-cell table:style-name="ce35" office:value-type="string">
            <text:p>pico</text:p>
          </table:table-cell>
          <table:table-cell table:style-name="ce37" office:value-type="string">
            <text:p>E- métrica "pico"</text:p>
          </table:table-cell>
          <table:table-cell table:style-name="ce37" office:value-type="string">
            <text:p>e- métrique «pico»</text:p>
          </table:table-cell>
          <table:table-cell table:style-name="ce37" office:value-type="string">
            <text:p>e- metrico "pico"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femti</text:p>
          </table:table-cell>
          <table:table-cell table:style-name="ce27" office:value-type="float" office:value="8">
            <text:p>8</text:p>
          </table:table-cell>
          <table:table-cell table:style-name="ce28"/>
          <table:table-cell table:style-name="ce32" office:value-type="string">
            <text:p>E-05</text:p>
          </table:table-cell>
          <table:table-cell table:style-name="ce35" office:value-type="string">
            <text:p>femto</text:p>
          </table:table-cell>
          <table:table-cell table:style-name="ce37" office:value-type="string">
            <text:p>E-métrica "femto"</text:p>
          </table:table-cell>
          <table:table-cell table:style-name="ce37" office:value-type="string">
            <text:p>e-«femto» métrique</text:p>
          </table:table-cell>
          <table:table-cell table:style-name="ce37" office:value-type="string">
            <text:p>"Femto" metrico e-5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xatsi</text:p>
          </table:table-cell>
          <table:table-cell table:style-name="ce27" office:value-type="float" office:value="8">
            <text:p>8</text:p>
          </table:table-cell>
          <table:table-cell table:style-name="ce28"/>
          <table:table-cell table:style-name="ce32" office:value-type="string">
            <text:p>E-08</text:p>
          </table:table-cell>
          <table:table-cell table:style-name="ce35" office:value-type="string">
            <text:p>atto</text:p>
          </table:table-cell>
          <table:table-cell table:style-name="ce37" office:value-type="string">
            <text:p>E-8 métrica "atto"</text:p>
          </table:table-cell>
          <table:table-cell table:style-name="ce37" office:value-type="string">
            <text:p>e-8 métrique «atto»</text:p>
          </table:table-cell>
          <table:table-cell table:style-name="ce37" office:value-type="string">
            <text:p>e-8 metrica "atto"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zepti</text:p>
          </table:table-cell>
          <table:table-cell table:style-name="ce27" office:value-type="float" office:value="8">
            <text:p>8</text:p>
          </table:table-cell>
          <table:table-cell table:style-name="ce28"/>
          <table:table-cell table:style-name="ce32" office:value-type="string">
            <text:p>E-0</text:p>
          </table:table-cell>
          <table:table-cell table:style-name="ce35" office:value-type="string">
            <text:p>zepto</text:p>
          </table:table-cell>
          <table:table-cell table:style-name="ce37" office:value-type="string">
            <text:p>E- "zepto"</text:p>
          </table:table-cell>
          <table:table-cell table:number-columns-repeated="2" table:style-name="ce37" office:value-type="string">
            <text:p>e- "zepto"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gocti</text:p>
          </table:table-cell>
          <table:table-cell table:style-name="ce27" office:value-type="float" office:value="8">
            <text:p>8</text:p>
          </table:table-cell>
          <table:table-cell table:style-name="ce28"/>
          <table:table-cell table:style-name="ce32" office:value-type="string">
            <text:p>E-04</text:p>
          </table:table-cell>
          <table:table-cell table:style-name="ce35" office:value-type="string">
            <text:p>yocto</text:p>
          </table:table-cell>
          <table:table-cell table:style-name="ce37" office:value-type="string">
            <text:p>E-"yocto"</text:p>
          </table:table-cell>
          <table:table-cell table:style-name="ce37" office:value-type="string">
            <text:p>e-‘yocto’</text:p>
          </table:table-cell>
          <table:table-cell table:style-name="ce37" office:value-type="string">
            <text:p>e-"yocto"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renume" table:style-name="ta1" table:print="false">
        <table:table-column table:style-name="co1" table:default-cell-style-name="ce39"/>
        <table:table-column table:style-name="co1" table:default-cell-style-name="Default"/>
        <table:table-column table:style-name="co11" table:default-cell-style-name="Default"/>
        <table:table-column table:style-name="co1" table:number-columns-repeated="1021" table:default-cell-style-name="Default"/>
        <table:table-row table:style-name="ro1">
          <table:table-cell table:style-name="ce38" office:value-type="string">
            <text:p>maj</text:p>
          </table:table-cell>
          <table:table-cell table:style-name="ce41" office:value-type="string">
            <text:p>English</text:p>
          </table:table-cell>
          <table:table-cell table:style-name="ce41" office:value-type="string">
            <text:p>Spanish</text:p>
          </table:table-cell>
          <table:table-cell table:style-name="ce41" office:value-type="string">
            <text:p>Romanian</text:p>
          </table:table-cell>
          <table:table-cell table:style-name="ce41" office:value-type="string">
            <text:p>latin</text:p>
          </table:table-cell>
          <table:table-cell table:style-name="ce44" office:value-type="string">
            <text:p>Italian</text:p>
          </table:table-cell>
          <table:table-cell table:style-name="ce41" office:value-type="string">
            <text:p>Franch</text:p>
          </table:table-cell>
          <table:table-cell table:style-name="ce41" office:value-type="string">
            <text:p>Polish</text:p>
          </table:table-cell>
          <table:table-cell table:style-name="ce41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38" office:value-type="string">
            <text:p>Nominativ</text:p>
          </table:table-cell>
          <table:table-cell table:style-name="ce42" table:number-columns-repeated="4"/>
          <table:table-cell table:style-name="ce45"/>
          <table:table-cell table:style-name="ce42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46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46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46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38" office:value-type="string">
            <text:p>Plural</text:p>
          </table:table-cell>
          <table:table-cell table:style-name="ce42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46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46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46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38" office:value-type="string">
            <text:p>Objective</text:p>
          </table:table-cell>
          <table:table-cell table:style-name="ce42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o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40" office:value-type="string">
            <text:p>Plural</text:p>
          </table:table-cell>
          <table:table-cell table:style-name="ce43" table:number-columns-repeated="1023"/>
        </table:table-row>
        <table:table-row table:style-name="ro1">
          <table:table-cell office:value-type="string">
            <text:p>ne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h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vh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table:style-name="ce40" office:value-type="string">
            <text:p>Posesive</text:p>
          </table:table-cell>
          <table:table-cell table:style-name="ce43" table:number-columns-repeated="1023"/>
        </table:table-row>
        <table:table-row table:style-name="ro1">
          <table:table-cell office:value-type="string">
            <text:p>ma</text:p>
          </table:table-cell>
          <table:table-cell office:value-type="string">
            <text:p>mine</text:p>
          </table:table-cell>
          <table:table-cell table:number-columns-repeated="1022"/>
        </table:table-row>
        <table:table-row table:style-name="ro1">
          <table:table-cell office:value-type="string">
            <text:p>ta</text:p>
          </table:table-cell>
          <table:table-cell office:value-type="string">
            <text:p>yours</text:p>
          </table:table-cell>
          <table:table-cell table:number-columns-repeated="1022"/>
        </table:table-row>
        <table:table-row table:style-name="ro1">
          <table:table-cell office:value-type="string">
            <text:p>sa</text:p>
          </table:table-cell>
          <table:table-cell office:value-type="string">
            <text:p>his</text:p>
          </table:table-cell>
          <table:table-cell table:number-columns-repeated="1022"/>
        </table:table-row>
        <table:table-row table:style-name="ro1">
          <table:table-cell office:value-type="string">
            <text:p>na</text:p>
          </table:table-cell>
          <table:table-cell office:value-type="string">
            <text:p>ours</text:p>
          </table:table-cell>
          <table:table-cell table:number-columns-repeated="1022"/>
        </table:table-row>
        <table:table-row table:style-name="ro1">
          <table:table-cell office:value-type="string">
            <text:p>va</text:p>
          </table:table-cell>
          <table:table-cell office:value-type="string">
            <text:p>yours</text:p>
          </table:table-cell>
          <table:table-cell table:number-columns-repeated="1022"/>
        </table:table-row>
        <table:table-row table:style-name="ro1">
          <table:table-cell office:value-type="string">
            <text:p>za</text:p>
          </table:table-cell>
          <table:table-cell office:value-type="string">
            <text:p>theirs</text:p>
          </table:table-cell>
          <table:table-cell table:number-columns-repeated="1022"/>
        </table:table-row>
        <table:table-row table:style-name="ro1">
          <table:table-cell table:style-name="ce40" office:value-type="string">
            <text:p>Reflexiv</text:p>
          </table:table-cell>
          <table:table-cell table:style-name="ce43"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ucte" table:style-name="ta1" table:print="false"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row table:style-name="ro1">
          <table:table-cell table:style-name="ce47" office:value-type="string">
            <text:p>plural</text:p>
          </table:table-cell>
          <table:table-cell table:style-name="ce47" office:value-type="string">
            <text:p>singular</text:p>
          </table:table-cell>
          <table:table-cell table:style-name="ce47" office:value-type="string">
            <text:p>english</text:p>
          </table:table-cell>
          <table:table-cell table:style-name="ce47" office:value-type="string">
            <text:p>spanish</text:p>
          </table:table-cell>
          <table:table-cell table:style-name="ce47" office:value-type="string">
            <text:p>franch</text:p>
          </table:table-cell>
          <table:table-cell table:style-name="ce47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47" office:value-type="string">
            <text:p>maj</text:p>
          </table:table-cell>
          <table:table-cell table:style-name="ce47" office:value-type="string">
            <text:p>english</text:p>
          </table:table-cell>
          <table:table-cell table:style-name="ce47" office:value-type="string">
            <text:p>spanish</text:p>
          </table:table-cell>
          <table:table-cell table:style-name="ce47" office:value-type="string">
            <text:p>franch</text:p>
          </table:table-cell>
          <table:table-cell table:style-name="ce47" office:value-type="string">
            <text:p>italian</text:p>
          </table:table-cell>
          <table:table-cell table:style-name="ce47" office:value-type="string">
            <text:p>romanian</text:p>
          </table:table-cell>
          <table:table-cell table:style-name="ce48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4" table:default-cell-style-name="Default"/>
        <table:table-column table:style-name="co1" table:default-cell-style-name="Default"/>
        <table:table-column table:style-name="co1" table:default-cell-style-name="ce39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row table:style-name="ro1">
          <table:table-cell table:style-name="ce49" office:value-type="string">
            <text:p>Numeral</text:p>
          </table:table-cell>
          <table:table-cell table:style-name="ce49" office:value-type="string">
            <text:p>DWO</text:p>
          </table:table-cell>
          <table:table-cell table:style-name="ce52" office:value-type="string">
            <text:p>Maj</text:p>
          </table:table-cell>
          <table:table-cell table:style-name="ce49" office:value-type="string">
            <text:p>English</text:p>
          </table:table-cell>
          <table:table-cell table:style-name="ce49" office:value-type="string">
            <text:p>Spanish</text:p>
          </table:table-cell>
          <table:table-cell table:style-name="ce49" office:value-type="string">
            <text:p>Franch</text:p>
          </table:table-cell>
          <table:table-cell table:style-name="ce49" office:value-type="string">
            <text:p>Italian</text:p>
          </table:table-cell>
          <table:table-cell table:style-name="ce49" office:value-type="string">
            <text:p>Latin</text:p>
          </table:table-cell>
          <table:table-cell table:style-name="ce49" office:value-type="string">
            <text:p>Romanian</text:p>
          </table:table-cell>
          <table:table-cell table:style-name="ce49" office:value-type="string">
            <text:p>German</text:p>
          </table:table-cell>
        </table:table-row>
        <table:table-row table:style-name="ro1">
          <table:table-cell table:style-name="ce50" office:value-type="float" office:value="0">
            <text:p>0</text:p>
          </table:table-cell>
          <table:table-cell table:style-name="ce50" office:value-type="string">
            <text:p>ny</text:p>
          </table:table-cell>
          <table:table-cell table:style-name="ce53" office:value-type="string">
            <text:p>nyl</text:p>
          </table:table-cell>
          <table:table-cell table:style-name="ce55" office:value-type="string">
            <text:p>zero</text:p>
          </table:table-cell>
          <table:table-cell table:style-name="ce55" office:value-type="string">
            <text:p>cero</text:p>
          </table:table-cell>
          <table:table-cell table:style-name="ce55" office:value-type="string">
            <text:p>zéro</text:p>
          </table:table-cell>
          <table:table-cell table:style-name="ce55" office:value-type="string">
            <text:p>nulla</text:p>
          </table:table-cell>
          <table:table-cell table:style-name="ce55" office:value-type="string">
            <text:p>null</text:p>
          </table:table-cell>
          <table:table-cell table:style-name="ce55" office:value-type="string">
            <text:p>zero</text:p>
          </table:table-cell>
          <table:table-cell table:style-name="ce55" office:value-type="string">
            <text:p>null</text:p>
          </table:table-cell>
        </table:table-row>
        <table:table-row table:style-name="ro1">
          <table:table-cell table:style-name="ce50" office:value-type="float" office:value="1">
            <text:p>1</text:p>
          </table:table-cell>
          <table:table-cell table:style-name="ce50" office:value-type="string">
            <text:p>un</text:p>
          </table:table-cell>
          <table:table-cell table:style-name="ce53" office:value-type="string">
            <text:p>una</text:p>
          </table:table-cell>
          <table:table-cell table:style-name="ce56" office:value-type="string">
            <text:p>one</text:p>
          </table:table-cell>
          <table:table-cell table:style-name="ce56" office:value-type="string">
            <text:p>uno</text:p>
          </table:table-cell>
          <table:table-cell table:style-name="ce56" office:value-type="string">
            <text:p>un</text:p>
          </table:table-cell>
          <table:table-cell table:style-name="ce56" office:value-type="string">
            <text:p>uno</text:p>
          </table:table-cell>
          <table:table-cell table:style-name="ce56" office:value-type="string">
            <text:p>unum</text:p>
          </table:table-cell>
          <table:table-cell table:style-name="ce56" office:value-type="string">
            <text:p>unu</text:p>
          </table:table-cell>
          <table:table-cell table:style-name="ce56" office:value-type="string">
            <text:p>ein</text:p>
          </table:table-cell>
        </table:table-row>
        <table:table-row table:style-name="ro1">
          <table:table-cell table:style-name="ce50" office:value-type="float" office:value="2">
            <text:p>2</text:p>
          </table:table-cell>
          <table:table-cell table:style-name="ce50" office:value-type="string">
            <text:p>du</text:p>
          </table:table-cell>
          <table:table-cell table:style-name="ce53" office:value-type="string">
            <text:p>dua</text:p>
          </table:table-cell>
          <table:table-cell table:style-name="ce56" office:value-type="string">
            <text:p>two</text:p>
          </table:table-cell>
          <table:table-cell table:style-name="ce56" office:value-type="string">
            <text:p>dos</text:p>
          </table:table-cell>
          <table:table-cell table:style-name="ce56" office:value-type="string">
            <text:p>deux</text:p>
          </table:table-cell>
          <table:table-cell table:style-name="ce56" office:value-type="string">
            <text:p>due</text:p>
          </table:table-cell>
          <table:table-cell table:style-name="ce56" office:value-type="string">
            <text:p>duo</text:p>
          </table:table-cell>
          <table:table-cell table:style-name="ce56" office:value-type="string">
            <text:p>doi</text:p>
          </table:table-cell>
          <table:table-cell table:style-name="ce56" office:value-type="string">
            <text:p>zwei</text:p>
          </table:table-cell>
        </table:table-row>
        <table:table-row table:style-name="ro1">
          <table:table-cell table:style-name="ce50" office:value-type="float" office:value="3">
            <text:p>3</text:p>
          </table:table-cell>
          <table:table-cell table:style-name="ce50" office:value-type="string">
            <text:p>re</text:p>
          </table:table-cell>
          <table:table-cell table:style-name="ce53" office:value-type="string">
            <text:p>rea</text:p>
          </table:table-cell>
          <table:table-cell table:style-name="ce56" office:value-type="string">
            <text:p>three</text:p>
          </table:table-cell>
          <table:table-cell table:style-name="ce56" office:value-type="string">
            <text:p>tres</text:p>
          </table:table-cell>
          <table:table-cell table:style-name="ce56" office:value-type="string">
            <text:p>trois</text:p>
          </table:table-cell>
          <table:table-cell table:style-name="ce56" office:value-type="string">
            <text:p>tre</text:p>
          </table:table-cell>
          <table:table-cell table:style-name="ce56" office:value-type="string">
            <text:p>tribus</text:p>
          </table:table-cell>
          <table:table-cell table:style-name="ce56" office:value-type="string">
            <text:p>trei</text:p>
          </table:table-cell>
          <table:table-cell table:style-name="ce56" office:value-type="string">
            <text:p>drei</text:p>
          </table:table-cell>
        </table:table-row>
        <table:table-row table:style-name="ro1">
          <table:table-cell table:style-name="ce50" office:value-type="float" office:value="4">
            <text:p>4</text:p>
          </table:table-cell>
          <table:table-cell table:style-name="ce50" office:value-type="string">
            <text:p>qe</text:p>
          </table:table-cell>
          <table:table-cell table:style-name="ce53" office:value-type="string">
            <text:p>qua</text:p>
          </table:table-cell>
          <table:table-cell table:style-name="ce56" office:value-type="string">
            <text:p>four</text:p>
          </table:table-cell>
          <table:table-cell table:style-name="ce56" office:value-type="string">
            <text:p>cuatro</text:p>
          </table:table-cell>
          <table:table-cell table:style-name="ce56" office:value-type="string">
            <text:p>quatre</text:p>
          </table:table-cell>
          <table:table-cell table:style-name="ce56" office:value-type="string">
            <text:p>quattro</text:p>
          </table:table-cell>
          <table:table-cell table:style-name="ce56" office:value-type="string">
            <text:p>quattuor</text:p>
          </table:table-cell>
          <table:table-cell table:style-name="ce56" office:value-type="string">
            <text:p>patru</text:p>
          </table:table-cell>
          <table:table-cell table:style-name="ce56" office:value-type="string">
            <text:p>vier</text:p>
          </table:table-cell>
        </table:table-row>
        <table:table-row table:style-name="ro1">
          <table:table-cell table:style-name="ce50" office:value-type="float" office:value="5">
            <text:p>5</text:p>
          </table:table-cell>
          <table:table-cell table:style-name="ce50" office:value-type="string">
            <text:p>fe</text:p>
          </table:table-cell>
          <table:table-cell table:style-name="ce53" office:value-type="string">
            <text:p>fea</text:p>
          </table:table-cell>
          <table:table-cell table:style-name="ce56" office:value-type="string">
            <text:p>five</text:p>
          </table:table-cell>
          <table:table-cell table:style-name="ce56" office:value-type="string">
            <text:p>cinco</text:p>
          </table:table-cell>
          <table:table-cell table:style-name="ce56" office:value-type="string">
            <text:p>cinq</text:p>
          </table:table-cell>
          <table:table-cell table:style-name="ce56" office:value-type="string">
            <text:p>cinque</text:p>
          </table:table-cell>
          <table:table-cell table:style-name="ce56" office:value-type="string">
            <text:p>quinque</text:p>
          </table:table-cell>
          <table:table-cell table:style-name="ce56" office:value-type="string">
            <text:p>cinci</text:p>
          </table:table-cell>
          <table:table-cell table:style-name="ce56" office:value-type="string">
            <text:p>fünf</text:p>
          </table:table-cell>
        </table:table-row>
        <table:table-row table:style-name="ro1">
          <table:table-cell table:style-name="ce50" office:value-type="float" office:value="6">
            <text:p>6</text:p>
          </table:table-cell>
          <table:table-cell table:style-name="ce50" office:value-type="string">
            <text:p>ze</text:p>
          </table:table-cell>
          <table:table-cell table:style-name="ce53" office:value-type="string">
            <text:p>zea</text:p>
          </table:table-cell>
          <table:table-cell table:style-name="ce56" office:value-type="string">
            <text:p>six</text:p>
          </table:table-cell>
          <table:table-cell table:style-name="ce56" office:value-type="string">
            <text:p>seis</text:p>
          </table:table-cell>
          <table:table-cell table:style-name="ce56" office:value-type="string">
            <text:p>six</text:p>
          </table:table-cell>
          <table:table-cell table:style-name="ce56" office:value-type="string">
            <text:p>sei</text:p>
          </table:table-cell>
          <table:table-cell table:style-name="ce56" office:value-type="string">
            <text:p>sex</text:p>
          </table:table-cell>
          <table:table-cell table:style-name="ce56" office:value-type="string">
            <text:p>sase</text:p>
          </table:table-cell>
          <table:table-cell table:style-name="ce56" office:value-type="string">
            <text:p>sechs</text:p>
          </table:table-cell>
        </table:table-row>
        <table:table-row table:style-name="ro1">
          <table:table-cell table:style-name="ce50" office:value-type="float" office:value="7">
            <text:p>7</text:p>
          </table:table-cell>
          <table:table-cell table:style-name="ce50" office:value-type="string">
            <text:p>xe</text:p>
          </table:table-cell>
          <table:table-cell table:style-name="ce53" office:value-type="string">
            <text:p>xea</text:p>
          </table:table-cell>
          <table:table-cell table:style-name="ce56" office:value-type="string">
            <text:p>seven</text:p>
          </table:table-cell>
          <table:table-cell table:style-name="ce56" office:value-type="string">
            <text:p>siete</text:p>
          </table:table-cell>
          <table:table-cell table:style-name="ce56" office:value-type="string">
            <text:p>sept</text:p>
          </table:table-cell>
          <table:table-cell table:style-name="ce56" office:value-type="string">
            <text:p>sette</text:p>
          </table:table-cell>
          <table:table-cell table:style-name="ce56" office:value-type="string">
            <text:p>septem</text:p>
          </table:table-cell>
          <table:table-cell table:style-name="ce56" office:value-type="string">
            <text:p>şapte</text:p>
          </table:table-cell>
          <table:table-cell table:style-name="ce56" office:value-type="string">
            <text:p>sieben</text:p>
          </table:table-cell>
        </table:table-row>
        <table:table-row table:style-name="ro1">
          <table:table-cell table:style-name="ce50" office:value-type="float" office:value="8">
            <text:p>8</text:p>
          </table:table-cell>
          <table:table-cell table:style-name="ce50" office:value-type="string">
            <text:p>ok</text:p>
          </table:table-cell>
          <table:table-cell table:style-name="ce53" office:value-type="string">
            <text:p>oka</text:p>
          </table:table-cell>
          <table:table-cell table:style-name="ce56" office:value-type="string">
            <text:p>eight</text:p>
          </table:table-cell>
          <table:table-cell table:style-name="ce56" office:value-type="string">
            <text:p>ocho</text:p>
          </table:table-cell>
          <table:table-cell table:style-name="ce56" office:value-type="string">
            <text:p>huit</text:p>
          </table:table-cell>
          <table:table-cell table:style-name="ce56" office:value-type="string">
            <text:p>otto</text:p>
          </table:table-cell>
          <table:table-cell table:style-name="ce56" office:value-type="string">
            <text:p>octo</text:p>
          </table:table-cell>
          <table:table-cell table:style-name="ce56" office:value-type="string">
            <text:p>opta</text:p>
          </table:table-cell>
          <table:table-cell table:style-name="ce56" office:value-type="string">
            <text:p>acht</text:p>
          </table:table-cell>
        </table:table-row>
        <table:table-row table:style-name="ro1">
          <table:table-cell table:style-name="ce50" office:value-type="float" office:value="9">
            <text:p>9</text:p>
          </table:table-cell>
          <table:table-cell table:style-name="ce50" office:value-type="string">
            <text:p>no</text:p>
          </table:table-cell>
          <table:table-cell table:style-name="ce53" office:value-type="string">
            <text:p>noa</text:p>
          </table:table-cell>
          <table:table-cell table:style-name="ce56" office:value-type="string">
            <text:p>nine</text:p>
          </table:table-cell>
          <table:table-cell table:style-name="ce56" office:value-type="string">
            <text:p>nuevo</text:p>
          </table:table-cell>
          <table:table-cell table:style-name="ce56" office:value-type="string">
            <text:p>nouveau</text:p>
          </table:table-cell>
          <table:table-cell table:style-name="ce56" office:value-type="string">
            <text:p>nuovo</text:p>
          </table:table-cell>
          <table:table-cell table:style-name="ce56" office:value-type="string">
            <text:p>novum</text:p>
          </table:table-cell>
          <table:table-cell table:style-name="ce56" office:value-type="string">
            <text:p>noua</text:p>
          </table:table-cell>
          <table:table-cell table:style-name="ce56" office:value-type="string">
            <text:p>neu</text:p>
          </table:table-cell>
        </table:table-row>
        <table:table-row table:style-name="ro1">
          <table:table-cell table:style-name="ce51" office:value-type="float" office:value="10">
            <text:p>10</text:p>
          </table:table-cell>
          <table:table-cell table:style-name="ce51"/>
          <table:table-cell table:style-name="ce54" office:value-type="string">
            <text:p>un'cin</text:p>
          </table:table-cell>
          <table:table-cell table:style-name="ce57" office:value-type="string">
            <text:p>cin</text:p>
          </table:table-cell>
          <table:table-cell table:style-name="ce57" office:value-type="string">
            <text:p>diez</text:p>
          </table:table-cell>
          <table:table-cell table:style-name="ce57" office:value-type="string">
            <text:p>dix</text:p>
          </table:table-cell>
          <table:table-cell table:style-name="ce57" office:value-type="string">
            <text:p>dieci</text:p>
          </table:table-cell>
          <table:table-cell table:style-name="ce57" office:value-type="string">
            <text:p>decem</text:p>
          </table:table-cell>
          <table:table-cell table:style-name="ce57" office:value-type="string">
            <text:p>zece</text:p>
          </table:table-cell>
          <table:table-cell table:style-name="ce57" office:value-type="string">
            <text:p>zehn</text:p>
          </table:table-cell>
        </table:table-row>
        <table:table-row table:style-name="ro1">
          <table:table-cell table:style-name="ce51" office:value-type="float" office:value="20">
            <text:p>20</text:p>
          </table:table-cell>
          <table:table-cell table:style-name="ce51"/>
          <table:table-cell table:style-name="ce54" office:value-type="string">
            <text:p>du'cin</text:p>
          </table:table-cell>
          <table:table-cell table:style-name="ce57" office:value-type="string">
            <text:p>twentieth</text:p>
          </table:table-cell>
          <table:table-cell table:style-name="ce57" office:value-type="string">
            <text:p>veinte</text:p>
          </table:table-cell>
          <table:table-cell table:style-name="ce57" office:value-type="string">
            <text:p>vingt</text:p>
          </table:table-cell>
          <table:table-cell table:style-name="ce57" office:value-type="string">
            <text:p>venti</text:p>
          </table:table-cell>
          <table:table-cell table:style-name="ce57" office:value-type="string">
            <text:p>viginti</text:p>
          </table:table-cell>
          <table:table-cell table:style-name="ce57" office:value-type="string">
            <text:p>douăzeci</text:p>
          </table:table-cell>
          <table:table-cell table:style-name="ce57" office:value-type="string">
            <text:p>zwanzig</text:p>
          </table:table-cell>
        </table:table-row>
        <table:table-row table:style-name="ro1">
          <table:table-cell table:style-name="ce51" office:value-type="float" office:value="30">
            <text:p>30</text:p>
          </table:table-cell>
          <table:table-cell table:style-name="ce51"/>
          <table:table-cell table:style-name="ce54" office:value-type="string">
            <text:p>re'cin</text:p>
          </table:table-cell>
          <table:table-cell table:style-name="ce57" office:value-type="string">
            <text:p>thirtieth</text:p>
          </table:table-cell>
          <table:table-cell table:style-name="ce57" office:value-type="string">
            <text:p>treinta</text:p>
          </table:table-cell>
          <table:table-cell table:style-name="ce57" office:value-type="string">
            <text:p>trente</text:p>
          </table:table-cell>
          <table:table-cell table:style-name="ce57" office:value-type="string">
            <text:p>trenta</text:p>
          </table:table-cell>
          <table:table-cell table:style-name="ce57" office:value-type="string">
            <text:p>triginta</text:p>
          </table:table-cell>
          <table:table-cell table:style-name="ce57" office:value-type="string">
            <text:p>treizeci</text:p>
          </table:table-cell>
          <table:table-cell table:style-name="ce57" office:value-type="string">
            <text:p>dreißig</text:p>
          </table:table-cell>
        </table:table-row>
        <table:table-row table:style-name="ro1">
          <table:table-cell table:style-name="ce51" office:value-type="float" office:value="40">
            <text:p>40</text:p>
          </table:table-cell>
          <table:table-cell table:style-name="ce51"/>
          <table:table-cell table:style-name="ce54" office:value-type="string">
            <text:p>qu'cin</text:p>
          </table:table-cell>
          <table:table-cell table:style-name="ce57" office:value-type="string">
            <text:p>forty</text:p>
          </table:table-cell>
          <table:table-cell table:style-name="ce57" office:value-type="string">
            <text:p>cuarenta</text:p>
          </table:table-cell>
          <table:table-cell table:style-name="ce57" office:value-type="string">
            <text:p>quarante</text:p>
          </table:table-cell>
          <table:table-cell table:style-name="ce57" office:value-type="string">
            <text:p>quaranta</text:p>
          </table:table-cell>
          <table:table-cell table:style-name="ce57" office:value-type="string">
            <text:p>quadraginta</text:p>
          </table:table-cell>
          <table:table-cell table:style-name="ce57" office:value-type="string">
            <text:p>patruzeci</text:p>
          </table:table-cell>
          <table:table-cell table:style-name="ce57" office:value-type="string">
            <text:p>vierzig</text:p>
          </table:table-cell>
        </table:table-row>
        <table:table-row table:style-name="ro1">
          <table:table-cell table:style-name="ce51" office:value-type="float" office:value="50">
            <text:p>50</text:p>
          </table:table-cell>
          <table:table-cell table:style-name="ce51"/>
          <table:table-cell table:style-name="ce54" office:value-type="string">
            <text:p>pe'cin</text:p>
          </table:table-cell>
          <table:table-cell table:style-name="ce57" office:value-type="string">
            <text:p>fifty</text:p>
          </table:table-cell>
          <table:table-cell table:style-name="ce57" office:value-type="string">
            <text:p>cincuenta</text:p>
          </table:table-cell>
          <table:table-cell table:style-name="ce57" office:value-type="string">
            <text:p>cinquante</text:p>
          </table:table-cell>
          <table:table-cell table:style-name="ce57" office:value-type="string">
            <text:p>cinquanta</text:p>
          </table:table-cell>
          <table:table-cell table:style-name="ce57" office:value-type="string">
            <text:p>quinquaginta</text:p>
          </table:table-cell>
          <table:table-cell table:style-name="ce57" office:value-type="string">
            <text:p>cincizeci</text:p>
          </table:table-cell>
          <table:table-cell table:style-name="ce57" office:value-type="string">
            <text:p>fünfzig</text:p>
          </table:table-cell>
        </table:table-row>
        <table:table-row table:style-name="ro1">
          <table:table-cell table:style-name="ce51" office:value-type="float" office:value="60">
            <text:p>60</text:p>
          </table:table-cell>
          <table:table-cell table:style-name="ce51"/>
          <table:table-cell table:style-name="ce54" office:value-type="string">
            <text:p>se'cin</text:p>
          </table:table-cell>
          <table:table-cell table:style-name="ce57" office:value-type="string">
            <text:p>sixty</text:p>
          </table:table-cell>
          <table:table-cell table:style-name="ce57" office:value-type="string">
            <text:p>sesenta</text:p>
          </table:table-cell>
          <table:table-cell table:style-name="ce57" office:value-type="string">
            <text:p>soixante</text:p>
          </table:table-cell>
          <table:table-cell table:style-name="ce57" office:value-type="string">
            <text:p>sessanta</text:p>
          </table:table-cell>
          <table:table-cell table:style-name="ce57" office:value-type="string">
            <text:p>sexaginta</text:p>
          </table:table-cell>
          <table:table-cell table:style-name="ce57" office:value-type="string">
            <text:p>saizeci</text:p>
          </table:table-cell>
          <table:table-cell table:style-name="ce57" office:value-type="string">
            <text:p>sechzig</text:p>
          </table:table-cell>
        </table:table-row>
        <table:table-row table:style-name="ro1">
          <table:table-cell table:style-name="ce51" office:value-type="float" office:value="70">
            <text:p>70</text:p>
          </table:table-cell>
          <table:table-cell table:style-name="ce51"/>
          <table:table-cell table:style-name="ce54" office:value-type="string">
            <text:p>xe'cin</text:p>
          </table:table-cell>
          <table:table-cell table:style-name="ce57" office:value-type="string">
            <text:p>seventy</text:p>
          </table:table-cell>
          <table:table-cell table:style-name="ce57" office:value-type="string">
            <text:p>setenta</text:p>
          </table:table-cell>
          <table:table-cell table:style-name="ce57" office:value-type="string">
            <text:p>soixante-dix</text:p>
          </table:table-cell>
          <table:table-cell table:style-name="ce57" office:value-type="string">
            <text:p>settanta</text:p>
          </table:table-cell>
          <table:table-cell table:style-name="ce57" office:value-type="string">
            <text:p>septuaginta</text:p>
          </table:table-cell>
          <table:table-cell table:style-name="ce57" office:value-type="string">
            <text:p>saptezeci</text:p>
          </table:table-cell>
          <table:table-cell table:style-name="ce57" office:value-type="string">
            <text:p>siebzig</text:p>
          </table:table-cell>
        </table:table-row>
        <table:table-row table:style-name="ro1">
          <table:table-cell table:style-name="ce51" office:value-type="float" office:value="80">
            <text:p>80</text:p>
          </table:table-cell>
          <table:table-cell table:style-name="ce51"/>
          <table:table-cell table:style-name="ce54" office:value-type="string">
            <text:p>ok'cin</text:p>
          </table:table-cell>
          <table:table-cell table:style-name="ce57" office:value-type="string">
            <text:p>eighty</text:p>
          </table:table-cell>
          <table:table-cell table:style-name="ce57" office:value-type="string">
            <text:p>ochenta</text:p>
          </table:table-cell>
          <table:table-cell table:style-name="ce57" office:value-type="string">
            <text:p>quatre-vingt</text:p>
          </table:table-cell>
          <table:table-cell table:style-name="ce57" office:value-type="string">
            <text:p>ottanta</text:p>
          </table:table-cell>
          <table:table-cell table:style-name="ce57" office:value-type="string">
            <text:p>octoginta</text:p>
          </table:table-cell>
          <table:table-cell table:style-name="ce57" office:value-type="string">
            <text:p>optzeci</text:p>
          </table:table-cell>
          <table:table-cell table:style-name="ce57" office:value-type="string">
            <text:p>achtzig</text:p>
          </table:table-cell>
        </table:table-row>
        <table:table-row table:style-name="ro1">
          <table:table-cell table:style-name="ce51" office:value-type="float" office:value="90">
            <text:p>90</text:p>
          </table:table-cell>
          <table:table-cell table:style-name="ce51"/>
          <table:table-cell table:style-name="ce54" office:value-type="string">
            <text:p>no'cin</text:p>
          </table:table-cell>
          <table:table-cell table:style-name="ce57" office:value-type="string">
            <text:p>ninety</text:p>
          </table:table-cell>
          <table:table-cell table:style-name="ce57" office:value-type="string">
            <text:p>noventa</text:p>
          </table:table-cell>
          <table:table-cell table:style-name="ce57" office:value-type="string">
            <text:p>quatre-vingt dix</text:p>
          </table:table-cell>
          <table:table-cell table:style-name="ce57" office:value-type="string">
            <text:p>novanta</text:p>
          </table:table-cell>
          <table:table-cell table:style-name="ce57" office:value-type="string">
            <text:p>nonaginta</text:p>
          </table:table-cell>
          <table:table-cell table:style-name="ce57" office:value-type="string">
            <text:p>nouazeci</text:p>
          </table:table-cell>
          <table:table-cell table:style-name="ce57" office:value-type="string">
            <text:p>neunzig</text:p>
          </table:table-cell>
        </table:table-row>
        <table:table-row table:style-name="ro1">
          <table:table-cell table:style-name="ce51" office:value-type="float" office:value="100">
            <text:p>100</text:p>
          </table:table-cell>
          <table:table-cell table:style-name="ce51"/>
          <table:table-cell table:style-name="ce54" office:value-type="string">
            <text:p>qen</text:p>
          </table:table-cell>
          <table:table-cell table:style-name="ce57" office:value-type="string">
            <text:p>hundred</text:p>
          </table:table-cell>
          <table:table-cell table:style-name="ce57" office:value-type="string">
            <text:p>cien</text:p>
          </table:table-cell>
          <table:table-cell table:style-name="ce57" office:value-type="string">
            <text:p>cent</text:p>
          </table:table-cell>
          <table:table-cell table:style-name="ce57" office:value-type="string">
            <text:p>cento</text:p>
          </table:table-cell>
          <table:table-cell table:style-name="ce57" office:value-type="string">
            <text:p>centum</text:p>
          </table:table-cell>
          <table:table-cell table:style-name="ce57" office:value-type="string">
            <text:p>o sută</text:p>
          </table:table-cell>
          <table:table-cell table:style-name="ce57" office:value-type="string">
            <text:p>ein hundert</text:p>
          </table:table-cell>
        </table:table-row>
        <table:table-row table:style-name="ro1">
          <table:table-cell table:style-name="ce51" office:value-type="float" office:value="1000">
            <text:p>1000</text:p>
          </table:table-cell>
          <table:table-cell table:style-name="ce51"/>
          <table:table-cell table:style-name="ce54" office:value-type="string">
            <text:p>myl</text:p>
          </table:table-cell>
          <table:table-cell table:style-name="ce57" office:value-type="string">
            <text:p>a thousand</text:p>
          </table:table-cell>
          <table:table-cell table:style-name="ce57" office:value-type="string">
            <text:p>o yo</text:p>
          </table:table-cell>
          <table:table-cell table:style-name="ce57" office:value-type="string">
            <text:p>o moi</text:p>
          </table:table-cell>
          <table:table-cell table:style-name="ce57" office:value-type="string">
            <text:p>o io</text:p>
          </table:table-cell>
          <table:table-cell table:style-name="ce57" office:value-type="string">
            <text:p>milia</text:p>
          </table:table-cell>
          <table:table-cell table:style-name="ce57" office:value-type="string">
            <text:p>o mie</text:p>
          </table:table-cell>
          <table:table-cell table:style-name="ce57" office:value-type="string">
            <text:p>o ich</text:p>
          </table:table-cell>
        </table:table-row>
        <table:table-row table:style-name="ro1">
          <table:table-cell table:style-name="ce51" office:value-type="float" office:value="1000000">
            <text:p>1000000</text:p>
          </table:table-cell>
          <table:table-cell table:style-name="ce51"/>
          <table:table-cell table:style-name="ce54" office:value-type="string">
            <text:p>mon</text:p>
          </table:table-cell>
          <table:table-cell table:style-name="ce57" office:value-type="string">
            <text:p>million</text:p>
          </table:table-cell>
          <table:table-cell table:style-name="ce57" office:value-type="string">
            <text:p>un millon</text:p>
          </table:table-cell>
          <table:table-cell table:style-name="ce57" office:value-type="string">
            <text:p>un million</text:p>
          </table:table-cell>
          <table:table-cell table:style-name="ce57" office:value-type="string">
            <text:p>un milione</text:p>
          </table:table-cell>
          <table:table-cell table:style-name="ce57"/>
          <table:table-cell table:style-name="ce57" office:value-type="string">
            <text:p>un milion</text:p>
          </table:table-cell>
          <table:table-cell table:style-name="ce57" office:value-type="string">
            <text:p>eine Million</text:p>
          </table:table-cell>
        </table:table-row>
        <table:table-row table:style-name="ro1">
          <table:table-cell table:style-name="ce51" office:value-type="float" office:value="1000000000">
            <text:p>1000000000</text:p>
          </table:table-cell>
          <table:table-cell table:style-name="ce51"/>
          <table:table-cell table:style-name="ce54" office:value-type="string">
            <text:p>byl</text:p>
          </table:table-cell>
          <table:table-cell table:number-columns-repeated="2" table:style-name="ce57" office:value-type="string">
            <text:p>bilion</text:p>
          </table:table-cell>
          <table:table-cell table:style-name="ce57" office:value-type="string">
            <text:p>un miliard</text:p>
          </table:table-cell>
          <table:table-cell table:style-name="ce57" office:value-type="string">
            <text:p>bilion</text:p>
          </table:table-cell>
          <table:table-cell table:style-name="ce57"/>
          <table:table-cell table:style-name="ce57" office:value-type="string">
            <text:p>un miliard</text:p>
          </table:table-cell>
          <table:table-cell table:style-name="ce57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1" table:default-cell-style-name="Default"/>
        <table:table-column table:style-name="co17" table:default-cell-style-name="ce39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row table:style-name="ro1">
          <table:table-cell table:style-name="ce58" office:value-type="string">
            <text:p>semn</text:p>
          </table:table-cell>
          <table:table-cell table:style-name="ce59" office:value-type="string">
            <text:p>maj</text:p>
          </table:table-cell>
          <table:table-cell table:style-name="ce58" office:value-type="string">
            <text:p>english</text:p>
          </table:table-cell>
          <table:table-cell table:style-name="ce58" office:value-type="string">
            <text:p>Franch</text:p>
          </table:table-cell>
          <table:table-cell table:number-columns-repeated="3"/>
        </table:table-row>
        <table:table-row table:style-name="ro1">
          <table:table-cell office:value-type="string">
            <text:p>--</text:p>
          </table:table-cell>
          <table:table-cell office:value-type="string">
            <text:p>sao</text:p>
          </table:table-cell>
          <table:table-cell office:value-type="string">
            <text:p>Space</text:p>
          </table:table-cell>
          <table:table-cell office:value-type="string">
            <text:p>Espace</text:p>
          </table:table-cell>
          <table:table-cell table:number-columns-repeated="3"/>
        </table:table-row>
        <table:table-row table:style-name="ro1">
          <table:table-cell office:value-type="string">
            <text:p><text:s/>! </text:p>
          </table:table-cell>
          <table:table-cell office:value-type="string">
            <text:p>oha</text:p>
          </table:table-cell>
          <table:table-cell office:value-type="string">
            <text:p>Exclamation mark </text:p>
          </table:table-cell>
          <table:table-cell office:value-type="string">
            <text:p>Point d'exclamation</text:p>
          </table:table-cell>
          <table:table-cell table:number-columns-repeated="3"/>
        </table:table-row>
        <table:table-row table:style-name="ro1">
          <table:table-cell office:value-type="string">
            <text:p><text:s/>" </text:p>
          </table:table-cell>
          <table:table-cell office:value-type="string">
            <text:p>kma</text:p>
          </table:table-cell>
          <table:table-cell office:value-type="string">
            <text:p>Double quotes ; Quotation mark ; speech marks </text:p>
          </table:table-cell>
          <table:table-cell office:value-type="string">
            <text:p>Double citation ; Guillemet ; guillemets</text:p>
          </table:table-cell>
          <table:table-cell table:number-columns-repeated="3"/>
        </table:table-row>
        <table:table-row table:style-name="ro1">
          <table:table-cell office:value-type="string">
            <text:p><text:s/># </text:p>
          </table:table-cell>
          <table:table-cell office:value-type="string">
            <text:p>hax</text:p>
          </table:table-cell>
          <table:table-cell office:value-type="string">
            <text:p>Number sign </text:p>
          </table:table-cell>
          <table:table-cell office:value-type="string">
            <text:p>Signe de nombre</text:p>
          </table:table-cell>
          <table:table-cell table:number-columns-repeated="3"/>
        </table:table-row>
        <table:table-row table:style-name="ro1">
          <table:table-cell office:value-type="string">
            <text:p><text:s/>$ </text:p>
          </table:table-cell>
          <table:table-cell office:value-type="string">
            <text:p>xyo</text:p>
          </table:table-cell>
          <table:table-cell office:value-type="string">
            <text:p>Dollar sign </text:p>
          </table:table-cell>
          <table:table-cell office:value-type="string">
            <text:p>Signe dollar</text:p>
          </table:table-cell>
          <table:table-cell table:number-columns-repeated="3"/>
        </table:table-row>
        <table:table-row table:style-name="ro1">
          <table:table-cell office:value-type="string">
            <text:p><text:s/>% </text:p>
          </table:table-cell>
          <table:table-cell office:value-type="string">
            <text:p>qyo</text:p>
          </table:table-cell>
          <table:table-cell office:value-type="string">
            <text:p>Percent sign </text:p>
          </table:table-cell>
          <table:table-cell office:value-type="string">
            <text:p>Signe de pourcentage</text:p>
          </table:table-cell>
          <table:table-cell table:number-columns-repeated="3"/>
        </table:table-row>
        <table:table-row table:style-name="ro1">
          <table:table-cell office:value-type="string">
            <text:p><text:s/>&amp; </text:p>
          </table:table-cell>
          <table:table-cell office:value-type="string">
            <text:p>cyo</text:p>
          </table:table-cell>
          <table:table-cell office:value-type="string">
            <text:p>Ampersand</text:p>
          </table:table-cell>
          <table:table-cell office:value-type="string">
            <text:p>Esperluette</text:p>
          </table:table-cell>
          <table:table-cell table:number-columns-repeated="3"/>
        </table:table-row>
        <table:table-row table:style-name="ro1">
          <table:table-cell office:value-type="string">
            <text:p><text:s/>' </text:p>
          </table:table-cell>
          <table:table-cell office:value-type="string">
            <text:p>sma</text:p>
          </table:table-cell>
          <table:table-cell office:value-type="string">
            <text:p>Single quote or Apostrophe </text:p>
          </table:table-cell>
          <table:table-cell office:value-type="string">
            <text:p>Devis simple ou apostrophe</text:p>
          </table:table-cell>
          <table:table-cell table:number-columns-repeated="3"/>
        </table:table-row>
        <table:table-row table:style-name="ro1">
          <table:table-cell office:value-type="string">
            <text:p><text:s/>( </text:p>
          </table:table-cell>
          <table:table-cell office:value-type="string">
            <text:p>bro</text:p>
          </table:table-cell>
          <table:table-cell office:value-type="string">
            <text:p>round brackets or parentheses, opening round bracket </text:p>
          </table:table-cell>
          <table:table-cell office:value-type="string">
            <text:p>parenthèses ou parenthèses rondes</text:p>
          </table:table-cell>
          <table:table-cell table:number-columns-repeated="3"/>
        </table:table-row>
        <table:table-row table:style-name="ro1">
          <table:table-cell office:value-type="string">
            <text:p><text:s/>) </text:p>
          </table:table-cell>
          <table:table-cell office:value-type="string">
            <text:p>bru</text:p>
          </table:table-cell>
          <table:table-cell office:value-type="string">
            <text:p>parentheses or round brackets, closing parentheses </text:p>
          </table:table-cell>
          <table:table-cell office:value-type="string">
            <text:p>parenthèses ou parenthèses, parenthèses fermantes</text:p>
          </table:table-cell>
          <table:table-cell table:number-columns-repeated="3"/>
        </table:table-row>
        <table:table-row table:style-name="ro1">
          <table:table-cell office:value-type="string">
            <text:p><text:s/>* </text:p>
          </table:table-cell>
          <table:table-cell office:value-type="string">
            <text:p>ora</text:p>
          </table:table-cell>
          <table:table-cell office:value-type="string">
            <text:p>Asterisk </text:p>
          </table:table-cell>
          <table:table-cell office:value-type="string">
            <text:p>Astérisque</text:p>
          </table:table-cell>
          <table:table-cell table:number-columns-repeated="3"/>
        </table:table-row>
        <table:table-row table:style-name="ro1">
          <table:table-cell office:value-type="string">
            <text:p><text:s/>+ </text:p>
          </table:table-cell>
          <table:table-cell office:value-type="string">
            <text:p>pyo</text:p>
          </table:table-cell>
          <table:table-cell office:value-type="string">
            <text:p>Plus sign </text:p>
          </table:table-cell>
          <table:table-cell office:value-type="string">
            <text:p>Signe plus</text:p>
          </table:table-cell>
          <table:table-cell table:number-columns-repeated="3"/>
        </table:table-row>
        <table:table-row table:style-name="ro1"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  <table:table-cell office:value-type="string">
            <text:p>Virgule</text:p>
          </table:table-cell>
          <table:table-cell table:number-columns-repeated="3"/>
        </table:table-row>
        <table:table-row table:style-name="ro1">
          <table:table-cell office:value-type="string">
            <text:p><text:s/>- </text:p>
          </table:table-cell>
          <table:table-cell office:value-type="string">
            <text:p>myo</text:p>
          </table:table-cell>
          <table:table-cell office:value-type="string">
            <text:p>Hyphen , minus sign </text:p>
          </table:table-cell>
          <table:table-cell office:value-type="string">
            <text:p>Trait d'union, signe moins</text:p>
          </table:table-cell>
          <table:table-cell table:number-columns-repeated="3"/>
        </table:table-row>
        <table:table-row table:style-name="ro1">
          <table:table-cell office:value-type="string">
            <text:p><text:s/>. </text:p>
          </table:table-cell>
          <table:table-cell office:value-type="string">
            <text:p>opa</text:p>
          </table:table-cell>
          <table:table-cell office:value-type="string">
            <text:p>Dot, full stop </text:p>
          </table:table-cell>
          <table:table-cell office:value-type="string">
            <text:p>Point, point final</text:p>
          </table:table-cell>
          <table:table-cell table:number-columns-repeated="3"/>
        </table:table-row>
        <table:table-row table:style-name="ro1">
          <table:table-cell office:value-type="string">
            <text:p><text:s/>/ </text:p>
          </table:table-cell>
          <table:table-cell office:value-type="string">
            <text:p>rua</text:p>
          </table:table-cell>
          <table:table-cell office:value-type="string">
            <text:p>Slash , forward slash , fraction bar , division slash </text:p>
          </table:table-cell>
          <table:table-cell office:value-type="string">
            <text:p>Barre oblique, barre oblique, barre de fraction, barre oblique</text:p>
          </table:table-cell>
          <table:table-cell table:number-columns-repeated="3"/>
        </table:table-row>
        <table:table-row table:style-name="ro1">
          <table:table-cell office:value-type="string">
            <text:p><text:s/>: </text:p>
          </table:table-cell>
          <table:table-cell office:value-type="string">
            <text:p>epa</text:p>
          </table:table-cell>
          <table:table-cell office:value-type="string">
            <text:p>Colon </text:p>
          </table:table-cell>
          <table:table-cell office:value-type="string">
            <text:p>Côlon</text:p>
          </table:table-cell>
          <table:table-cell table:number-columns-repeated="3"/>
        </table:table-row>
        <table:table-row table:style-name="ro1">
          <table:table-cell office:value-type="string">
            <text:p><text:s/>; </text:p>
          </table:table-cell>
          <table:table-cell office:value-type="string">
            <text:p>eva</text:p>
          </table:table-cell>
          <table:table-cell office:value-type="string">
            <text:p>Semicolon </text:p>
          </table:table-cell>
          <table:table-cell office:value-type="string">
            <text:p>Point-virgule</text:p>
          </table:table-cell>
          <table:table-cell table:number-columns-repeated="3"/>
        </table:table-row>
        <table:table-row table:style-name="ro1">
          <table:table-cell office:value-type="string">
            <text:p><text:s/>&lt; </text:p>
          </table:table-cell>
          <table:table-cell office:value-type="string">
            <text:p>luo</text:p>
          </table:table-cell>
          <table:table-cell office:value-type="string">
            <text:p>Less-than sign </text:p>
          </table:table-cell>
          <table:table-cell office:value-type="string">
            <text:p>Moins que signe</text:p>
          </table:table-cell>
          <table:table-cell table:number-columns-repeated="3"/>
        </table:table-row>
        <table:table-row table:style-name="ro1">
          <table:table-cell office:value-type="string">
            <text:p><text:s/>= </text:p>
          </table:table-cell>
          <table:table-cell office:value-type="string">
            <text:p>eko</text:p>
          </table:table-cell>
          <table:table-cell office:value-type="string">
            <text:p>Equals sign </text:p>
          </table:table-cell>
          <table:table-cell office:value-type="string">
            <text:p>Signe égal</text:p>
          </table:table-cell>
          <table:table-cell table:number-columns-repeated="3"/>
        </table:table-row>
        <table:table-row table:style-name="ro1">
          <table:table-cell office:value-type="string">
            <text:p><text:s/>&gt; </text:p>
          </table:table-cell>
          <table:table-cell office:value-type="string">
            <text:p>gao</text:p>
          </table:table-cell>
          <table:table-cell office:value-type="string">
            <text:p>Greater-than sign ; Inequality </text:p>
          </table:table-cell>
          <table:table-cell office:value-type="string">
            <text:p>Plus grand que signe; Inégalité</text:p>
          </table:table-cell>
          <table:table-cell table:number-columns-repeated="3"/>
        </table:table-row>
        <table:table-row table:style-name="ro1">
          <table:table-cell office:value-type="string">
            <text:p><text:s/>? </text:p>
          </table:table-cell>
          <table:table-cell office:value-type="string">
            <text:p>uha</text:p>
          </table:table-cell>
          <table:table-cell office:value-type="string">
            <text:p>Question mark </text:p>
          </table:table-cell>
          <table:table-cell office:value-type="string">
            <text:p>Point d'interrogation</text:p>
          </table:table-cell>
          <table:table-cell table:number-columns-repeated="3"/>
        </table:table-row>
        <table:table-row table:style-name="ro1">
          <table:table-cell office:value-type="string">
            <text:p><text:s/>@ </text:p>
          </table:table-cell>
          <table:table-cell office:value-type="string">
            <text:p>ara</text:p>
          </table:table-cell>
          <table:table-cell office:value-type="string">
            <text:p>At sign </text:p>
          </table:table-cell>
          <table:table-cell office:value-type="string">
            <text:p>Arobase</text:p>
          </table:table-cell>
          <table:table-cell table:number-columns-repeated="3"/>
        </table:table-row>
        <table:table-row table:style-name="ro1">
          <table:table-cell office:value-type="string">
            <text:p>`()`</text:p>
          </table:table-cell>
          <table:table-cell table:style-name="ce60" office:value-type="string">
            <text:p>roda-bra</text:p>
          </table:table-cell>
          <table:table-cell office:value-type="string">
            <text:p>Round brackets </text:p>
          </table:table-cell>
          <table:table-cell office:value-type="string">
            <text:p>Crochets ronds</text:p>
          </table:table-cell>
          <table:table-cell table:number-columns-repeated="3"/>
        </table:table-row>
        <table:table-row table:style-name="ro1">
          <table:table-cell office:value-type="string">
            <text:p>`[]`</text:p>
          </table:table-cell>
          <table:table-cell table:style-name="ce60" office:value-type="string">
            <text:p>pora-bra</text:p>
          </table:table-cell>
          <table:table-cell office:value-type="string">
            <text:p>Square brackets </text:p>
          </table:table-cell>
          <table:table-cell office:value-type="string">
            <text:p>Crochets</text:p>
          </table:table-cell>
          <table:table-cell table:number-columns-repeated="3"/>
        </table:table-row>
        <table:table-row table:style-name="ro1">
          <table:table-cell office:value-type="string">
            <text:p>`{}`</text:p>
          </table:table-cell>
          <table:table-cell table:style-name="ce60" office:value-type="string">
            <text:p>kuva-bra</text:p>
          </table:table-cell>
          <table:table-cell office:value-type="string">
            <text:p>Curly brackets </text:p>
          </table:table-cell>
          <table:table-cell office:value-type="string">
            <text:p>Accolades</text:p>
          </table:table-cell>
          <table:table-cell table:number-columns-repeated="3"/>
        </table:table-row>
        <table:table-row table:style-name="ro1">
          <table:table-cell office:value-type="string">
            <text:p>(</text:p>
          </table:table-cell>
          <table:table-cell office:value-type="string">
            <text:p>goxa-roda</text:p>
          </table:table-cell>
          <table:table-cell table:number-columns-repeated="5"/>
        </table:table-row>
        <table:table-row table:style-name="ro1">
          <table:table-cell office:value-type="string">
            <text:p>)</text:p>
          </table:table-cell>
          <table:table-cell office:value-type="string">
            <text:p>dora-roda</text:p>
          </table:table-cell>
          <table:table-cell table:number-columns-repeated="5"/>
        </table:table-row>
        <table:table-row table:style-name="ro1">
          <table:table-cell office:value-type="string">
            <text:p>[</text:p>
          </table:table-cell>
          <table:table-cell office:value-type="string">
            <text:p>goxa-qura</text:p>
          </table:table-cell>
          <table:table-cell table:number-columns-repeated="5"/>
        </table:table-row>
        <table:table-row table:style-name="ro1">
          <table:table-cell office:value-type="string">
            <text:p>]</text:p>
          </table:table-cell>
          <table:table-cell office:value-type="string">
            <text:p>dora-qura</text:p>
          </table:table-cell>
          <table:table-cell table:number-columns-repeated="5"/>
        </table:table-row>
        <table:table-row table:style-name="ro1">
          <table:table-cell office:value-type="string">
            <text:p>{</text:p>
          </table:table-cell>
          <table:table-cell office:value-type="string">
            <text:p>goxa-bula</text:p>
          </table:table-cell>
          <table:table-cell table:number-columns-repeated="5"/>
        </table:table-row>
        <table:table-row table:style-name="ro1">
          <table:table-cell office:value-type="string">
            <text:p>}</text:p>
          </table:table-cell>
          <table:table-cell office:value-type="string">
            <text:p>dora-bula</text:p>
          </table:table-cell>
          <table:table-cell table:number-columns-repeated="5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9">11/29/2019</text:date>, <text:time>08:5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29T08:53:44.11</dc:date>
    <meta:editing-duration>P24DT8H26M43S</meta:editing-duration>
    <meta:editing-cycles>271</meta:editing-cycles>
    <meta:document-statistic meta:table-count="11" meta:cell-count="4619" meta:object-count="0"/>
  </office:meta>
</office:document-meta>
</file>